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2" manifest:media-type="application/vnd.oasis.opendocument.formula"/>
  <manifest:file-entry manifest:full-path="ObjectReplacements/Object 220" manifest:media-type=""/>
  <manifest:file-entry manifest:full-path="ObjectReplacements/Object 10" manifest:media-type="application/x-openoffice-gdimetafile;windows_formatname=&quot;GDIMetaFile&quot;"/>
  <manifest:file-entry manifest:full-path="ObjectReplacements/Object 165" manifest:media-type=""/>
  <manifest:file-entry manifest:full-path="ObjectReplacements/Object 166" manifest:media-type=""/>
  <manifest:file-entry manifest:full-path="ObjectReplacements/Object 11" manifest:media-type="application/x-openoffice-gdimetafile;windows_formatname=&quot;GDIMetaFile&quot;"/>
  <manifest:file-entry manifest:full-path="ObjectReplacements/Object 221" manifest:media-type=""/>
  <manifest:file-entry manifest:full-path="ObjectReplacements/Object 158" manifest:media-type=""/>
  <manifest:file-entry manifest:full-path="ObjectReplacements/Object 213" manifest:media-type=""/>
  <manifest:file-entry manifest:full-path="ObjectReplacements/Object 208" manifest:media-type=""/>
  <manifest:file-entry manifest:full-path="ObjectReplacements/Object 163" manifest:media-type=""/>
  <manifest:file-entry manifest:full-path="ObjectReplacements/Object 164" manifest:media-type=""/>
  <manifest:file-entry manifest:full-path="ObjectReplacements/Object 209" manifest:media-type=""/>
  <manifest:file-entry manifest:full-path="ObjectReplacements/Object 159" manifest:media-type=""/>
  <manifest:file-entry manifest:full-path="ObjectReplacements/Object 214" manifest:media-type=""/>
  <manifest:file-entry manifest:full-path="ObjectReplacements/Object 160" manifest:media-type=""/>
  <manifest:file-entry manifest:full-path="ObjectReplacements/Object 205" manifest:media-type=""/>
  <manifest:file-entry manifest:full-path="ObjectReplacements/Object 161" manifest:media-type=""/>
  <manifest:file-entry manifest:full-path="ObjectReplacements/Object 206" manifest:media-type=""/>
  <manifest:file-entry manifest:full-path="ObjectReplacements/Object 162" manifest:media-type=""/>
  <manifest:file-entry manifest:full-path="ObjectReplacements/Object 207" manifest:media-type=""/>
  <manifest:file-entry manifest:full-path="ObjectReplacements/Object 167" manifest:media-type=""/>
  <manifest:file-entry manifest:full-path="ObjectReplacements/Object 168" manifest:media-type=""/>
  <manifest:file-entry manifest:full-path="ObjectReplacements/Object 169" manifest:media-type=""/>
  <manifest:file-entry manifest:full-path="ObjectReplacements/Object 170" manifest:media-type=""/>
  <manifest:file-entry manifest:full-path="ObjectReplacements/Object 215" manifest:media-type=""/>
  <manifest:file-entry manifest:full-path="ObjectReplacements/Object 171" manifest:media-type=""/>
  <manifest:file-entry manifest:full-path="ObjectReplacements/Object 216" manifest:media-type=""/>
  <manifest:file-entry manifest:full-path="ObjectReplacements/Object 172" manifest:media-type=""/>
  <manifest:file-entry manifest:full-path="ObjectReplacements/Object 217" manifest:media-type=""/>
  <manifest:file-entry manifest:full-path="ObjectReplacements/Object 173" manifest:media-type=""/>
  <manifest:file-entry manifest:full-path="ObjectReplacements/Object 218" manifest:media-type=""/>
  <manifest:file-entry manifest:full-path="ObjectReplacements/Object 174" manifest:media-type=""/>
  <manifest:file-entry manifest:full-path="ObjectReplacements/Object 219" manifest:media-type=""/>
  <manifest:file-entry manifest:full-path="ObjectReplacements/Object 175" manifest:media-type=""/>
  <manifest:file-entry manifest:full-path="ObjectReplacements/Object 176" manifest:media-type=""/>
  <manifest:file-entry manifest:full-path="ObjectReplacements/Object 177" manifest:media-type=""/>
  <manifest:file-entry manifest:full-path="ObjectReplacements/Object 178" manifest:media-type=""/>
  <manifest:file-entry manifest:full-path="ObjectReplacements/Object 179" manifest:media-type=""/>
  <manifest:file-entry manifest:full-path="ObjectReplacements/Object 180" manifest:media-type=""/>
  <manifest:file-entry manifest:full-path="ObjectReplacements/Object 181" manifest:media-type=""/>
  <manifest:file-entry manifest:full-path="ObjectReplacements/Object 182" manifest:media-type=""/>
  <manifest:file-entry manifest:full-path="ObjectReplacements/Object 183" manifest:media-type=""/>
  <manifest:file-entry manifest:full-path="ObjectReplacements/Object 184" manifest:media-type=""/>
  <manifest:file-entry manifest:full-path="ObjectReplacements/Object 185" manifest:media-type=""/>
  <manifest:file-entry manifest:full-path="ObjectReplacements/Object 186" manifest:media-type=""/>
  <manifest:file-entry manifest:full-path="ObjectReplacements/Object 187" manifest:media-type=""/>
  <manifest:file-entry manifest:full-path="ObjectReplacements/Object 188" manifest:media-type=""/>
  <manifest:file-entry manifest:full-path="ObjectReplacements/Object 189" manifest:media-type=""/>
  <manifest:file-entry manifest:full-path="ObjectReplacements/Object 190" manifest:media-type=""/>
  <manifest:file-entry manifest:full-path="ObjectReplacements/Object 191" manifest:media-type=""/>
  <manifest:file-entry manifest:full-path="ObjectReplacements/Object 192" manifest:media-type=""/>
  <manifest:file-entry manifest:full-path="ObjectReplacements/Object 193" manifest:media-type=""/>
  <manifest:file-entry manifest:full-path="ObjectReplacements/Object 194" manifest:media-type=""/>
  <manifest:file-entry manifest:full-path="ObjectReplacements/Object 195" manifest:media-type=""/>
  <manifest:file-entry manifest:full-path="ObjectReplacements/Object 196" manifest:media-type=""/>
  <manifest:file-entry manifest:full-path="ObjectReplacements/Object 197" manifest:media-type=""/>
  <manifest:file-entry manifest:full-path="ObjectReplacements/Object 198" manifest:media-type=""/>
  <manifest:file-entry manifest:full-path="ObjectReplacements/Object 199" manifest:media-type=""/>
  <manifest:file-entry manifest:full-path="ObjectReplacements/Object 200" manifest:media-type=""/>
  <manifest:file-entry manifest:full-path="ObjectReplacements/Object 201" manifest:media-type=""/>
  <manifest:file-entry manifest:full-path="ObjectReplacements/Object 202" manifest:media-type=""/>
  <manifest:file-entry manifest:full-path="ObjectReplacements/Object 203" manifest:media-type=""/>
  <manifest:file-entry manifest:full-path="ObjectReplacements/Object 204" manifest:media-type=""/>
  <manifest:file-entry manifest:full-path="ObjectReplacements/Object 210" manifest:media-type=""/>
  <manifest:file-entry manifest:full-path="ObjectReplacements/Object 211" manifest:media-type=""/>
  <manifest:file-entry manifest:full-path="ObjectReplacements/Object 212" manifest:media-type=""/>
  <manifest:file-entry manifest:full-path="ObjectReplacements/Object 222" manifest:media-type=""/>
  <manifest:file-entry manifest:full-path="ObjectReplacements/Object 223" manifest:media-type=""/>
  <manifest:file-entry manifest:full-path="ObjectReplacements/Object 224" manifest:media-type=""/>
  <manifest:file-entry manifest:full-path="ObjectReplacements/Object 225" manifest:media-type=""/>
  <manifest:file-entry manifest:full-path="ObjectReplacements/Object 226" manifest:media-type=""/>
  <manifest:file-entry manifest:full-path="ObjectReplacements/Object 227" manifest:media-type=""/>
  <manifest:file-entry manifest:full-path="ObjectReplacements/Object 228" manifest:media-type=""/>
  <manifest:file-entry manifest:full-path="ObjectReplacements/Object 229" manifest:media-type=""/>
  <manifest:file-entry manifest:full-path="ObjectReplacements/Object 230" manifest:media-type=""/>
  <manifest:file-entry manifest:full-path="ObjectReplacements/Object 231" manifest:media-type=""/>
  <manifest:file-entry manifest:full-path="ObjectReplacements/Object 232" manifest:media-type=""/>
  <manifest:file-entry manifest:full-path="ObjectReplacements/Object 233" manifest:media-type=""/>
  <manifest:file-entry manifest:full-path="ObjectReplacements/Object 234" manifest:media-type=""/>
  <manifest:file-entry manifest:full-path="ObjectReplacements/Object 235" manifest:media-type=""/>
  <manifest:file-entry manifest:full-path="ObjectReplacements/Object 236" manifest:media-type=""/>
  <manifest:file-entry manifest:full-path="ObjectReplacements/Object 237" manifest:media-type=""/>
  <manifest:file-entry manifest:full-path="ObjectReplacements/Object 238" manifest:media-type=""/>
  <manifest:file-entry manifest:full-path="ObjectReplacements/Object 239" manifest:media-type=""/>
  <manifest:file-entry manifest:full-path="ObjectReplacements/Object 240" manifest:media-type=""/>
  <manifest:file-entry manifest:full-path="ObjectReplacements/Object 241" manifest:media-type=""/>
  <manifest:file-entry manifest:full-path="ObjectReplacements/Object 242" manifest:media-type=""/>
  <manifest:file-entry manifest:full-path="ObjectReplacements/Object 243" manifest:media-type=""/>
  <manifest:file-entry manifest:full-path="ObjectReplacements/Object 244" manifest:media-type=""/>
  <manifest:file-entry manifest:full-path="ObjectReplacements/Object 245" manifest:media-type=""/>
  <manifest:file-entry manifest:full-path="ObjectReplacements/Object 246" manifest:media-type=""/>
  <manifest:file-entry manifest:full-path="ObjectReplacements/Object 247" manifest:media-type=""/>
  <manifest:file-entry manifest:full-path="ObjectReplacements/Object 248" manifest:media-type=""/>
  <manifest:file-entry manifest:full-path="ObjectReplacements/Object 249" manifest:media-type=""/>
  <manifest:file-entry manifest:full-path="ObjectReplacements/Object 250" manifest:media-type=""/>
  <manifest:file-entry manifest:full-path="ObjectReplacements/Object 251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styles.xml" manifest:media-type="text/xml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2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2" manifest:media-type="application/vnd.oasis.opendocument.formula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2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2" manifest:media-type="application/vnd.oasis.opendocument.formula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2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2" manifest:media-type="application/vnd.oasis.opendocument.formula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inherit" svg:font-family="inherit"/>
    <style:font-face style:name="sans-serif" svg:font-family="sans-serif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 fo:hyphenation-ladder-count="no-limit"/>
      <style:text-properties style:font-name="Times New Roman" fo:font-size="14pt" fo:language="ru" fo:country="RU" style:font-name-asian="Droid Sans Fallback" style:font-size-asian="14pt" style:font-name-complex="FreeSans" style:font-size-complex="14pt"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orphans="0" fo:widows="0" fo:hyphenation-ladder-count="no-limit"/>
      <style:text-properties style:font-name="Times New Roman" fo:font-size="14pt" fo:language="ru" fo:country="RU" style:font-size-asian="14pt" style:font-size-complex="14pt" fo:hyphenate="false" fo:hyphenation-remain-char-count="2" fo:hyphenation-push-char-count="2"/>
    </style:style>
    <style:style style:name="P4" style:family="paragraph" style:parent-style-name="Standard">
      <style:paragraph-properties fo:margin-left="0in" fo:margin-right="0in" fo:margin-top="0.1665in" fo:margin-bottom="0in" loext:contextual-spacing="false" fo:line-height="150%" fo:text-indent="0.4925in" style:auto-text-indent="false"/>
    </style:style>
    <style:style style:name="P5" style:family="paragraph" style:parent-style-name="Heading_20_1">
      <style:paragraph-properties fo:margin-left="0in" fo:margin-right="0in" fo:text-indent="0in" style:auto-text-indent="false"/>
    </style:style>
    <style:style style:name="P6" style:family="paragraph" style:parent-style-name="Heading_20_1">
      <style:paragraph-properties fo:margin-left="0in" fo:margin-right="0in" fo:text-indent="0in" style:auto-text-indent="false"/>
      <style:text-properties fo:language="ru" fo:country="RU"/>
    </style:style>
    <style:style style:name="P7" style:family="paragraph" style:parent-style-name="Heading_20_1">
      <style:paragraph-properties fo:margin-left="0in" fo:margin-right="0in" fo:text-indent="0in" style:auto-text-indent="false"/>
      <style:text-properties fo:color="#111111" officeooo:paragraph-rsid="001b3f2d"/>
    </style:style>
    <style:style style:name="P8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25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22222" style:font-name="inherit" fo:font-size="14pt" fo:letter-spacing="normal" fo:language="ru" fo:country="RU" fo:font-style="normal" fo:font-weight="normal" officeooo:paragraph-rsid="00195afa" style:font-size-asian="14pt" style:font-size-complex="14pt"/>
    </style:style>
    <style:style style:name="P9" style:family="paragraph" style:parent-style-name="TOC_20_Heading">
      <style:text-properties style:font-name-complex="Times New Roman1"/>
    </style:style>
    <style:style style:name="P10" style:family="paragraph" style:parent-style-name="Standard" style:master-page-name="Standard">
      <style:paragraph-properties fo:text-align="center" style:justify-single-word="false" fo:orphans="0" fo:widows="0" fo:hyphenation-ladder-count="no-limit" style:page-number="auto"/>
      <style:text-properties style:font-name="Times New Roman" fo:font-size="14pt" fo:language="ru" fo:country="RU" style:font-name-asian="Droid Sans Fallback" style:font-size-asian="14pt" style:font-name-complex="FreeSans" style:font-size-complex="14pt" fo:hyphenate="false" fo:hyphenation-remain-char-count="2" fo:hyphenation-push-char-count="2"/>
    </style:style>
    <style:style style:name="P11" style:family="paragraph" style:parent-style-name="Standard">
      <style:paragraph-properties fo:margin-left="3.052in" fo:margin-right="0.5071in" fo:text-align="end" style:justify-single-word="false" fo:orphans="0" fo:widows="0" fo:hyphenation-ladder-count="no-limit" fo:text-indent="0in" style:auto-text-indent="false">
        <style:tab-stops>
          <style:tab-stop style:position="9.7291in"/>
          <style:tab-stop style:position="12.4772in"/>
        </style:tab-stops>
      </style:paragraph-properties>
      <style:text-properties fo:text-transform="uppercase" fo:color="#111111" style:font-name="Times New Roman" fo:font-size="14pt" fo:language="ru" fo:country="RU" style:font-name-asian="Droid Sans Fallback" style:font-size-asian="14pt" style:font-name-complex="FreeSans" style:font-size-complex="14pt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margin-left="3.0516in" fo:margin-right="0in" fo:text-align="end" style:justify-single-word="false" fo:orphans="0" fo:widows="0" fo:hyphenation-ladder-count="no-limit" fo:text-indent="0in" style:auto-text-indent="false">
        <style:tab-stops>
          <style:tab-stop style:position="9.7283in"/>
          <style:tab-stop style:position="12.4764in"/>
        </style:tab-stops>
      </style:paragraph-properties>
      <style:text-properties fo:color="#111111" fo:hyphenate="false" fo:hyphenation-remain-char-count="2" fo:hyphenation-push-char-count="2"/>
    </style:style>
    <style:style style:name="P13" style:family="paragraph" style:parent-style-name="Standard">
      <style:paragraph-properties fo:margin-left="3.0516in" fo:margin-right="0in" fo:text-align="end" style:justify-single-word="false" fo:orphans="0" fo:widows="0" fo:hyphenation-ladder-count="no-limit" fo:text-indent="0in" style:auto-text-indent="false">
        <style:tab-stops>
          <style:tab-stop style:position="9.7283in"/>
          <style:tab-stop style:position="12.4764in"/>
        </style:tab-stops>
      </style:paragraph-properties>
      <style:text-properties fo:color="#111111" fo:language="ru" fo:country="RU" style:font-name-asian="Droid Sans Fallback" style:font-name-complex="FreeSans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margin-left="-0.0118in" fo:margin-right="0in" fo:margin-top="0.0835in" fo:margin-bottom="0in" loext:contextual-spacing="false" fo:text-align="center" style:justify-single-word="false" fo:orphans="0" fo:widows="0" fo:hyphenation-ladder-count="no-limit" fo:text-indent="0in" style:auto-text-indent="false">
        <style:tab-stops>
          <style:tab-stop style:position="6.6654in"/>
          <style:tab-stop style:position="9.4134in"/>
        </style:tab-stops>
      </style:paragraph-properties>
      <style:text-properties fo:color="#111111" style:font-name="Times New Roman" fo:font-size="14pt" fo:language="ru" fo:country="RU" style:font-name-asian="Droid Sans Fallback" style:font-size-asian="14pt" style:font-name-complex="FreeSans" style:font-size-complex="14pt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margin-left="-0.0118in" fo:margin-right="0in" fo:margin-top="0.0835in" fo:margin-bottom="0in" loext:contextual-spacing="false" fo:text-align="center" style:justify-single-word="false" fo:orphans="0" fo:widows="0" fo:hyphenation-ladder-count="no-limit" fo:text-indent="0in" style:auto-text-indent="false">
        <style:tab-stops>
          <style:tab-stop style:position="6.6654in"/>
          <style:tab-stop style:position="9.4134in"/>
        </style:tab-stops>
      </style:paragraph-properties>
      <style:text-properties fo:color="#111111" style:font-name="Times New Roman" fo:font-size="14pt" fo:language="ru" fo:country="RU" style:font-name-asian="Droid Sans Fallback" style:font-size-asian="14pt" style:font-name-complex="FreeSans" style:font-size-complex="14pt" fo:hyphenate="false" fo:hyphenation-remain-char-count="2" fo:hyphenation-push-char-count="2"/>
    </style:style>
    <style:style style:name="P16" style:family="paragraph" style:parent-style-name="Standard">
      <style:paragraph-properties fo:margin-left="-0.0118in" fo:margin-right="0in" fo:margin-top="0.0835in" fo:margin-bottom="0in" loext:contextual-spacing="false" fo:text-align="center" style:justify-single-word="false" fo:orphans="0" fo:widows="0" fo:hyphenation-ladder-count="no-limit" fo:text-indent="0in" style:auto-text-indent="false">
        <style:tab-stops>
          <style:tab-stop style:position="6.4846in"/>
          <style:tab-stop style:position="9.4134in"/>
        </style:tab-stops>
      </style:paragraph-properties>
      <style:text-properties fo:color="#111111" officeooo:paragraph-rsid="0015aecd" fo:hyphenate="false" fo:hyphenation-remain-char-count="2" fo:hyphenation-push-char-count="2"/>
    </style:style>
    <style:style style:name="P17" style:family="paragraph" style:parent-style-name="Standard">
      <style:paragraph-properties fo:margin-left="-0.0118in" fo:margin-right="0in" style:line-height-at-least="0.139in" fo:text-align="center" style:justify-single-word="false" fo:orphans="0" fo:widows="0" fo:hyphenation-ladder-count="no-limit" fo:text-indent="0in" style:auto-text-indent="false">
        <style:tab-stops>
          <style:tab-stop style:position="6.6654in"/>
          <style:tab-stop style:position="9.4134in"/>
        </style:tab-stops>
      </style:paragraph-properties>
      <style:text-properties fo:color="#111111" style:font-name="Times New Roman" fo:font-size="14pt" fo:language="ru" fo:country="RU" style:font-name-asian="Droid Sans Fallback" style:font-size-asian="14pt" style:font-name-complex="FreeSans" style:font-size-complex="14pt" style:font-weight-complex="bold" fo:hyphenate="false" fo:hyphenation-remain-char-count="2" fo:hyphenation-push-char-count="2"/>
    </style:style>
    <style:style style:name="P18" style:family="paragraph" style:parent-style-name="Standard">
      <style:paragraph-properties fo:margin-left="3.1528in" fo:margin-right="0in" fo:margin-top="0.0835in" fo:margin-bottom="0in" loext:contextual-spacing="false" style:line-height-at-least="0.139in" fo:orphans="0" fo:widows="0" fo:hyphenation-ladder-count="no-limit" fo:text-indent="0in" style:auto-text-indent="false">
        <style:tab-stops>
          <style:tab-stop style:position="10.0453in"/>
          <style:tab-stop style:position="12.7929in"/>
        </style:tab-stops>
      </style:paragraph-properties>
      <style:text-properties fo:color="#111111" style:font-name="Times New Roman" fo:font-size="14pt" fo:language="ru" fo:country="RU" style:font-name-asian="Droid Sans Fallback" style:font-size-asian="14pt" style:font-name-complex="FreeSans" style:font-size-complex="14pt" style:font-weight-complex="bold" fo:hyphenate="false" fo:hyphenation-remain-char-count="2" fo:hyphenation-push-char-count="2"/>
    </style:style>
    <style:style style:name="P19" style:family="paragraph" style:parent-style-name="Standard">
      <style:paragraph-properties fo:margin-left="3.1528in" fo:margin-right="0in" fo:margin-top="0.0835in" fo:margin-bottom="0in" loext:contextual-spacing="false" style:line-height-at-least="0.139in" fo:orphans="0" fo:widows="0" fo:hyphenation-ladder-count="no-limit" fo:text-indent="0in" style:auto-text-indent="false">
        <style:tab-stops>
          <style:tab-stop style:position="10.0453in"/>
          <style:tab-stop style:position="12.7929in"/>
        </style:tab-stops>
      </style:paragraph-properties>
      <style:text-properties fo:color="#111111" style:font-name="Times New Roman" fo:font-size="14pt" fo:language="ru" fo:country="RU" style:font-name-asian="Droid Sans Fallback" style:font-size-asian="14pt" style:font-name-complex="FreeSans" style:font-size-complex="14pt" fo:hyphenate="false" fo:hyphenation-remain-char-count="2" fo:hyphenation-push-char-count="2"/>
    </style:style>
    <style:style style:name="P20" style:family="paragraph" style:parent-style-name="Standard">
      <style:paragraph-properties fo:margin-left="3.1528in" fo:margin-right="0in" fo:margin-top="0.0835in" fo:margin-bottom="0in" loext:contextual-spacing="false" fo:line-height="150%" fo:orphans="0" fo:widows="0" fo:hyphenation-ladder-count="no-limit" fo:text-indent="0in" style:auto-text-indent="false">
        <style:tab-stops>
          <style:tab-stop style:position="10.0453in"/>
          <style:tab-stop style:position="12.7929in"/>
        </style:tab-stops>
      </style:paragraph-properties>
      <style:text-properties fo:color="#111111" style:font-name="Times New Roman" fo:font-size="14pt" fo:language="ru" fo:country="RU" style:text-underline-style="solid" style:text-underline-width="auto" style:text-underline-color="font-color" officeooo:paragraph-rsid="0010015f" style:font-name-asian="Times New Roman1" style:font-size-asian="14pt" style:font-size-complex="14pt" style:font-weight-complex="bold" fo:hyphenate="false" fo:hyphenation-remain-char-count="2" fo:hyphenation-push-char-count="2"/>
    </style:style>
    <style:style style:name="P21" style:family="paragraph" style:parent-style-name="Standard">
      <style:paragraph-properties fo:margin-left="3.1528in" fo:margin-right="0in" fo:margin-top="0.0835in" fo:margin-bottom="0in" loext:contextual-spacing="false" style:line-height-at-least="0.139in" fo:orphans="0" fo:widows="0" fo:hyphenation-ladder-count="no-limit" fo:text-indent="0in" style:auto-text-indent="false">
        <style:tab-stops>
          <style:tab-stop style:position="10.0453in"/>
          <style:tab-stop style:position="12.7929in"/>
        </style:tab-stops>
      </style:paragraph-properties>
      <style:text-properties fo:color="#111111" style:font-name="Times New Roman" fo:font-size="14pt" fo:language="ru" fo:country="RU" style:text-underline-style="solid" style:text-underline-width="auto" style:text-underline-color="font-color" officeooo:rsid="001ee540" officeooo:paragraph-rsid="0010015f" style:font-name-asian="Times New Roman1" style:font-size-asian="14pt" style:font-size-complex="14pt" style:font-weight-complex="bold" fo:hyphenate="false" fo:hyphenation-remain-char-count="2" fo:hyphenation-push-char-count="2"/>
    </style:style>
    <style:style style:name="P22" style:family="paragraph" style:parent-style-name="Standard">
      <style:paragraph-properties fo:margin-left="3.1528in" fo:margin-right="0in" fo:margin-top="0.0835in" fo:margin-bottom="0in" loext:contextual-spacing="false" fo:orphans="0" fo:widows="0" fo:hyphenation-ladder-count="no-limit" fo:text-indent="0in" style:auto-text-indent="false">
        <style:tab-stops>
          <style:tab-stop style:position="10.0453in"/>
          <style:tab-stop style:position="12.7929in"/>
        </style:tab-stops>
      </style:paragraph-properties>
      <style:text-properties fo:color="#111111" style:font-name="Times New Roman" fo:font-size="14pt" fo:language="ru" fo:country="RU" style:text-underline-style="solid" style:text-underline-width="auto" style:text-underline-color="font-color" officeooo:rsid="0010015f" officeooo:paragraph-rsid="0010015f" style:font-name-asian="Times New Roman1" style:font-size-asian="14pt" style:font-size-complex="14pt" style:font-weight-complex="bold" fo:hyphenate="false" fo:hyphenation-remain-char-count="2" fo:hyphenation-push-char-count="2"/>
    </style:style>
    <style:style style:name="P23" style:family="paragraph" style:parent-style-name="Standard">
      <style:paragraph-properties fo:margin-left="3.1528in" fo:margin-right="0in" fo:margin-top="0.0835in" fo:margin-bottom="0in" loext:contextual-spacing="false" fo:orphans="0" fo:widows="0" fo:hyphenation-ladder-count="no-limit" fo:text-indent="0in" style:auto-text-indent="false">
        <style:tab-stops>
          <style:tab-stop style:position="10.0453in"/>
          <style:tab-stop style:position="12.7929in"/>
        </style:tab-stops>
      </style:paragraph-properties>
      <style:text-properties fo:color="#111111" style:font-name="Times New Roman" fo:font-size="14pt" fo:language="ru" fo:country="RU" style:text-underline-style="solid" style:text-underline-width="auto" style:text-underline-color="font-color" style:font-name-asian="Times New Roman1" style:font-size-asian="14pt" style:font-size-complex="14pt" style:font-weight-complex="bold" fo:hyphenate="false" fo:hyphenation-remain-char-count="2" fo:hyphenation-push-char-count="2"/>
    </style:style>
    <style:style style:name="P24" style:family="paragraph" style:parent-style-name="Standard">
      <style:paragraph-properties fo:margin-left="3.1528in" fo:margin-right="0in" fo:margin-top="0.0835in" fo:margin-bottom="0in" loext:contextual-spacing="false" style:line-height-at-least="0.139in" fo:orphans="0" fo:widows="0" fo:hyphenation-ladder-count="no-limit" fo:text-indent="0in" style:auto-text-indent="false">
        <style:tab-stops>
          <style:tab-stop style:position="10.0453in"/>
          <style:tab-stop style:position="12.7929in"/>
        </style:tab-stops>
      </style:paragraph-properties>
      <style:text-properties fo:color="#111111" fo:hyphenate="false" fo:hyphenation-remain-char-count="2" fo:hyphenation-push-char-count="2"/>
    </style:style>
    <style:style style:name="P25" style:family="paragraph" style:parent-style-name="Standard">
      <style:paragraph-properties fo:margin-left="3.1528in" fo:margin-right="0in" fo:margin-top="0.0835in" fo:margin-bottom="0in" loext:contextual-spacing="false" style:line-height-at-least="0.139in" fo:orphans="0" fo:widows="0" fo:hyphenation-ladder-count="no-limit" fo:text-indent="0in" style:auto-text-indent="false">
        <style:tab-stops>
          <style:tab-stop style:position="10.0453in"/>
          <style:tab-stop style:position="12.7929in"/>
        </style:tab-stops>
      </style:paragraph-properties>
      <style:text-properties fo:color="#111111" officeooo:paragraph-rsid="0010015f" fo:hyphenate="false" fo:hyphenation-remain-char-count="2" fo:hyphenation-push-char-count="2"/>
    </style:style>
    <style:style style:name="P26" style:family="paragraph" style:parent-style-name="Standard">
      <style:paragraph-properties fo:margin-left="3.1528in" fo:margin-right="0in" fo:margin-top="0.0835in" fo:margin-bottom="0in" loext:contextual-spacing="false" fo:orphans="0" fo:widows="0" fo:hyphenation-ladder-count="no-limit" fo:text-indent="0in" style:auto-text-indent="false">
        <style:tab-stops>
          <style:tab-stop style:position="10.0453in"/>
          <style:tab-stop style:position="12.7929in"/>
        </style:tab-stops>
      </style:paragraph-properties>
      <style:text-properties fo:color="#111111" fo:hyphenate="false" fo:hyphenation-remain-char-count="2" fo:hyphenation-push-char-count="2"/>
    </style:style>
    <style:style style:name="P27" style:family="paragraph" style:parent-style-name="Standard">
      <style:paragraph-properties fo:margin-top="0.0835in" fo:margin-bottom="0in" loext:contextual-spacing="false" fo:text-align="center" style:justify-single-word="false" fo:orphans="0" fo:widows="0" fo:hyphenation-ladder-count="no-limit">
        <style:tab-stops>
          <style:tab-stop style:position="3.248in" style:type="center"/>
          <style:tab-stop style:position="6.4965in" style:type="right"/>
          <style:tab-stop style:position="10.0453in"/>
          <style:tab-stop style:position="12.7929in"/>
        </style:tab-stops>
      </style:paragraph-properties>
      <style:text-properties fo:color="#111111" fo:hyphenate="false" fo:hyphenation-remain-char-count="2" fo:hyphenation-push-char-count="2"/>
    </style:style>
    <style:style style:name="P28" style:family="paragraph" style:parent-style-name="Standard">
      <style:text-properties fo:color="#111111" style:font-name="Times New Roman" fo:font-size="14pt" fo:language="ru" fo:country="RU" fo:font-style="italic" officeooo:paragraph-rsid="0017c791" style:font-size-asian="14pt" style:font-style-asian="italic" style:font-name-complex="Times New Roman1" style:font-size-complex="14pt"/>
    </style:style>
    <style:style style:name="P29" style:family="paragraph" style:parent-style-name="Standard">
      <style:text-properties fo:color="#111111" style:font-name="Times New Roman" fo:font-size="14pt" fo:language="ru" fo:country="RU" fo:font-style="italic" officeooo:rsid="001a1942" officeooo:paragraph-rsid="001a1942" style:font-size-asian="14pt" style:font-style-asian="italic" style:font-name-complex="Times New Roman1" style:font-size-complex="14pt"/>
    </style:style>
    <style:style style:name="P30" style:family="paragraph" style:parent-style-name="Standard">
      <style:paragraph-properties>
        <style:tab-stops>
          <style:tab-stop style:position="5.7791in"/>
        </style:tab-stops>
      </style:paragraph-properties>
      <style:text-properties fo:color="#111111" style:font-name="Times New Roman" fo:font-size="14pt" fo:language="ru" fo:country="RU" style:font-size-asian="14pt" style:font-name-complex="Times New Roman1" style:font-size-complex="14pt"/>
    </style:style>
    <style:style style:name="P31" style:family="paragraph" style:parent-style-name="Standard">
      <style:text-properties fo:color="#111111" style:font-name="Times New Roman" fo:font-size="14pt" fo:font-style="italic" officeooo:paragraph-rsid="0011c63a" style:font-size-asian="14pt" style:font-style-asian="italic" style:font-name-complex="Times New Roman1" style:font-size-complex="14pt"/>
    </style:style>
    <style:style style:name="P32" style:family="paragraph" style:parent-style-name="Standard">
      <style:text-properties fo:color="#111111" style:font-name="Times New Roman" fo:font-size="14pt" fo:language="en" fo:country="US" fo:font-style="italic" officeooo:paragraph-rsid="0017c791" style:font-size-asian="14pt" style:font-style-asian="italic" style:font-name-complex="Times New Roman1" style:font-size-complex="14pt"/>
    </style:style>
    <style:style style:name="P33" style:family="paragraph" style:parent-style-name="Standard">
      <style:text-properties fo:color="#111111" style:font-name="Times New Roman" fo:font-size="14pt" fo:language="en" fo:country="US" fo:font-style="italic" officeooo:paragraph-rsid="0011c63a" style:font-size-asian="14pt" style:font-style-asian="italic" style:font-name-complex="Times New Roman1" style:font-size-complex="14pt"/>
    </style:style>
    <style:style style:name="P34" style:family="paragraph" style:parent-style-name="Standard">
      <style:text-properties fo:color="#111111" style:font-name="Times New Roman" fo:font-size="14pt" fo:language="en" fo:country="US" officeooo:paragraph-rsid="0011c63a" style:font-size-asian="14pt" style:font-name-complex="Times New Roman1" style:font-size-complex="14pt"/>
    </style:style>
    <style:style style:name="P35" style:family="paragraph" style:parent-style-name="Standard">
      <style:text-properties fo:color="#111111" style:font-name="Times New Roman" fo:font-size="14pt" officeooo:paragraph-rsid="0011c63a" style:font-size-asian="14pt" style:font-name-complex="Times New Roman1" style:font-size-complex="14pt"/>
    </style:style>
    <style:style style:name="P36" style:family="paragraph" style:parent-style-name="Standard">
      <style:text-properties fo:color="#111111" officeooo:paragraph-rsid="0017c791"/>
    </style:style>
    <style:style style:name="P37" style:family="paragraph" style:parent-style-name="Standard">
      <style:text-properties fo:color="#111111" officeooo:paragraph-rsid="0011c63a"/>
    </style:style>
    <style:style style:name="P38" style:family="paragraph" style:parent-style-name="Standard">
      <style:text-properties fo:color="#111111" style:text-position="super 58%" style:font-name="Times New Roman" fo:font-size="14pt" fo:language="en" fo:country="US" officeooo:paragraph-rsid="0011c63a" style:font-size-asian="14pt" style:language-asian="ru" style:country-asian="RU" style:font-name-complex="Times New Roman1" style:font-size-complex="14pt"/>
    </style:style>
    <style:style style:name="P39" style:family="paragraph" style:parent-style-name="Standard">
      <style:text-properties fo:color="#111111" fo:language="ru" fo:country="RU"/>
    </style:style>
    <style:style style:name="P40" style:family="paragraph" style:parent-style-name="Standard">
      <style:paragraph-properties fo:break-before="page"/>
      <style:text-properties fo:color="#111111" style:font-name="Times New Roman" fo:font-size="14pt" officeooo:paragraph-rsid="0011c63a" style:font-size-asian="14pt" style:font-name-complex="Times New Roman1" style:font-size-complex="14pt"/>
    </style:style>
    <style:style style:name="P41" style:family="paragraph" style:parent-style-name="List_20_Paragraph" style:list-style-name="WWNum5">
      <style:text-properties fo:color="#111111"/>
    </style:style>
    <style:style style:name="P42" style:family="paragraph" style:parent-style-name="Heading_20_1">
      <style:paragraph-properties fo:margin-left="0in" fo:margin-right="0in" fo:text-indent="0in" style:auto-text-indent="false"/>
      <style:text-properties fo:color="#111111" fo:language="ru" fo:country="RU" officeooo:rsid="001c85ef" officeooo:paragraph-rsid="001c85ef"/>
    </style:style>
    <style:style style:name="P43" style:family="paragraph" style:parent-style-name="Heading_20_1">
      <style:paragraph-properties fo:margin-left="0in" fo:margin-right="0in" fo:text-indent="0in" style:auto-text-indent="false"/>
      <style:text-properties fo:color="#111111" fo:language="ru" fo:country="RU" fo:font-weight="bold" style:font-weight-asian="bold" style:font-weight-complex="bold"/>
    </style:style>
    <style:style style:name="P44" style:family="paragraph" style:parent-style-name="Heading_20_1">
      <style:paragraph-properties fo:margin-left="0in" fo:margin-right="0in" fo:text-indent="0in" style:auto-text-indent="false"/>
      <style:text-properties fo:color="#111111" fo:language="ru" fo:country="RU" fo:font-weight="normal" officeooo:rsid="001c85ef" officeooo:paragraph-rsid="001c85ef" style:font-weight-asian="normal" style:font-weight-complex="normal"/>
    </style:style>
    <style:style style:name="P45" style:family="paragraph" style:parent-style-name="Heading_20_1" style:list-style-name="L4">
      <style:paragraph-properties fo:margin-left="0in" fo:margin-right="0in" fo:text-indent="0in" style:auto-text-indent="false"/>
      <style:text-properties fo:color="#111111" fo:font-size="24pt" fo:language="en" fo:country="US" fo:font-weight="bold" officeooo:rsid="001b3f2d" officeooo:paragraph-rsid="001b3f2d" style:font-size-asian="24pt" style:font-weight-asian="bold" style:font-size-complex="24pt" style:font-weight-complex="bold"/>
    </style:style>
    <style:style style:name="P46" style:family="paragraph" style:parent-style-name="Heading_20_1" style:list-style-name="L4">
      <style:paragraph-properties fo:margin-left="0in" fo:margin-right="0in" fo:text-indent="0in" style:auto-text-indent="false"/>
      <style:text-properties fo:color="#111111" fo:font-size="24pt" fo:language="ru" fo:country="RU" fo:font-weight="bold" officeooo:rsid="001a1942" officeooo:paragraph-rsid="001a1942" style:font-size-asian="24pt" style:font-weight-asian="bold" style:font-size-complex="24pt" style:font-weight-complex="bold"/>
    </style:style>
    <style:style style:name="P47" style:family="paragraph" style:parent-style-name="Heading_20_1" style:list-style-name="L4">
      <style:paragraph-properties fo:margin-left="0in" fo:margin-right="0in" fo:text-indent="0in" style:auto-text-indent="false"/>
      <style:text-properties fo:color="#111111" fo:font-size="24pt" fo:font-weight="bold" style:font-size-asian="24pt" style:font-weight-asian="bold" style:font-size-complex="24pt" style:font-weight-complex="bold"/>
    </style:style>
    <style:style style:name="P48" style:family="paragraph" style:parent-style-name="Heading_20_1">
      <style:paragraph-properties fo:margin-left="0in" fo:margin-right="0in" fo:text-indent="0in" style:auto-text-indent="false"/>
      <style:text-properties fo:color="#111111" fo:font-weight="bold" style:font-weight-asian="bold" style:font-weight-complex="bold"/>
    </style:style>
    <style:style style:name="P49" style:family="paragraph" style:parent-style-name="Heading_20_1">
      <style:paragraph-properties fo:margin-left="0in" fo:margin-right="0in" fo:text-indent="0in" style:auto-text-indent="false"/>
      <style:text-properties fo:color="#111111" officeooo:paragraph-rsid="0011c63a"/>
    </style:style>
    <style:style style:name="P50" style:family="paragraph" style:parent-style-name="Heading_20_1" style:list-style-name="L5">
      <style:paragraph-properties fo:margin-left="0in" fo:margin-right="0in" fo:text-indent="0in" style:auto-text-indent="false"/>
      <style:text-properties officeooo:paragraph-rsid="001b949f"/>
    </style:style>
    <style:style style:name="P51" style:family="paragraph" style:parent-style-name="Heading_20_1" style:list-style-name="L6">
      <style:paragraph-properties fo:margin-left="0in" fo:margin-right="0in" fo:text-indent="0in" style:auto-text-indent="false"/>
      <style:text-properties officeooo:paragraph-rsid="001b3f2d"/>
    </style:style>
    <style:style style:name="P52" style:family="paragraph" style:parent-style-name="Heading_20_1">
      <style:paragraph-properties fo:margin-left="0in" fo:margin-right="0in" fo:text-indent="0in" style:auto-text-indent="false"/>
      <style:text-properties fo:language="ru" fo:country="RU"/>
    </style:style>
    <style:style style:name="P53" style:family="paragraph" style:parent-style-name="Heading_20_1" style:list-style-name="L3">
      <style:paragraph-properties fo:margin-left="0in" fo:margin-right="0in" fo:text-indent="0in" style:auto-text-indent="false"/>
      <style:text-properties officeooo:paragraph-rsid="001b3f2d"/>
    </style:style>
    <style:style style:name="P54" style:family="paragraph" style:parent-style-name="Heading_20_1">
      <style:paragraph-properties fo:break-before="page"/>
      <style:text-properties fo:color="#111111" officeooo:paragraph-rsid="0011c63a"/>
    </style:style>
    <style:style style:name="P55" style:family="paragraph" style:parent-style-name="Heading_20_1">
      <style:paragraph-properties fo:break-before="page"/>
      <style:text-properties fo:color="#111111" fo:language="ru" fo:country="RU"/>
    </style:style>
    <style:style style:name="P56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111111" style:font-name="inherit" fo:font-size="14pt" fo:letter-spacing="normal" fo:language="ru" fo:country="RU" fo:font-style="normal" fo:font-weight="normal" officeooo:paragraph-rsid="0013c006" style:font-size-asian="14pt" style:font-size-complex="14pt"/>
    </style:style>
    <style:style style:name="P57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25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111111" style:font-name="inherit" fo:font-size="14pt" fo:letter-spacing="normal" fo:language="ru" fo:country="RU" fo:font-style="normal" fo:font-weight="normal" officeooo:paragraph-rsid="00195afa" style:font-size-asian="14pt" style:font-size-complex="14pt"/>
    </style:style>
    <style:style style:name="P58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25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111111" style:font-name="Times New Roman" fo:font-size="24pt" fo:letter-spacing="normal" fo:language="ru" fo:country="RU" fo:font-style="normal" fo:font-weight="normal" officeooo:paragraph-rsid="00195afa" style:font-size-asian="24pt" style:font-size-complex="24pt"/>
    </style:style>
    <style:style style:name="P59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25in" fo:text-align="start" style:justify-single-word="false" fo:orphans="2" fo:widows="2" fo:background-color="#f8f9fa" fo:padding="0in" fo:border="none" style:writing-mode="lr-tb"/>
      <style:text-properties fo:color="#111111" fo:font-size="14pt" style:font-size-asian="14pt" style:font-size-complex="14pt"/>
    </style:style>
    <style:style style:name="P60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25in" fo:text-align="start" style:justify-single-word="false" fo:orphans="2" fo:widows="2" fo:background-color="#f8f9fa" fo:padding="0in" fo:border="none" style:writing-mode="lr-tb"/>
      <style:text-properties fo:font-variant="normal" fo:text-transform="none" fo:color="#111111" style:font-name="inherit" fo:font-size="14pt" fo:letter-spacing="normal" fo:language="ru" fo:country="RU" fo:font-style="normal" fo:font-weight="normal" style:font-size-asian="14pt" style:font-size-complex="14pt"/>
    </style:style>
    <style:style style:name="P61" style:family="paragraph" style:parent-style-name="TOC_20_Heading" style:master-page-name="Converted1">
      <style:paragraph-properties style:page-number="auto"/>
      <style:text-properties fo:color="#111111" style:font-name="Times New Roman" fo:font-size="20pt" fo:font-weight="bold" officeooo:paragraph-rsid="001c5492" style:font-size-asian="20pt" style:font-weight-asian="bold" style:font-name-complex="Times New Roman1" style:font-size-complex="20pt" style:font-weight-complex="bold"/>
    </style:style>
    <style:style style:name="P62" style:family="paragraph" style:parent-style-name="TOC_20_Heading" style:list-style-name="L1">
      <style:text-properties officeooo:paragraph-rsid="001c5492" style:font-name-complex="Times New Roman1"/>
    </style:style>
    <style:style style:name="P63" style:family="paragraph" style:parent-style-name="TOC_20_Heading" style:list-style-name="L2">
      <style:text-properties style:font-name-complex="Times New Roman1"/>
    </style:style>
    <style:style style:name="P64" style:family="paragraph" style:parent-style-name="TOC_20_Heading" style:list-style-name="L2">
      <style:text-properties fo:font-variant="normal" fo:text-transform="none" fo:color="#111111" style:font-name="Times New Roman" fo:font-size="18pt" fo:letter-spacing="normal" fo:font-style="normal" style:text-underline-style="none" fo:font-weight="bold" officeooo:rsid="001600d6" officeooo:paragraph-rsid="001600d6" fo:background-color="#f8f9fa" style:font-size-asian="18pt" style:font-weight-asian="bold" style:font-name-complex="Times New Roman1" style:font-size-complex="18pt" style:font-weight-complex="bold"/>
    </style:style>
    <style:style style:name="P65" style:family="paragraph" style:parent-style-name="TOC_20_Heading" style:list-style-name="L2">
      <style:text-properties fo:font-variant="normal" fo:text-transform="none" fo:color="#000000" style:font-name="sans-serif" fo:font-size="16pt" fo:letter-spacing="normal" fo:font-style="normal" style:text-underline-style="solid" style:text-underline-width="auto" style:text-underline-color="font-color" fo:font-weight="normal" officeooo:rsid="001600d6" fo:background-color="#f8f9fa" style:font-size-asian="16pt" style:font-weight-asian="normal" style:font-name-complex="Times New Roman1" style:font-size-complex="16pt" style:font-weight-complex="normal"/>
    </style:style>
    <style:style style:name="P66" style:family="paragraph">
      <loext:graphic-properties draw:fill="hatch" draw:fill-hatch-name="Hatching_20_1"/>
      <style:paragraph-properties fo:text-align="start"/>
      <style:text-properties fo:font-size="18pt"/>
    </style:style>
    <style:style style:name="T1" style:family="text">
      <style:text-properties style:font-name="Times New Roman" fo:font-size="14pt" fo:language="ru" fo:country="RU" style:font-name-asian="Droid Sans Fallback" style:font-size-asian="14pt" style:font-name-complex="FreeSans" style:font-size-complex="14pt"/>
    </style:style>
    <style:style style:name="T2" style:family="text">
      <style:text-properties style:font-name="Times New Roman" fo:font-size="14pt" fo:language="ru" fo:country="RU" style:font-name-asian="Droid Sans Fallback" style:font-size-asian="14pt" style:font-name-complex="FreeSans" style:font-size-complex="14pt" style:font-weight-complex="bold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officeooo:rsid="00114b7a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style:text-underline-style="solid" style:text-underline-width="auto" style:text-underline-color="font-color" style:font-name-asian="Droid Sans Fallback" style:font-size-asian="14pt" style:font-name-complex="FreeSans" style:font-size-complex="14pt"/>
    </style:style>
    <style:style style:name="T6" style:family="text">
      <style:text-properties style:font-name="Times New Roman" fo:font-size="14pt" fo:language="ru" fo:country="RU" style:text-underline-style="solid" style:text-underline-width="auto" style:text-underline-color="font-color" style:font-name-asian="Droid Sans Fallback" style:font-size-asian="14pt" style:font-name-complex="FreeSans" style:font-size-complex="14pt" style:font-weight-complex="bold"/>
    </style:style>
    <style:style style:name="T7" style:family="text">
      <style:text-properties style:font-name="Times New Roman" fo:font-size="14pt" fo:language="ru" fo:country="RU" fo:font-weight="bold" style:font-name-asian="Droid Sans Fallback" style:font-size-asian="14pt" style:font-weight-asian="bold" style:font-name-complex="FreeSans" style:font-size-complex="14pt" style:font-weight-complex="bold"/>
    </style:style>
    <style:style style:name="T8" style:family="text">
      <style:text-properties style:font-name="Times New Roman" fo:font-size="14pt" fo:language="ru" fo:country="RU" style:font-name-asian="Times New Roman1" style:font-size-asian="14pt" style:font-size-complex="14pt" style:font-weight-complex="bold"/>
    </style:style>
    <style:style style:name="T9" style:family="text">
      <style:text-properties style:font-name="Times New Roman" fo:font-size="14pt" fo:language="ru" fo:country="RU" officeooo:rsid="0010015f" style:font-name-asian="Times New Roman1" style:font-size-asian="14pt" style:font-size-complex="14pt" style:font-weight-complex="bold"/>
    </style:style>
    <style:style style:name="T10" style:family="text">
      <style:text-properties style:font-name="Times New Roman" fo:font-size="14pt" fo:language="ru" fo:country="RU" fo:font-style="italic" officeooo:rsid="0017c791" style:font-size-asian="14pt" style:font-style-asian="italic" style:font-name-complex="Times New Roman1" style:font-size-complex="14pt"/>
    </style:style>
    <style:style style:name="T11" style:family="text">
      <style:text-properties style:font-name="Times New Roman" fo:font-size="14pt" fo:language="ru" fo:country="RU" fo:background-color="#ffffff" loext:char-shading-value="0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fo:background-color="#ffffff" loext:char-shading-value="0" style:font-size-asian="14pt" style:font-name-complex="Times New Roman1" style:font-size-complex="14pt" style:font-weight-complex="bold"/>
    </style:style>
    <style:style style:name="T13" style:family="text">
      <style:text-properties style:font-name="Times New Roman" fo:font-size="14pt" style:font-size-asian="14pt" style:font-name-complex="Times New Roman1" style:font-size-complex="14pt"/>
    </style:style>
    <style:style style:name="T1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5" style:family="text">
      <style:text-properties style:font-name="Times New Roman" fo:font-size="14pt" fo:language="en" fo:country="US" officeooo:rsid="0013c006" style:font-size-asian="14pt" style:font-name-complex="Times New Roman1" style:font-size-complex="14pt"/>
    </style:style>
    <style:style style:name="T16" style:family="text">
      <style:text-properties style:font-name="Times New Roman" fo:font-size="14pt" fo:language="en" fo:country="US" officeooo:rsid="0017c791" style:font-size-asian="14pt" style:font-name-complex="Times New Roman1" style:font-size-complex="14pt"/>
    </style:style>
    <style:style style:name="T17" style:family="text">
      <style:text-properties style:font-name="Times New Roman" fo:font-size="14pt" fo:language="en" fo:country="US" style:font-size-asian="14pt" style:language-asian="ru" style:country-asian="RU" style:font-name-complex="Times New Roman1" style:font-size-complex="14pt"/>
    </style:style>
    <style:style style:name="T18" style:family="text">
      <style:text-properties style:font-name="Times New Roman" fo:font-size="14pt" fo:language="en" fo:country="US" officeooo:rsid="0017c791" style:font-size-asian="14pt" style:language-asian="ru" style:country-asian="RU" style:font-name-complex="Times New Roman1" style:font-size-complex="14pt"/>
    </style:style>
    <style:style style:name="T19" style:family="text">
      <style:text-properties style:font-name="Times New Roman" fo:font-size="14pt" fo:language="en" fo:country="US" officeooo:rsid="001b3f2d" style:font-size-asian="14pt" style:font-size-complex="14pt"/>
    </style:style>
    <style:style style:name="T20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21" style:family="text">
      <style:text-properties style:font-name="Times New Roman" fo:font-size="14pt" fo:language="en" fo:country="US" fo:font-style="italic" officeooo:rsid="0017c791" style:font-size-asian="14pt" style:font-style-asian="italic" style:font-name-complex="Times New Roman1" style:font-size-complex="14pt"/>
    </style:style>
    <style:style style:name="T22" style:family="text">
      <style:text-properties style:font-name="Times New Roman" fo:font-size="14pt" fo:language="en" fo:country="US" fo:font-style="italic" officeooo:rsid="001a1942" style:font-size-asian="14pt" style:font-style-asian="italic" style:font-name-complex="Times New Roman1" style:font-size-complex="14pt"/>
    </style:style>
    <style:style style:name="T23" style:family="text">
      <style:text-properties style:font-name="Times New Roman" fo:font-size="14pt" fo:language="en" fo:country="US" style:text-underline-style="solid" style:text-underline-width="auto" style:text-underline-color="font-color" officeooo:rsid="0010015f" style:font-name-asian="Droid Sans Fallback" style:font-size-asian="14pt" style:font-name-complex="FreeSans" style:font-size-complex="14pt" style:font-weight-complex="bold"/>
    </style:style>
    <style:style style:name="T24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25" style:family="text">
      <style:text-properties style:font-name="Times New Roman" fo:font-size="14pt" fo:background-color="#ffffff" loext:char-shading-value="0" style:font-size-asian="14pt" style:font-name-complex="Times New Roman1" style:font-size-complex="14pt"/>
    </style:style>
    <style:style style:name="T26" style:family="text">
      <style:text-properties style:font-name="Times New Roman" fo:font-size="14pt" fo:background-color="#ffffff" loext:char-shading-value="0" style:font-size-asian="14pt" style:font-name-complex="Times New Roman1" style:font-size-complex="14pt" style:font-weight-complex="bold"/>
    </style:style>
    <style:style style:name="T27" style:family="text">
      <style:text-properties style:font-name="Times New Roman" fo:font-size="13pt" fo:language="ru" fo:country="RU" style:font-name-asian="Times New Roman1" style:font-size-asian="13pt" style:font-size-complex="13pt" style:font-weight-complex="bold"/>
    </style:style>
    <style:style style:name="T28" style:family="text">
      <style:text-properties style:font-name="Times New Roman" fo:font-size="28pt" fo:language="en" fo:country="US" style:font-size-asian="28pt" style:font-name-complex="Times New Roman1" style:font-size-complex="14pt"/>
    </style:style>
    <style:style style:name="T29" style:family="text">
      <style:text-properties style:font-name="Times New Roman" fo:font-size="28pt" style:font-size-asian="28pt" style:font-name-complex="Times New Roman1" style:font-size-complex="14pt"/>
    </style:style>
    <style:style style:name="T30" style:family="text">
      <style:text-properties fo:language="ru" fo:country="RU"/>
    </style:style>
    <style:style style:name="T31" style:family="text">
      <style:text-properties fo:language="ru" fo:country="RU" officeooo:rsid="0011c63a"/>
    </style:style>
    <style:style style:name="T32" style:family="text">
      <style:text-properties fo:language="ru" fo:country="RU" officeooo:rsid="001b3f2d"/>
    </style:style>
    <style:style style:name="T33" style:family="text">
      <style:text-properties fo:language="ru" fo:country="RU" fo:font-weight="normal" officeooo:rsid="001b3f2d" style:font-weight-asian="normal" style:font-weight-complex="normal"/>
    </style:style>
    <style:style style:name="T34" style:family="text">
      <style:text-properties style:text-position="sub 58%"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35" style:family="text">
      <style:text-properties fo:color="#333333" style:font-name="Times New Roman" fo:font-size="14pt" fo:background-color="#ffffff" loext:char-shading-value="0" style:font-size-asian="14pt" style:font-name-complex="Times New Roman1" style:font-size-complex="14pt"/>
    </style:style>
    <style:style style:name="T36" style:family="text">
      <style:text-properties fo:color="#333333" style:font-name="Times New Roman" fo:font-size="14pt" fo:background-color="#ffffff" loext:char-shading-value="0" style:font-size-asian="14pt" style:font-name-complex="Times New Roman1" style:font-size-complex="14pt" style:font-weight-complex="bold"/>
    </style:style>
    <style:style style:name="T37" style:family="text">
      <style:text-properties fo:color="#333333" style:font-name="Times New Roman" fo:font-size="14pt" fo:language="ru" fo:country="RU" fo:background-color="#ffffff" loext:char-shading-value="0" style:font-size-asian="14pt" style:font-name-complex="Times New Roman1" style:font-size-complex="14pt"/>
    </style:style>
    <style:style style:name="T38" style:family="text">
      <style:text-properties fo:color="#333333" style:font-name="Times New Roman" fo:font-size="14pt" fo:language="ru" fo:country="RU" fo:background-color="#ffffff" loext:char-shading-value="0" style:font-size-asian="14pt" style:font-name-complex="Times New Roman1" style:font-size-complex="14pt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" fo:font-size="18pt" fo:letter-spacing="normal" fo:font-style="normal" style:text-underline-style="solid" style:text-underline-width="auto" style:text-underline-color="font-color" fo:font-weight="normal" style:text-blinking="false" fo:background-color="#f8f9fa" loext:char-shading-value="0" style:font-size-asian="18pt" style:font-size-complex="18pt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" fo:letter-spacing="normal" fo:font-style="normal" style:text-underline-style="solid" style:text-underline-width="auto" style:text-underline-color="font-color" fo:font-weight="normal" style:text-blinking="false" fo:background-color="#f8f9fa" loext:char-shading-value="0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" fo:font-size="24pt" fo:letter-spacing="normal" fo:font-style="normal" style:text-underline-style="solid" style:text-underline-width="auto" style:text-underline-color="font-color" fo:font-weight="normal" style:text-blinking="false" fo:background-color="#f8f9fa" loext:char-shading-value="0" style:font-size-asian="24pt" style:font-size-complex="24pt"/>
    </style:style>
    <style:style style:name="T42" style:family="text">
      <style:text-properties fo:font-variant="normal" fo:text-transform="none" fo:color="#404040" style:font-name="Arial" fo:font-size="18pt" fo:letter-spacing="normal" fo:language="ru" fo:country="RU" fo:font-style="normal" style:text-underline-style="solid" style:text-underline-width="auto" style:text-underline-color="font-color" fo:font-weight="bold" style:font-name-asian="Droid Sans Fallback" style:font-size-asian="18pt" style:font-weight-asian="bold" style:font-name-complex="FreeSans" style:font-size-complex="18pt" style:font-weight-complex="bold"/>
    </style:style>
    <style:style style:name="T43" style:family="text">
      <style:text-properties fo:font-variant="normal" fo:text-transform="none" fo:color="#404040" style:font-name="Arial" fo:font-size="18pt" fo:letter-spacing="normal" fo:language="ru" fo:country="RU" fo:font-style="normal" style:text-underline-style="solid" style:text-underline-width="auto" style:text-underline-color="font-color" fo:font-weight="bold" officeooo:rsid="0015aecd" style:font-name-asian="Droid Sans Fallback" style:font-size-asian="18pt" style:font-weight-asian="bold" style:font-name-complex="FreeSans" style:font-size-complex="18pt" style:font-weight-complex="bold"/>
    </style:style>
    <style:style style:name="T44" style:family="text">
      <style:text-properties fo:font-variant="normal" fo:text-transform="none" fo:color="#404040" style:font-name="Arial" fo:font-size="22.5pt" fo:letter-spacing="normal" fo:font-style="normal" fo:font-weight="bold"/>
    </style:style>
    <style:style style:name="T45" style:family="text">
      <style:text-properties fo:font-variant="normal" fo:text-transform="none" fo:color="#404040" style:font-name="Arial" fo:font-size="22.5pt" fo:letter-spacing="normal" fo:language="ru" fo:country="RU" fo:font-style="normal"/>
    </style:style>
    <style:style style:name="T46" style:family="text">
      <style:text-properties fo:font-variant="normal" fo:text-transform="none" fo:color="#404040" style:font-name="Arial" fo:font-size="22.5pt" fo:letter-spacing="normal" fo:language="ru" fo:country="RU" fo:font-style="normal" fo:font-weight="bold"/>
    </style:style>
    <style:style style:name="T47" style:family="text">
      <style:text-properties fo:font-variant="normal" fo:text-transform="none" fo:color="#0b0080" style:text-line-through-style="none" style:text-line-through-type="none" style:font-name="sans-serif" fo:font-size="9.75pt" fo:letter-spacing="normal" fo:font-style="normal" style:text-underline-style="solid" style:text-underline-width="auto" style:text-underline-color="font-color" fo:font-weight="normal" style:text-blinking="false" fo:background-color="#f8f9fa" loext:char-shading-value="0"/>
    </style:style>
    <style:style style:name="T48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underline-style="solid" style:text-underline-width="auto" style:text-underline-color="font-color" fo:font-weight="normal" style:text-blinking="false" fo:background-color="#f8f9fa" loext:char-shading-value="0"/>
    </style:style>
    <style:style style:name="T49" style:family="text">
      <style:text-properties fo:font-variant="normal" fo:text-transform="none" fo:color="#0b0080" style:text-line-through-style="none" style:text-line-through-type="none" style:font-name="sans-serif" fo:font-size="24pt" fo:letter-spacing="normal" fo:font-style="normal" style:text-underline-style="solid" style:text-underline-width="auto" style:text-underline-color="font-color" fo:font-weight="normal" style:text-blinking="false" fo:background-color="#f8f9fa" loext:char-shading-value="0" style:font-size-asian="24pt" style:font-size-complex="24pt"/>
    </style:style>
    <style:style style:name="T50" style:family="text">
      <style:text-properties fo:font-variant="normal" fo:text-transform="none" style:font-name="Times New Roman" fo:font-size="14pt" fo:letter-spacing="normal" fo:language="en" fo:country="US" fo:font-style="normal" fo:font-weight="bold" style:font-size-asian="14pt" style:font-size-complex="14pt"/>
    </style:style>
    <style:style style:name="T51" style:family="text">
      <style:text-properties fo:font-variant="normal" fo:text-transform="none" fo:color="#111111" style:font-name="Times New Roman" fo:font-size="18pt" fo:letter-spacing="normal" fo:font-style="normal" style:text-underline-style="none" fo:font-weight="bold" fo:background-color="#f8f9fa" loext:char-shading-value="0" style:font-size-asian="18pt" style:font-weight-asian="bold" style:font-size-complex="18pt" style:font-weight-complex="bold"/>
    </style:style>
    <style:style style:name="T52" style:family="text">
      <style:text-properties fo:font-variant="normal" fo:text-transform="none" fo:color="#111111" style:font-name="Times New Roman" fo:font-size="18pt" fo:letter-spacing="normal" fo:font-style="normal" style:text-underline-style="none" fo:font-weight="bold" officeooo:rsid="001600d6" fo:background-color="#f8f9fa" loext:char-shading-value="0" style:font-size-asian="18pt" style:font-weight-asian="bold" style:font-size-complex="18pt" style:font-weight-complex="bold"/>
    </style:style>
    <style:style style:name="T53" style:family="text">
      <style:text-properties fo:font-variant="normal" fo:text-transform="none" fo:color="#111111" style:text-line-through-style="none" style:text-line-through-type="none" style:font-name="Times New Roman" fo:font-size="18pt" fo:letter-spacing="normal" fo:font-style="normal" style:text-underline-style="none" fo:font-weight="bold" officeooo:rsid="001600d6" style:text-blinking="false" fo:background-color="#f8f9fa" loext:char-shading-value="0" style:font-size-asian="18pt" style:font-weight-asian="bold" style:font-size-complex="18pt" style:font-weight-complex="bold"/>
    </style:style>
    <style:style style:name="T54" style:family="text">
      <style:text-properties fo:font-variant="normal" fo:text-transform="none" fo:color="#111111" style:font-name="Arial" fo:font-size="18pt" fo:letter-spacing="normal" fo:language="ru" fo:country="RU" fo:font-style="normal" style:text-underline-style="solid" style:text-underline-width="auto" style:text-underline-color="font-color" fo:font-weight="bold" style:font-name-asian="Droid Sans Fallback" style:font-size-asian="18pt" style:font-weight-asian="bold" style:font-name-complex="FreeSans" style:font-size-complex="18pt" style:font-weight-complex="bold"/>
    </style:style>
    <style:style style:name="T55" style:family="text">
      <style:text-properties fo:font-variant="normal" fo:text-transform="none" fo:color="#111111" style:font-name="Arial" fo:font-size="18pt" fo:letter-spacing="normal" fo:language="ru" fo:country="RU" fo:font-style="normal" style:text-underline-style="solid" style:text-underline-width="auto" style:text-underline-color="font-color" fo:font-weight="bold" officeooo:rsid="0015aecd" style:font-name-asian="Droid Sans Fallback" style:font-size-asian="18pt" style:font-weight-asian="bold" style:font-name-complex="FreeSans" style:font-size-complex="18pt" style:font-weight-complex="bold"/>
    </style:style>
    <style:style style:name="T56" style:family="text">
      <style:text-properties fo:font-variant="normal" fo:text-transform="none" fo:color="#111111" style:font-name="Arial" fo:font-size="18pt" fo:letter-spacing="normal" fo:language="ru" fo:country="RU" fo:font-style="normal" style:text-underline-style="solid" style:text-underline-width="auto" style:text-underline-color="font-color" fo:font-weight="normal" style:font-name-asian="Droid Sans Fallback" style:font-size-asian="18pt" style:font-weight-asian="normal" style:font-name-complex="FreeSans" style:font-size-complex="18pt" style:font-weight-complex="normal"/>
    </style:style>
    <style:style style:name="T57" style:family="text">
      <style:text-properties fo:font-variant="normal" fo:text-transform="none" fo:color="#111111" style:font-name="Arial" fo:font-size="18pt" fo:letter-spacing="normal" fo:language="ru" fo:country="RU" fo:font-style="normal" style:text-underline-style="solid" style:text-underline-width="auto" style:text-underline-color="font-color" fo:font-weight="normal" officeooo:rsid="0015aecd" style:font-name-asian="Droid Sans Fallback" style:font-size-asian="18pt" style:font-weight-asian="normal" style:font-name-complex="FreeSans" style:font-size-complex="18pt" style:font-weight-complex="normal"/>
    </style:style>
    <style:style style:name="T58" style:family="text">
      <style:text-properties fo:font-variant="normal" fo:text-transform="none" style:font-name="Arial" fo:font-size="22.5pt" fo:letter-spacing="normal" fo:language="ru" fo:country="RU" fo:font-style="normal"/>
    </style:style>
    <style:style style:name="T59" style:family="text">
      <style:text-properties fo:font-variant="normal" fo:text-transform="none" style:font-name="Arial" fo:font-size="18pt" fo:letter-spacing="normal" fo:language="ru" fo:country="RU" fo:font-style="normal" style:text-underline-style="solid" style:text-underline-width="auto" style:text-underline-color="font-color" fo:font-weight="bold" style:font-name-asian="Droid Sans Fallback" style:font-size-asian="18pt" style:font-weight-asian="bold" style:font-name-complex="FreeSans" style:font-size-complex="18pt" style:font-weight-complex="bold"/>
    </style:style>
    <style:style style:name="T60" style:family="text">
      <style:text-properties fo:font-variant="normal" fo:text-transform="none" style:font-name="Arial" fo:font-size="18pt" fo:letter-spacing="normal" fo:language="ru" fo:country="RU" fo:font-style="normal" style:text-underline-style="solid" style:text-underline-width="auto" style:text-underline-color="font-color" fo:font-weight="bold" officeooo:rsid="0015aecd" style:font-name-asian="Droid Sans Fallback" style:font-size-asian="18pt" style:font-weight-asian="bold" style:font-name-complex="FreeSans" style:font-size-complex="18pt" style:font-weight-complex="bold"/>
    </style:style>
    <style:style style:name="T61" style:family="text">
      <style:text-properties style:text-position="super 58%"/>
    </style:style>
    <style:style style:name="T62" style:family="text">
      <style:text-properties style:text-position="super 58%" style:font-name="Times New Roman" fo:font-size="14pt" fo:language="ru" fo:country="RU" officeooo:rsid="00114b7a" style:font-size-asian="14pt" style:font-name-complex="Times New Roman1" style:font-size-complex="14pt"/>
    </style:style>
    <style:style style:name="T63" style:family="text">
      <style:text-properties style:text-position="super 58%" style:font-name="Times New Roman" fo:font-size="14pt" fo:language="en" fo:country="US" style:font-size-asian="14pt" style:font-name-complex="Times New Roman1" style:font-size-complex="14pt"/>
    </style:style>
    <style:style style:name="T64" style:family="text">
      <style:text-properties style:text-position="super 58%" style:font-name="Times New Roman" fo:font-size="14pt" fo:language="en" fo:country="US" style:font-size-asian="14pt" style:language-asian="ru" style:country-asian="RU" style:font-name-complex="Times New Roman1" style:font-size-complex="14pt"/>
    </style:style>
    <style:style style:name="T65" style:family="text">
      <style:text-properties style:text-position="super 58%"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66" style:family="text">
      <style:text-properties style:text-position="super 58%" style:font-name="Times New Roman" fo:font-size="14pt" fo:font-style="italic" style:font-size-asian="14pt" style:font-style-asian="italic" style:font-name-complex="Times New Roman1" style:font-size-complex="14pt"/>
    </style:style>
    <style:style style:name="T67" style:family="text">
      <style:text-properties style:text-position="super 58%" fo:font-style="italic" style:font-style-asian="italic" style:font-style-complex="italic"/>
    </style:style>
    <style:style style:name="T68" style:family="text">
      <style:text-properties style:text-position="super 58%" fo:language="en" fo:country="US"/>
    </style:style>
    <style:style style:name="T69" style:family="text">
      <style:text-properties style:text-position="super 58%" fo:language="en" fo:country="US" fo:font-style="italic" officeooo:rsid="001e33bb" style:font-style-asian="italic" style:font-style-complex="italic"/>
    </style:style>
    <style:style style:name="T70" style:family="text">
      <style:text-properties style:text-position="super 58%" fo:language="en" fo:country="US" officeooo:rsid="001b3f2d"/>
    </style:style>
    <style:style style:name="T71" style:family="text">
      <style:text-properties style:text-position="0% 100%"/>
    </style:style>
    <style:style style:name="T72" style:family="text">
      <style:text-properties style:text-position="0% 100%" style:font-name="Times New Roman" fo:font-size="14pt" fo:language="ru" fo:country="RU" officeooo:rsid="00114b7a" style:font-size-asian="14pt" style:font-name-complex="Times New Roman1" style:font-size-complex="14pt"/>
    </style:style>
    <style:style style:name="T73" style:family="text">
      <style:text-properties style:text-position="0% 100%" fo:font-style="normal" style:font-style-asian="normal" style:font-style-complex="normal"/>
    </style:style>
    <style:style style:name="T74" style:family="text">
      <style:text-properties style:text-position="0% 100%" fo:language="en" fo:country="US" officeooo:rsid="001e33bb"/>
    </style:style>
    <style:style style:name="T75" style:family="text">
      <style:text-properties style:text-position="0% 100%" fo:language="en" fo:country="US" fo:font-style="italic" officeooo:rsid="001e33bb" style:font-style-asian="italic" style:font-style-complex="italic"/>
    </style:style>
    <style:style style:name="T76" style:family="text">
      <style:text-properties style:text-position="0% 100%" fo:language="en" fo:country="US" fo:font-style="normal" officeooo:rsid="001e33bb" style:font-style-asian="normal" style:font-style-complex="normal"/>
    </style:style>
    <style:style style:name="T77" style:family="text">
      <style:text-properties fo:color="#404040" style:font-name="Arial" style:font-weight-asian="normal" style:font-weight-complex="normal"/>
    </style:style>
    <style:style style:name="T78" style:family="text">
      <style:text-properties fo:color="#404040" style:font-name="Arial" fo:font-weight="bold"/>
    </style:style>
    <style:style style:name="T79" style:family="text">
      <style:text-properties fo:color="#000000" style:font-name="Times New Roman"/>
    </style:style>
    <style:style style:name="T80" style:family="text">
      <style:text-properties fo:color="#000000" style:font-name="Times New Roman" fo:font-size="14pt" fo:language="en" fo:country="US" officeooo:rsid="0013c006" style:font-size-asian="14pt" style:font-name-complex="Times New Roman1" style:font-size-complex="14pt"/>
    </style:style>
    <style:style style:name="T81" style:family="text">
      <style:text-properties fo:color="#000000" style:font-name="Times New Roman" fo:font-size="18pt" style:font-size-asian="18pt" style:font-size-complex="18pt"/>
    </style:style>
    <style:style style:name="T82" style:family="text">
      <style:text-properties fo:color="#000000" style:font-name="Times New Roman" fo:font-size="24pt" style:font-size-asian="24pt" style:font-size-complex="24pt"/>
    </style:style>
    <style:style style:name="T83" style:family="text">
      <style:text-properties fo:language="en" fo:country="US"/>
    </style:style>
    <style:style style:name="T84" style:family="text">
      <style:text-properties fo:language="en" fo:country="US" officeooo:rsid="00195afa"/>
    </style:style>
    <style:style style:name="T85" style:family="text">
      <style:text-properties fo:language="en" fo:country="US" officeooo:rsid="001b3f2d"/>
    </style:style>
    <style:style style:name="T86" style:family="text">
      <style:text-properties fo:language="en" fo:country="US" officeooo:rsid="001e33bb"/>
    </style:style>
    <style:style style:name="T87" style:family="text">
      <style:text-properties fo:language="en" fo:country="US" fo:font-style="italic" officeooo:rsid="001e33bb" style:font-style-asian="italic" style:font-style-complex="italic"/>
    </style:style>
    <style:style style:name="T88" style:family="text">
      <style:text-properties fo:language="en" fo:country="US" fo:font-weight="normal" officeooo:rsid="001b3f2d" style:font-weight-asian="normal" style:font-weight-complex="normal"/>
    </style:style>
    <style:style style:name="T89" style:family="text">
      <style:text-properties fo:language="en" fo:country="US" fo:font-weight="bold" officeooo:rsid="00195afa" style:font-weight-asian="bold" style:font-weight-complex="bold"/>
    </style:style>
    <style:style style:name="T90" style:family="text">
      <style:text-properties fo:language="en" fo:country="US" officeooo:rsid="00195afa" style:font-weight-asian="normal" style:font-weight-complex="normal"/>
    </style:style>
    <style:style style:name="T91" style:family="text">
      <style:text-properties fo:font-size="20pt" fo:language="ru" fo:country="RU" fo:font-weight="normal" officeooo:rsid="001b3f2d" style:font-size-asian="20pt" style:font-weight-asian="normal" style:font-size-complex="20pt" style:font-weight-complex="normal"/>
    </style:style>
    <style:style style:name="T92" style:family="text">
      <style:text-properties fo:font-size="20pt" fo:language="en" fo:country="US" fo:font-weight="normal" officeooo:rsid="001b3f2d" style:font-size-asian="20pt" style:font-weight-asian="normal" style:font-size-complex="20pt" style:font-weight-complex="normal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ize="24pt" fo:language="ru" fo:country="RU" style:font-size-asian="24pt" style:font-size-complex="24pt"/>
    </style:style>
    <style:style style:name="T95" style:family="text">
      <style:text-properties fo:color="#111111" fo:font-size="24pt" fo:language="en" fo:country="US" fo:font-weight="bold" officeooo:rsid="001c85ef" style:font-size-asian="24pt" style:font-weight-asian="bold" style:font-size-complex="24pt" style:font-weight-complex="bold"/>
    </style:style>
    <style:style style:name="T96" style:family="text">
      <style:text-properties fo:color="#111111" fo:font-size="24pt" fo:language="en" fo:country="US" fo:font-weight="bold" officeooo:rsid="001b3f2d" style:font-size-asian="24pt" style:font-weight-asian="bold" style:font-size-complex="24pt" style:font-weight-complex="bold"/>
    </style:style>
    <style:style style:name="T97" style:family="text">
      <style:text-properties fo:color="#111111" fo:font-size="24pt" fo:language="en" fo:country="US" fo:font-weight="bold" officeooo:rsid="001b949f" style:font-size-asian="24pt" style:font-weight-asian="bold" style:font-size-complex="24pt" style:font-weight-complex="bold"/>
    </style:style>
    <style:style style:name="T98" style:family="text">
      <style:text-properties fo:color="#111111" style:text-position="super 58%" fo:font-size="24pt" fo:language="en" fo:country="US" fo:font-weight="bold" officeooo:rsid="001b3f2d" style:font-size-asian="24pt" style:font-weight-asian="bold" style:font-size-complex="24pt" style:font-weight-complex="bold"/>
    </style:style>
    <style:style style:name="T99" style:family="text">
      <style:text-properties fo:color="#111111" style:text-position="super 58%" fo:font-size="24pt" fo:language="en" fo:country="US" fo:font-weight="bold" officeooo:rsid="001b949f" style:font-size-asian="24pt" style:font-weight-asian="bold" style:font-size-complex="24pt" style:font-weight-complex="bold"/>
    </style:style>
    <style:style style:name="T100" style:family="text">
      <style:text-properties fo:color="#111111" style:font-name="Times New Roman" fo:font-size="14pt" fo:language="en" fo:country="US" officeooo:rsid="0013c006" style:font-size-asian="14pt" style:font-name-complex="Times New Roman1" style:font-size-complex="14pt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size="26pt" fo:language="en" fo:country="US" fo:font-weight="bold" officeooo:rsid="00195afa" style:font-size-asian="26pt" style:font-weight-asian="bold" style:font-size-complex="26pt" style:font-weight-complex="bold"/>
    </style:style>
    <style:style style:name="T103" style:family="text">
      <style:text-properties fo:font-size="28pt" fo:language="en" fo:country="US" fo:font-weight="bold" officeooo:rsid="00195afa" style:font-size-asian="28pt" style:font-weight-asian="bold" style:font-size-complex="28pt" style:font-weight-complex="bold"/>
    </style:style>
    <style:style style:name="T104" style:family="text">
      <style:text-properties style:font-name="Arial" style:font-weight-asian="normal" style:font-weight-complex="normal"/>
    </style:style>
    <style:style style:name="T105" style:family="text">
      <style:text-properties style:font-name="Arial" fo:font-weight="bold"/>
    </style:style>
    <style:style style:name="fr1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style:shadow="none" draw:shadow-opacity="100%" draw:ole-draw-aspect="1"/>
    </style:style>
    <style:style style:name="fr5" style:family="graphic" style:parent-style-name="Formula">
      <style:graphic-properties fo:margin-left="0in" fo:margin-right="0in" fo:margin-top="0in" fo:margin-bottom="0in" style:vertical-pos="middle" style:vertical-rel="baseline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52in" fo:text-indent="-0.25in" fo:margin-left="1.9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52in" fo:text-indent="-0.25in" fo:margin-left="2.4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52in" fo:text-indent="-0.25in" fo:margin-left="2.9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52in" fo:text-indent="-0.25in" fo:margin-left="3.4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52in" fo:text-indent="-0.25in" fo:margin-left="3.9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52in" fo:text-indent="-0.25in" fo:margin-left="1.9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52in" fo:text-indent="-0.25in" fo:margin-left="2.4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52in" fo:text-indent="-0.25in" fo:margin-left="2.9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52in" fo:text-indent="-0.25in" fo:margin-left="3.4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52in" fo:text-indent="-0.25in" fo:margin-left="3.9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draw:fill="hatch" draw:fill-hatch-name="Hatching_20_1" draw:textarea-vertical-align="top" draw:auto-grow-height="false" fo:min-height="0in" fo:min-width="5.7819in" fo:padding-top="0.0492in" fo:padding-bottom="0.0492in" fo:padding-left="0.0984in" fo:padding-right="0.0984in" fo:wrap-option="wrap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РОССИЙСКИЙ УНИВЕРСИТЕТ ДРУЖБЫ НАРОДОВ</text:p>
      <text:p text:style-name="P2">Факультет физико-математических и естественных наук</text:p>
      <text:p text:style-name="P2">Математический институт имени С. М. Никольского </text:p>
      <text:p text:style-name="P2"/>
      <text:p text:style-name="P3"/>
      <text:p text:style-name="P2"/>
      <text:p text:style-name="P11">Утверждаю</text:p>
      <text:p text:style-name="P12"><text:span text:style-name="T2">Директор</text:span><text:span text:style-name="T1"> математического института имени С. М. Никольского</text:span><text:span text:style-name="T2"> <text:line-break/>д.ф. – м.н., профессор<text:line-break/> А. Л. Скубачевский</text:span></text:p>
      <text:p text:style-name="P12"><text:span text:style-name="T2">«</text:span><text:span text:style-name="T6"> <text:s text:c="3"/></text:span><text:span text:style-name="T2">» <text:s/></text:span><text:span text:style-name="T6"><text:s text:c="13"/></text:span><text:span text:style-name="T2"><text:s text:c="2"/>20</text:span><text:span text:style-name="T6">19</text:span><text:span text:style-name="T2">г.</text:span></text:p>
      <text:p text:style-name="P13"/>
      <text:p text:style-name="P13"/>
      <text:p text:style-name="P13"/>
      <text:p text:style-name="P13"/>
      <text:p text:style-name="P14">КУРСОВАЯ РАБОТА</text:p>
      <text:p text:style-name="P14">на тему</text:p>
      <text:p text:style-name="P16"><text:span text:style-name="T7">«</text:span><text:span text:style-name="T59">Показательная матрица </text:span><text:span text:style-name="T60">и решение задач</text:span><text:span text:style-name="T7">»</text:span></text:p>
      <text:p text:style-name="P17">Дифференциальные уравнения</text:p>
      <text:p text:style-name="P15"/>
      <text:p text:style-name="P18">Выполнил</text:p>
      <text:p text:style-name="P24"><text:span text:style-name="T2">Студент группы </text:span><text:span text:style-name="T6">НПМбд-01-17</text:span></text:p>
      <text:p text:style-name="P24"><text:span text:style-name="T2">Студенческий билет №: </text:span><text:span text:style-name="T6">1032165</text:span><text:span text:style-name="T23">564</text:span></text:p>
      <text:p text:style-name="P20">Тамбуа Рекс Тамиганг </text:p>
      <text:p text:style-name="P26"><text:span text:style-name="T2">«</text:span><text:span text:style-name="T6"> <text:s text:c="3"/></text:span><text:span text:style-name="T2">» <text:s/></text:span><text:span text:style-name="T6"><text:s text:c="13"/></text:span><text:span text:style-name="T2"><text:s text:c="2"/>20</text:span><text:span text:style-name="T6">19</text:span><text:span text:style-name="T2">г.</text:span></text:p>
      <text:p text:style-name="P19"/>
      <text:p text:style-name="P18">Научный руководитель:</text:p>
      <text:p text:style-name="P25"><text:span text:style-name="T9">Доцент</text:span><text:span text:style-name="T8"> </text:span><text:span text:style-name="T2">математического института имени С. М. Никольского </text:span><text:span text:style-name="T8"><text:s/></text:span><text:span text:style-name="T27">к.ф.-м.н.</text:span></text:p>
      <text:p text:style-name="P21">Краснослободцев Александр Васильевич</text:p>
      <text:p text:style-name="P22"/>
      <text:p text:style-name="P23"/>
      <text:p text:style-name="P23"/>
      <text:p text:style-name="P23"/>
      <text:p text:style-name="P27"><text:span text:style-name="T1">Москва 20</text:span><text:span text:style-name="T5">19г</text:span></text:p>
      <text:p text:style-name="P61">Содержание</text:p>
      <text:list xml:id="list230273725" text:style-name="L1">
        <text:list-item>
          <text:p text:style-name="P62"><text:a xlink:type="simple" xlink:href="https://ru.wikipedia.org/wiki/Показательная_функция#Определение_показательной_функции" text:style-name="Internet_20_link" text:visited-style-name="Visited_20_Internet_20_Link"><text:span text:style-name="T51">Определение показательн</text:span></text:a><text:span text:style-name="T52">ая матрица</text:span></text:p>
        </text:list-item>
      </text:list>
      <text:list xml:id="list3036204439" text:style-name="L2">
        <text:list-item>
          <text:p text:style-name="P63"><text:a xlink:type="simple" xlink:href="https://ru.wikipedia.org/wiki/Показательная_функция#Свойства" text:style-name="Internet_20_link" text:visited-style-name="Visited_20_Internet_20_Link"><text:span text:style-name="T53">Свойства</text:span></text:a><text:span text:style-name="T52"> </text:span></text:p>
        </text:list-item>
        <text:list-item>
          <text:p text:style-name="P64">позтоновка задач и решение</text:p>
        </text:list-item>
        <text:list-item>
          <text:p text:style-name="P64">литуратура</text:p>
          <text:p text:style-name="P65"/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8" text:outline-level="1"><text:bookmark-start text:name="_Toc10547915"/><text:soft-page-break/><text:span text:style-name="T58">Показательная матрица</text:span></text:h>
      <text:p text:style-name="P56"><text:bookmark text:name="tw-target-text"/>В математике <text:span text:style-name="T104">Показательная</text:span><text:span text:style-name="T105"> </text:span>матрица - это матричная функция на квадратных матрицах, аналогичная обычной экспоненциальной функции. Используется для решения систем линейных дифференциальных уравнений. В теории групп Ли матричная экспонента дает связь между матричной алгеброй Ли и соответствующей группой Ли.</text:p>
      <text:p text:style-name="P59"/>
      <text:p text:style-name="P60">Пусть X - n × n вещественная или комплексная матрица. Экспонента X, обозначаемая eX или exp (X), представляет собой матрицу n × n, заданную степенным рядом</text:p>
      <text:p text:style-name="P60"><text:s/></text:p>
      <text:p text:style-name="P57"><text:span text:style-name="T104">Показательная</text:span><text:span text:style-name="T105"> </text:span>матрица можно найти по формуле</text:p>
      <text:p text:style-name="P58"/>
      <text:p text:style-name="P58"><draw:frame draw:style-name="fr1" draw:name="Object2" text:anchor-type="as-char" svg:y="-0.1701in" svg:width="0.2339in" svg:height="0.2075in" draw:z-index="104"><draw:object xlink:href="./Object 10" xlink:type="simple" xlink:show="embed" xlink:actuate="onLoad"/><draw:image xlink:href="./ObjectReplacements/Object 10" xlink:type="simple" xlink:show="embed" xlink:actuate="onLoad"/></draw:frame><text:span text:style-name="T103">=</text:span><text:span text:style-name="T103"><draw:frame draw:style-name="fr2" draw:name="Object3" text:anchor-type="as-char" svg:y="-0.2201in" svg:width="0.9307in" svg:height="0.389in" draw:z-index="105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57"/>
      <text:p text:style-name="P57">или общему методу решения.</text:p>
      <text:p text:style-name="P5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5" text:outline-level="1"><text:soft-page-break/><text:span text:style-name="T94"><text:s/></text:span><text:a xlink:type="simple" xlink:href="https://ru.wikipedia.org/wiki/Показательная_функция#Свойства" text:style-name="Internet_20_link" text:visited-style-name="Visited_20_Internet_20_Link"><text:span text:style-name="T49"><text:line-break/></text:span></text:a><text:a xlink:type="simple" xlink:href="https://ru.wikipedia.org/wiki/Показательная_функция#Свойства" text:style-name="Internet_20_link" text:visited-style-name="Visited_20_Internet_20_Link"><text:span text:style-name="T41">Свойства</text:span></text:a><text:span text:style-name="T82"> </text:span></text:h>
      <text:list xml:id="list3069220902" text:style-name="L4">
        <text:list-item>
          <text:h text:style-name="P46" text:outline-level="1"><text:span text:style-name="T83">e</text:span><text:span text:style-name="T68">0</text:span><text:span text:style-name="T83">=E</text:span></text:h>
        </text:list-item>
        <text:list-item>
          <text:h text:style-name="P46" text:outline-level="1"><text:span text:style-name="T83">e</text:span><text:span text:style-name="T68">xA</text:span><text:span text:style-name="T83">e</text:span><text:span text:style-name="T68">y</text:span><text:span text:style-name="T70">A</text:span><text:span text:style-name="T83">=</text:span><text:span text:style-name="T85">e</text:span><text:span text:style-name="T70">((x+y)A)</text:span></text:h>
        </text:list-item>
        <text:list-item>
          <text:h text:style-name="P47" text:outline-level="1"><text:span text:style-name="T30"><text:s/></text:span><text:span text:style-name="T85">exp A exp(-A) = E</text:span></text:h>
          <text:h text:style-name="P47" text:outline-level="1"><text:span text:style-name="T91">если </text:span><text:span text:style-name="T92">AB=BA </text:span><text:span text:style-name="T91">то </text:span></text:h>
        </text:list-item>
      </text:list>
      <text:list xml:id="list3452915113" text:style-name="L6">
        <text:list-item>
          <text:h text:style-name="P51" text:outline-level="1"><text:span text:style-name="T96"><text:s text:c="2"/>e</text:span><text:span text:style-name="T98">A</text:span><text:span text:style-name="T96">e</text:span><text:span text:style-name="T98">B</text:span><text:span text:style-name="T96"> =e</text:span><text:span text:style-name="T98"> B</text:span><text:span text:style-name="T96"> e</text:span><text:span text:style-name="T98"> A</text:span><text:span text:style-name="T96"> =e</text:span><text:span text:style-name="T98">(A+B)</text:span></text:h>
        </text:list-item>
      </text:list>
      <text:h text:style-name="P42" text:outline-level="1">т.к </text:h>
      <text:h text:style-name="P42" text:outline-level="1">e <text:span text:style-name="T61">A</text:span> = I + A + A<text:span text:style-name="T61">2</text:span><text:span text:style-name="T71">/</text:span> 2! + A<text:span text:style-name="T61">3 <text:s/></text:span><text:span text:style-name="T71">/</text:span>3! + · · · </text:h>
      <text:h text:style-name="P42" text:outline-level="1">e <text:span text:style-name="T61">B</text:span> = I + B + B<text:span text:style-name="T61">2</text:span><text:span text:style-name="T71">/</text:span> 2! + B<text:span text:style-name="T61">3</text:span> <text:span text:style-name="T71">/</text:span>3! + · · · </text:h>
      <text:h text:style-name="P44" text:outline-level="1">e <text:span text:style-name="T61">A</text:span> e <text:span text:style-name="T61">B</text:span> = I + A + B + AB +<text:span text:style-name="T86">(</text:span> A<text:span text:style-name="T61">2</text:span> <text:span text:style-name="T86">)</text:span>/<text:span text:style-name="T93">2! + </text:span><text:span text:style-name="T87">(</text:span><text:span text:style-name="T93">B</text:span><text:span text:style-name="T67">2</text:span><text:span text:style-name="T76">)</text:span><text:span text:style-name="T73">/</text:span>2! + <text:span text:style-name="T86">(</text:span>A<text:span text:style-name="T61">3</text:span><text:span text:style-name="T86">)</text:span>/3! +<text:span text:style-name="T86">(</text:span> A<text:span text:style-name="T61">2</text:span>B<text:span text:style-name="T86">)</text:span>/2! + AB<text:span text:style-name="T61">2</text:span>/2! + <text:span text:style-name="T86">(</text:span>B<text:span text:style-name="T61">3</text:span><text:span text:style-name="T86">)/</text:span>3! + · · · </text:h>
      <text:h text:style-name="P44" text:outline-level="1">= I + A + B + A<text:span text:style-name="T61">2</text:span> + 2AB + <text:span text:style-name="T86">(</text:span>B<text:span text:style-name="T61">2</text:span><text:span text:style-name="T74">)</text:span>/2! + A<text:span text:style-name="T61">3</text:span> + 3A<text:span text:style-name="T61">2</text:span>B + 3AB<text:span text:style-name="T61">2</text:span> + <text:span text:style-name="T86">(</text:span>B<text:span text:style-name="T61">3</text:span><text:span text:style-name="T74">)</text:span>/3! + · · · </text:h>
      <text:h text:style-name="P44" text:outline-level="1">Если <text:span text:style-name="T83">AB=BA </text:span>то</text:h>
      <text:h text:style-name="P44" text:outline-level="1">(A + B) <text:span text:style-name="T61">2 </text:span>= A<text:span text:style-name="T61">2</text:span> + 2AB + B<text:span text:style-name="T61">2</text:span> </text:h>
      <text:h text:style-name="P44" text:outline-level="1">И у нас </text:h>
      <text:h text:style-name="P44" text:outline-level="1">e<text:span text:style-name="T61"> A</text:span> e<text:span text:style-name="T61">B</text:span> = I + (A + B) + <text:span text:style-name="T86">(</text:span>(A + B) <text:span text:style-name="T61">2</text:span> <text:span text:style-name="T86">)</text:span>/2! + <text:span text:style-name="T86">(</text:span>(A + B)<text:span text:style-name="T61"> 3 </text:span><text:span text:style-name="T74">)</text:span><text:span text:style-name="T71">/</text:span>3! + · · · = e <text:span text:style-name="T61">A+B</text:span> </text:h>
      <text:h text:style-name="P7" text:outline-level="1"><text:span text:style-name="T32">Если </text:span><text:span text:style-name="T85">A</text:span><text:span text:style-name="T19"> </text:span><text:span text:style-name="T50">Невырожденная матрица</text:span><text:span text:style-name="T83"> </text:span><text:span text:style-name="T32">то </text:span></text:h>
      <text:list xml:id="list2090816005" text:style-name="L3">
        <text:list-item>
          <text:h text:style-name="P53" text:outline-level="1"><text:span text:style-name="T95">e</text:span><text:span text:style-name="T98">(BAB-1)</text:span><text:span text:style-name="T96">=Be</text:span><text:span text:style-name="T98">(A)B-1</text:span></text:h>
        </text:list-item>
      </text:list>
      <text:list xml:id="list160534468277139" text:continue-list="list3069220902" text:style-name="L4">
        <text:list-item>
          <text:h text:style-name="P45" text:outline-level="1"><text:soft-page-break/>* e<text:span text:style-name="T61">AT</text:span>=(e <text:span text:style-name="T61">A</text:span>)<text:span text:style-name="T61">T</text:span></text:h>
        </text:list-item>
        <text:list-item>
          <text:h text:style-name="P45" text:outline-level="1">*e<text:span text:style-name="T61">(A*)</text:span>=(e<text:span text:style-name="T61">A</text:span>)*</text:h>
        </text:list-item>
      </text:list>
      <text:list xml:id="list758776711" text:style-name="L5">
        <text:list-item>
          <text:h text:style-name="P50" text:outline-level="1"><text:span text:style-name="T97">Det e</text:span><text:span text:style-name="T99">A</text:span><text:span text:style-name="T97">= e</text:span><text:span text:style-name="T99">TrA</text:span></text:h>
        </text:list-item>
      </text:list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43" text:outline-level="1"><text:bookmark-start text:name="_Toc10551114"/><text:soft-page-break/>Постановка задачи<text:bookmark-end text:name="_Toc10551114"/><text:bookmark-end text:name="_Toc10547915"/></text:h>
      <text:p text:style-name="P4"><text:span text:style-name="T3">Моя курсовая работа посвящена </text:span><text:span text:style-name="T4">найти показательную функцию е</text:span><text:span text:style-name="T62">А</text:span><text:span text:style-name="T72"> данной матрицы А</text:span></text:p>
      <text:h text:style-name="P54" text:outline-level="1"><text:bookmark-start text:name="_Toc10551115"/><text:bookmark-start text:name="_Toc10547916"/>Решени<text:bookmark-end text:name="_Toc10551115"/><text:bookmark-end text:name="_Toc10547916"/><text:span text:style-name="T31">е</text:span></text:h>
      <text:h text:style-name="P49" text:outline-level="1"><text:span text:style-name="T15">1.</text:span><text:span text:style-name="T13"> <text:s/></text:span><text:span text:style-name="T15">A</text:span><text:span text:style-name="T24"> = </text:span><draw:frame draw:style-name="fr3" draw:name="Object1" text:anchor-type="as-char" svg:width="0.3543in" svg:height="0.4161in" draw:z-index="1"><draw:object xlink:href="./Object 158" xlink:type="simple" xlink:show="embed" xlink:actuate="onLoad"/><draw:image xlink:href="./ObjectReplacements/Object 158" xlink:type="simple" xlink:show="embed" xlink:actuate="onLoad"/><svg:desc>formula</svg:desc></draw:frame></text:h>
      <text:p text:style-name="P28">Посчитаем дискриминант </text:p>
      <text:p text:style-name="P36"><text:span text:style-name="T20">det</text:span><text:span text:style-name="T24"> <text:s/>|</text:span><text:span text:style-name="T20">A</text:span><text:span text:style-name="T24"> - </text:span><text:span text:style-name="T20">λE</text:span><text:span text:style-name="T24">| =| </text:span><text:span text:style-name="T24"><draw:frame draw:style-name="fr4" draw:name="Object79" text:anchor-type="as-char" svg:width="0.4154in" svg:height="0.3772in" draw:z-index="2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24">| = (2-</text:span><text:span text:style-name="T20">λ</text:span><text:span text:style-name="T24">)</text:span><text:span text:style-name="T66">2</text:span><text:span text:style-name="T24"> = 0</text:span></text:p>
      <text:p text:style-name="P37"><text:span text:style-name="T24">(2-</text:span><text:span text:style-name="T20">λ</text:span><text:span text:style-name="T24">)</text:span><text:span text:style-name="T66">2</text:span><text:span text:style-name="T24"> = 0</text:span></text:p>
      <text:p text:style-name="P37"><text:span text:style-name="T20">λ</text:span><text:span text:style-name="T24">=2 </text:span></text:p>
      <text:p text:style-name="P31">Найдем собственный вектор</text:p>
      <text:p text:style-name="P37"><draw:frame draw:style-name="fr3" draw:name="Object80" text:anchor-type="as-char" svg:width="0.7047in" svg:height="0.4161in" draw:z-index="3"><draw:object xlink:href="./Object 160" xlink:type="simple" xlink:show="embed" xlink:actuate="onLoad"/><draw:image xlink:href="./ObjectReplacements/Object 160" xlink:type="simple" xlink:show="embed" xlink:actuate="onLoad"/><svg:desc>formula</svg:desc></draw:frame><text:span text:style-name="T24"><text:s/>= </text:span><text:span text:style-name="T24"><draw:frame draw:style-name="fr3" draw:name="Object81" text:anchor-type="as-char" svg:width="0.2543in" svg:height="0.4161in" draw:z-index="4"><draw:object xlink:href="./Object 161" xlink:type="simple" xlink:show="embed" xlink:actuate="onLoad"/><draw:image xlink:href="./ObjectReplacements/Object 161" xlink:type="simple" xlink:show="embed" xlink:actuate="onLoad"/><svg:desc>formula</svg:desc></draw:frame></text:span></text:p>
      <text:p text:style-name="P37"><draw:frame draw:style-name="fr3" draw:name="Object82" text:anchor-type="as-char" svg:width="1.1898in" svg:height="0.4146in" draw:z-index="5"><draw:object xlink:href="./Object 162" xlink:type="simple" xlink:show="embed" xlink:actuate="onLoad"/><draw:image xlink:href="./ObjectReplacements/Object 162" xlink:type="simple" xlink:show="embed" xlink:actuate="onLoad"/><svg:desc>formula</svg:desc></draw:frame><text:span text:style-name="T24"><text:s text:c="7"/></text:span><text:span text:style-name="T24"><draw:frame draw:style-name="fr3" draw:name="Object83" text:anchor-type="as-char" svg:width="0.2543in" svg:height="0.4161in" draw:z-index="6"><draw:object xlink:href="./Object 163" xlink:type="simple" xlink:show="embed" xlink:actuate="onLoad"/><draw:image xlink:href="./ObjectReplacements/Object 163" xlink:type="simple" xlink:show="embed" xlink:actuate="onLoad"/><svg:desc>formula</svg:desc></draw:frame></text:span><text:span text:style-name="T24"><text:s/>= </text:span><text:span text:style-name="T20">H</text:span><text:span text:style-name="T24">1</text:span></text:p>
      <text:p text:style-name="P31">Присоед. вектор</text:p>
      <text:p text:style-name="P37"><draw:frame draw:style-name="fr3" draw:name="Object84" text:anchor-type="as-char" svg:width="0.7228in" svg:height="0.4161in" draw:z-index="7"><draw:object xlink:href="./Object 164" xlink:type="simple" xlink:show="embed" xlink:actuate="onLoad"/><draw:image xlink:href="./ObjectReplacements/Object 164" xlink:type="simple" xlink:show="embed" xlink:actuate="onLoad"/><svg:desc>formula</svg:desc></draw:frame><text:span text:style-name="T20"><text:s/>= </text:span><text:span text:style-name="T20"><draw:frame draw:style-name="fr3" draw:name="Object85" text:anchor-type="as-char" svg:width="0.2543in" svg:height="0.4161in" draw:z-index="8"><draw:object xlink:href="./Object 165" xlink:type="simple" xlink:show="embed" xlink:actuate="onLoad"/><draw:image xlink:href="./ObjectReplacements/Object 165" xlink:type="simple" xlink:show="embed" xlink:actuate="onLoad"/><svg:desc>formula</svg:desc></draw:frame></text:span></text:p>
      <text:p text:style-name="P37"><draw:frame draw:style-name="fr3" draw:name="Object86" text:anchor-type="as-char" svg:width="0.5134in" svg:height="0.4146in" draw:z-index="9"><draw:object xlink:href="./Object 166" xlink:type="simple" xlink:show="embed" xlink:actuate="onLoad"/><draw:image xlink:href="./ObjectReplacements/Object 166" xlink:type="simple" xlink:show="embed" xlink:actuate="onLoad"/><svg:desc>formula</svg:desc></draw:frame><text:span text:style-name="T20"><text:s text:c="7"/></text:span><text:span text:style-name="T20"><draw:frame draw:style-name="fr5" draw:name="Object87" text:anchor-type="as-char" svg:width="0.2543in" svg:height="0.4161in" draw:z-index="10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20"><text:s/>= P1</text:span></text:p>
      <text:p text:style-name="P32">Общее решение системы имеет вид</text:p>
      <text:p text:style-name="P37"><draw:frame draw:style-name="fr3" draw:name="Object88" text:anchor-type="as-char" svg:width="0.2717in" svg:height="0.4161in" draw:z-index="11"><draw:object xlink:href="./Object 168" xlink:type="simple" xlink:show="embed" xlink:actuate="onLoad"/><draw:image xlink:href="./ObjectReplacements/Object 168" xlink:type="simple" xlink:show="embed" xlink:actuate="onLoad"/><svg:desc>formula</svg:desc></draw:frame><text:span text:style-name="T20"><text:s/>= c</text:span><text:span text:style-name="T34">1</text:span><text:span text:style-name="T20">e</text:span><text:span text:style-name="T65">2t</text:span><text:span text:style-name="T20"> * </text:span><text:span text:style-name="T20"><draw:frame draw:style-name="fr3" draw:name="Object89" text:anchor-type="as-char" svg:width="0.2543in" svg:height="0.4161in" draw:z-index="12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20"><text:s/>+ c</text:span><text:span text:style-name="T34">2e</text:span><text:span text:style-name="T65">2t</text:span><text:span text:style-name="T20"> * (t <text:s/></text:span><text:span text:style-name="T20"><draw:frame draw:style-name="fr3" draw:name="Object90" text:anchor-type="as-char" svg:width="0.2543in" svg:height="0.4161in" draw:z-index="13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20"><text:s/>+ </text:span><text:span text:style-name="T20"><draw:frame draw:style-name="fr3" draw:name="Object91" text:anchor-type="as-char" svg:width="0.2543in" svg:height="0.4161in" draw:z-index="14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20">) = </text:span><text:span text:style-name="T20"><draw:frame draw:style-name="fr3" draw:name="Object92" text:anchor-type="as-char" svg:width="0.878in" svg:height="0.522in" draw:z-index="15"><draw:object xlink:href="./Object 172" xlink:type="simple" xlink:show="embed" xlink:actuate="onLoad"/><draw:image xlink:href="./ObjectReplacements/Object 172" xlink:type="simple" xlink:show="embed" xlink:actuate="onLoad"/><svg:desc>formula</svg:desc></draw:frame></text:span></text:p>
      <text:p text:style-name="P33"/>
      <text:p text:style-name="P29">для начальное значение <text:span text:style-name="T83">t</text:span></text:p>
      <text:p text:style-name="P33">t = 0</text:p>
      <text:p text:style-name="P37"><text:span text:style-name="T20">u(0) = </text:span><text:span text:style-name="T20"><draw:frame draw:style-name="fr3" draw:name="Object93" text:anchor-type="as-char" svg:width="0.4909in" svg:height="0.4492in" draw:z-index="16"><draw:object xlink:href="./Object 173" xlink:type="simple" xlink:show="embed" xlink:actuate="onLoad"/><draw:image xlink:href="./ObjectReplacements/Object 173" xlink:type="simple" xlink:show="embed" xlink:actuate="onLoad"/><svg:desc>formula</svg:desc></draw:frame></text:span><text:span text:style-name="T20"><text:s/>= </text:span><text:span text:style-name="T20"><draw:frame draw:style-name="fr3" draw:name="Object94" text:anchor-type="as-char" svg:width="0.3508in" svg:height="0.4161in" draw:z-index="17"><draw:object xlink:href="./Object 174" xlink:type="simple" xlink:show="embed" xlink:actuate="onLoad"/><draw:image xlink:href="./ObjectReplacements/Object 174" xlink:type="simple" xlink:show="embed" xlink:actuate="onLoad"/><svg:desc>formula</svg:desc></draw:frame></text:span></text:p>
      <text:p text:style-name="P37"><text:span text:style-name="T20">u(0) = e</text:span><text:span text:style-name="T34">1</text:span><text:span text:style-name="T20">= </text:span><text:span text:style-name="T20"><draw:frame draw:style-name="fr3" draw:name="Object95" text:anchor-type="as-char" svg:width="0.2543in" svg:height="0.4161in" draw:z-index="18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20"><text:s text:c="5"/></text:span><text:span text:style-name="T20"><draw:frame draw:style-name="fr3" draw:name="Object96" text:anchor-type="as-char" svg:width="0.3508in" svg:height="0.4161in" draw:z-index="19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20"><text:s/>= </text:span><text:span text:style-name="T20"><draw:frame draw:style-name="fr3" draw:name="Object97" text:anchor-type="as-char" svg:width="0.2543in" svg:height="0.4161in" draw:z-index="20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20"><text:s text:c="5"/></text:span></text:p>
      <text:p text:style-name="P37"><text:span text:style-name="T20">u(0) = e</text:span><text:span text:style-name="T34">2</text:span><text:span text:style-name="T20">= </text:span><text:span text:style-name="T20"><draw:frame draw:style-name="fr3" draw:name="Object98" text:anchor-type="as-char" svg:width="0.2543in" svg:height="0.4161in" draw:z-index="21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20"><text:s text:c="5"/></text:span><text:span text:style-name="T20"><draw:frame draw:style-name="fr3" draw:name="Object99" text:anchor-type="as-char" svg:width="0.3508in" svg:height="0.4161in" draw:z-index="22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20"><text:s/>= </text:span><text:span text:style-name="T20"><draw:frame draw:style-name="fr3" draw:name="Object100" text:anchor-type="as-char" svg:width="0.2543in" svg:height="0.4161in" draw:z-index="23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pan text:style-name="T20"><text:s text:c="6"/></text:span></text:p>
      <text:p text:style-name="P37"><text:span text:style-name="T20">u</text:span><text:span text:style-name="T34">1</text:span><text:span text:style-name="T20">(t) = </text:span><text:span text:style-name="T20"><draw:frame draw:style-name="fr3" draw:name="Object101" text:anchor-type="as-char" svg:width="0.3445in" svg:height="0.4417in" draw:z-index="24"><draw:object xlink:href="./Object 181" xlink:type="simple" xlink:show="embed" xlink:actuate="onLoad"/><draw:image xlink:href="./ObjectReplacements/Object 181" xlink:type="simple" xlink:show="embed" xlink:actuate="onLoad"/><svg:desc>formula</svg:desc></draw:frame></text:span><text:span text:style-name="T20"><text:s text:c="5"/></text:span></text:p>
      <text:p text:style-name="P37"><text:span text:style-name="T20">u</text:span><text:span text:style-name="T34">2</text:span><text:span text:style-name="T20">(t) = </text:span><text:span text:style-name="T20"><draw:frame draw:style-name="fr3" draw:name="Object102" text:anchor-type="as-char" svg:width="0.3882in" svg:height="0.4673in" draw:z-index="25"><draw:object xlink:href="./Object 182" xlink:type="simple" xlink:show="embed" xlink:actuate="onLoad"/><draw:image xlink:href="./ObjectReplacements/Object 182" xlink:type="simple" xlink:show="embed" xlink:actuate="onLoad"/><svg:desc>formula</svg:desc></draw:frame></text:span><text:span text:style-name="T20"><text:s text:c="5"/></text:span></text:p>
      <text:p text:style-name="P37"><text:span text:style-name="T20">e</text:span><text:span text:style-name="T65">tA</text:span><text:span text:style-name="T20"> = </text:span><text:span text:style-name="T20"><draw:frame draw:style-name="fr3" draw:name="Object103" text:anchor-type="as-char" svg:width="0.5819in" svg:height="0.4673in" draw:z-index="26"><draw:object xlink:href="./Object 183" xlink:type="simple" xlink:show="embed" xlink:actuate="onLoad"/><draw:image xlink:href="./ObjectReplacements/Object 183" xlink:type="simple" xlink:show="embed" xlink:actuate="onLoad"/><svg:desc>formula</svg:desc></draw:frame></text:span><text:span text:style-name="T20"><text:s text:c="5"/></text:span></text:p>
      <text:p text:style-name="P37"><text:span text:style-name="T20">t</text:span><text:span text:style-name="T24">=1</text:span></text:p>
      <text:p text:style-name="P37"><text:span text:style-name="T20">e</text:span><text:span text:style-name="T65">A</text:span><text:span text:style-name="T20"> = </text:span><text:span text:style-name="T20"><draw:frame draw:style-name="fr3" draw:name="Object104" text:anchor-type="as-char" svg:width="0.4484in" svg:height="0.4673in" draw:z-index="27"><draw:object xlink:href="./Object 184" xlink:type="simple" xlink:show="embed" xlink:actuate="onLoad"/><draw:image xlink:href="./ObjectReplacements/Object 184" xlink:type="simple" xlink:show="embed" xlink:actuate="onLoad"/><svg:desc>formula</svg:desc></draw:frame></text:span><text:span text:style-name="T20"><text:s text:c="5"/></text:span></text:p>
      <text:p text:style-name="P35"/>
      <text:p text:style-name="P35"/>
      <text:p text:style-name="P40"/>
      <text:p text:style-name="P37"><text:span text:style-name="T10">2. </text:span><text:span text:style-name="T24">А = </text:span><text:span text:style-name="T24"><draw:frame draw:style-name="fr3" draw:name="Object105" text:anchor-type="as-char" svg:width="0.4744in" svg:height="0.4161in" draw:z-index="28"><draw:object xlink:href="./Object 185" xlink:type="simple" xlink:show="embed" xlink:actuate="onLoad"/><draw:image xlink:href="./ObjectReplacements/Object 185" xlink:type="simple" xlink:show="embed" xlink:actuate="onLoad"/><svg:desc>formula</svg:desc></draw:frame></text:span></text:p>
      <text:p text:style-name="P28">Посчитаем дискриминант </text:p>
      <text:p text:style-name="P36"><text:span text:style-name="T20">det</text:span><text:span text:style-name="T24"> <text:s/>|</text:span><text:span text:style-name="T20">A</text:span><text:span text:style-name="T24"> - </text:span><text:span text:style-name="T20">λE</text:span><text:span text:style-name="T24">| =| </text:span><text:span text:style-name="T24"><draw:frame draw:style-name="fr3" draw:name="Object106" text:anchor-type="as-char" svg:width="0.5346in" svg:height="0.3772in" draw:z-index="29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pan text:style-name="T24">| = )</text:span><text:span text:style-name="T66">2</text:span><text:span text:style-name="T24">-3 </text:span><text:span text:style-name="T20">λ</text:span><text:span text:style-name="T24">+2 = 0</text:span></text:p>
      <text:p text:style-name="P37"><text:span text:style-name="T20">λ</text:span><text:span text:style-name="T24">1=1</text:span></text:p>
      <text:p text:style-name="P37"><text:span text:style-name="T20">λ</text:span><text:span text:style-name="T24">2=2</text:span></text:p>
      <text:p text:style-name="P37"><text:span text:style-name="T24">Найдем собственный вектор для каждого </text:span><text:span text:style-name="T20">λ</text:span></text:p>
      <text:p text:style-name="P37"><text:span text:style-name="T24">(А-1*Е)</text:span><text:span text:style-name="T20">λ</text:span><text:span text:style-name="T24">1 =</text:span><text:span text:style-name="T24"><draw:frame draw:style-name="fr3" draw:name="Object107" text:anchor-type="as-char" svg:width="0.8193in" svg:height="0.4161in" draw:z-index="30"><draw:object xlink:href="./Object 187" xlink:type="simple" xlink:show="embed" xlink:actuate="onLoad"/><draw:image xlink:href="./ObjectReplacements/Object 187" xlink:type="simple" xlink:show="embed" xlink:actuate="onLoad"/><svg:desc>formula</svg:desc></draw:frame></text:span><text:span text:style-name="T24"> = </text:span><text:span text:style-name="T24"><draw:frame draw:style-name="fr3" draw:name="Object108" text:anchor-type="as-char" svg:width="0.0874in" svg:height="0.1839in" draw:z-index="31"><draw:object xlink:href="./Object 188" xlink:type="simple" xlink:show="embed" xlink:actuate="onLoad"/><draw:image xlink:href="./ObjectReplacements/Object 188" xlink:type="simple" xlink:show="embed" xlink:actuate="onLoad"/><svg:desc>formula</svg:desc></draw:frame></text:span><text:span text:style-name="T24"><text:s/></text:span><text:span text:style-name="T24"><draw:frame draw:style-name="fr3" draw:name="Object109" text:anchor-type="as-char" svg:width="0.2508in" svg:height="0.4161in" draw:z-index="32"><draw:object xlink:href="./Object 189" xlink:type="simple" xlink:show="embed" xlink:actuate="onLoad"/><draw:image xlink:href="./ObjectReplacements/Object 189" xlink:type="simple" xlink:show="embed" xlink:actuate="onLoad"/><svg:desc>formula</svg:desc></draw:frame></text:span></text:p>
      <text:p text:style-name="P37"><text:span text:style-name="T24">(А-2*Е)</text:span><text:span text:style-name="T20">λ</text:span><text:span text:style-name="T24">2 =</text:span><text:span text:style-name="T24"><draw:frame draw:style-name="fr3" draw:name="Object110" text:anchor-type="as-char" svg:width="0.8201in" svg:height="0.4161in" draw:z-index="33"><draw:object xlink:href="./Object 190" xlink:type="simple" xlink:show="embed" xlink:actuate="onLoad"/><draw:image xlink:href="./ObjectReplacements/Object 190" xlink:type="simple" xlink:show="embed" xlink:actuate="onLoad"/><svg:desc>formula</svg:desc></draw:frame></text:span><text:span text:style-name="T24"> = </text:span><text:span text:style-name="T24"><draw:frame draw:style-name="fr3" draw:name="Object111" text:anchor-type="as-char" svg:width="0.0874in" svg:height="0.1839in" draw:z-index="34"><draw:object xlink:href="./Object 191" xlink:type="simple" xlink:show="embed" xlink:actuate="onLoad"/><draw:image xlink:href="./ObjectReplacements/Object 191" xlink:type="simple" xlink:show="embed" xlink:actuate="onLoad"/><svg:desc>formula</svg:desc></draw:frame></text:span><text:span text:style-name="T24"><text:s/></text:span><text:span text:style-name="T24"><draw:frame draw:style-name="fr3" draw:name="Object112" text:anchor-type="as-char" svg:width="0.2492in" svg:height="0.4161in" draw:z-index="35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p>
      <text:p text:style-name="P31">Общее решение системы имеет вид</text:p>
      <text:p text:style-name="P37"><draw:frame draw:style-name="fr3" draw:name="Object113" text:anchor-type="as-char" svg:width="0.2717in" svg:height="0.4161in" draw:z-index="36"><draw:object xlink:href="./Object 193" xlink:type="simple" xlink:show="embed" xlink:actuate="onLoad"/><draw:image xlink:href="./ObjectReplacements/Object 193" xlink:type="simple" xlink:show="embed" xlink:actuate="onLoad"/><svg:desc>formula</svg:desc></draw:frame><text:span text:style-name="T20"><text:s/>= c</text:span><text:span text:style-name="T34">1</text:span><text:span text:style-name="T20"> </text:span><text:span text:style-name="T20"><draw:frame draw:style-name="fr3" draw:name="Object114" text:anchor-type="as-char" svg:width="0.3374in" svg:height="0.4161in" draw:z-index="37"><draw:object xlink:href="./Object 194" xlink:type="simple" xlink:show="embed" xlink:actuate="onLoad"/><draw:image xlink:href="./ObjectReplacements/Object 194" xlink:type="simple" xlink:show="embed" xlink:actuate="onLoad"/><svg:desc>formula</svg:desc></draw:frame></text:span><text:span text:style-name="T20"><text:s/></text:span><text:span text:style-name="T65">t</text:span><text:span text:style-name="T20">+ c</text:span><text:span text:style-name="T34">2</text:span><text:span text:style-name="T34"><draw:frame draw:style-name="fr3" draw:name="Object115" text:anchor-type="as-char" svg:width="0.3366in" svg:height="0.4161in" draw:z-index="38"><draw:object xlink:href="./Object 195" xlink:type="simple" xlink:show="embed" xlink:actuate="onLoad"/><draw:image xlink:href="./ObjectReplacements/Object 195" xlink:type="simple" xlink:show="embed" xlink:actuate="onLoad"/><svg:desc>formula</svg:desc></draw:frame></text:span><text:span text:style-name="T65">2t</text:span><text:span text:style-name="T20"> = </text:span><text:span text:style-name="T20"><draw:frame draw:style-name="fr3" draw:name="Object116" text:anchor-type="as-char" svg:width="0.9772in" svg:height="0.522in" draw:z-index="39"><draw:object xlink:href="./Object 196" xlink:type="simple" xlink:show="embed" xlink:actuate="onLoad"/><draw:image xlink:href="./ObjectReplacements/Object 196" xlink:type="simple" xlink:show="embed" xlink:actuate="onLoad"/><svg:desc>formula</svg:desc></draw:frame></text:span></text:p>
      <text:p text:style-name="P37"><text:span text:style-name="T20">начальное значение </text:span><text:span text:style-name="T22">t</text:span></text:p>
      <text:p text:style-name="P33">t = 0</text:p>
      <text:p text:style-name="P37"><text:span text:style-name="T20">u(0) = </text:span><text:span text:style-name="T20"><draw:frame draw:style-name="fr3" draw:name="Object117" text:anchor-type="as-char" svg:width="0.4909in" svg:height="0.4492in" draw:z-index="40"><draw:object xlink:href="./Object 197" xlink:type="simple" xlink:show="embed" xlink:actuate="onLoad"/><draw:image xlink:href="./ObjectReplacements/Object 197" xlink:type="simple" xlink:show="embed" xlink:actuate="onLoad"/><svg:desc>formula</svg:desc></draw:frame></text:span><text:span text:style-name="T20"><text:s/>= </text:span><text:span text:style-name="T20"><draw:frame draw:style-name="fr3" draw:name="Object118" text:anchor-type="as-char" svg:width="0.7484in" svg:height="0.4161in" draw:z-index="41"><draw:object xlink:href="./Object 198" xlink:type="simple" xlink:show="embed" xlink:actuate="onLoad"/><draw:image xlink:href="./ObjectReplacements/Object 198" xlink:type="simple" xlink:show="embed" xlink:actuate="onLoad"/><svg:desc>formula</svg:desc></draw:frame></text:span></text:p>
      <text:p text:style-name="P37"><text:span text:style-name="T20">u(0) = e</text:span><text:span text:style-name="T34">1</text:span><text:span text:style-name="T20">= </text:span><text:span text:style-name="T20"><draw:frame draw:style-name="fr3" draw:name="Object119" text:anchor-type="as-char" svg:width="0.2543in" svg:height="0.4161in" draw:z-index="42"><draw:object xlink:href="./Object 199" xlink:type="simple" xlink:show="embed" xlink:actuate="onLoad"/><draw:image xlink:href="./ObjectReplacements/Object 199" xlink:type="simple" xlink:show="embed" xlink:actuate="onLoad"/><svg:desc>formula</svg:desc></draw:frame></text:span><text:span text:style-name="T20"><text:s text:c="5"/></text:span><text:span text:style-name="T20"><draw:frame draw:style-name="fr3" draw:name="Object120" text:anchor-type="as-char" svg:width="0.3508in" svg:height="0.4161in" draw:z-index="43"><draw:object xlink:href="./Object 200" xlink:type="simple" xlink:show="embed" xlink:actuate="onLoad"/><draw:image xlink:href="./ObjectReplacements/Object 200" xlink:type="simple" xlink:show="embed" xlink:actuate="onLoad"/><svg:desc>formula</svg:desc></draw:frame></text:span><text:span text:style-name="T20"><text:s/>= </text:span><text:span text:style-name="T20"><draw:frame draw:style-name="fr3" draw:name="Object121" text:anchor-type="as-char" svg:width="0.3752in" svg:height="0.4161in" draw:z-index="44"><draw:object xlink:href="./Object 201" xlink:type="simple" xlink:show="embed" xlink:actuate="onLoad"/><draw:image xlink:href="./ObjectReplacements/Object 201" xlink:type="simple" xlink:show="embed" xlink:actuate="onLoad"/><svg:desc>formula</svg:desc></draw:frame></text:span><text:span text:style-name="T20"><text:s text:c="5"/></text:span></text:p>
      <text:p text:style-name="P37"><text:span text:style-name="T20">u(0) = e</text:span><text:span text:style-name="T34">2</text:span><text:span text:style-name="T20">= </text:span><text:span text:style-name="T20"><draw:frame draw:style-name="fr3" draw:name="Object122" text:anchor-type="as-char" svg:width="0.2543in" svg:height="0.4161in" draw:z-index="45"><draw:object xlink:href="./Object 202" xlink:type="simple" xlink:show="embed" xlink:actuate="onLoad"/><draw:image xlink:href="./ObjectReplacements/Object 202" xlink:type="simple" xlink:show="embed" xlink:actuate="onLoad"/><svg:desc>formula</svg:desc></draw:frame></text:span><text:span text:style-name="T20"><text:s text:c="5"/></text:span><text:span text:style-name="T20"><draw:frame draw:style-name="fr3" draw:name="Object123" text:anchor-type="as-char" svg:width="0.3508in" svg:height="0.4161in" draw:z-index="46"><draw:object xlink:href="./Object 203" xlink:type="simple" xlink:show="embed" xlink:actuate="onLoad"/><draw:image xlink:href="./ObjectReplacements/Object 203" xlink:type="simple" xlink:show="embed" xlink:actuate="onLoad"/><svg:desc>formula</svg:desc></draw:frame></text:span><text:span text:style-name="T20"><text:s/>= </text:span><text:span text:style-name="T20"><draw:frame draw:style-name="fr3" draw:name="Object124" text:anchor-type="as-char" svg:width="0.3752in" svg:height="0.4161in" draw:z-index="47"><draw:object xlink:href="./Object 204" xlink:type="simple" xlink:show="embed" xlink:actuate="onLoad"/><draw:image xlink:href="./ObjectReplacements/Object 204" xlink:type="simple" xlink:show="embed" xlink:actuate="onLoad"/><svg:desc>formula</svg:desc></draw:frame></text:span><text:span text:style-name="T20"><text:s text:c="6"/></text:span></text:p>
      <text:p text:style-name="P37"><text:span text:style-name="T20">u</text:span><text:span text:style-name="T34">1</text:span><text:span text:style-name="T20">(t) = </text:span><text:span text:style-name="T20"><draw:frame draw:style-name="fr3" draw:name="Object125" text:anchor-type="as-char" svg:width="0.8008in" svg:height="0.4673in" draw:z-index="48"><draw:object xlink:href="./Object 205" xlink:type="simple" xlink:show="embed" xlink:actuate="onLoad"/><draw:image xlink:href="./ObjectReplacements/Object 205" xlink:type="simple" xlink:show="embed" xlink:actuate="onLoad"/><svg:desc>formula</svg:desc></draw:frame></text:span><text:span text:style-name="T20"><text:s text:c="5"/></text:span></text:p>
      <text:p text:style-name="P37"><text:span text:style-name="T20">u</text:span><text:span text:style-name="T34">2</text:span><text:span text:style-name="T20">(t) = </text:span><text:span text:style-name="T20"><draw:frame draw:style-name="fr3" draw:name="Object126" text:anchor-type="as-char" svg:width="0.7008in" svg:height="0.4673in" draw:z-index="49"><draw:object xlink:href="./Object 206" xlink:type="simple" xlink:show="embed" xlink:actuate="onLoad"/><draw:image xlink:href="./ObjectReplacements/Object 206" xlink:type="simple" xlink:show="embed" xlink:actuate="onLoad"/><svg:desc>formula</svg:desc></draw:frame></text:span><text:span text:style-name="T20"><text:s text:c="5"/></text:span></text:p>
      <text:p text:style-name="P37"><text:span text:style-name="T20">e</text:span><text:span text:style-name="T65">tA</text:span><text:span text:style-name="T20"> = <text:s/></text:span><text:span text:style-name="T20"><draw:frame draw:style-name="fr3" draw:name="Object127" text:anchor-type="as-char" svg:width="1.3508in" svg:height="0.4673in" draw:z-index="50"><draw:object xlink:href="./Object 207" xlink:type="simple" xlink:show="embed" xlink:actuate="onLoad"/><draw:image xlink:href="./ObjectReplacements/Object 207" xlink:type="simple" xlink:show="embed" xlink:actuate="onLoad"/><svg:desc>formula</svg:desc></draw:frame></text:span><text:span text:style-name="T20"><text:s text:c="5"/></text:span></text:p>
      <text:p text:style-name="P37"><text:span text:style-name="T20">t</text:span><text:span text:style-name="T24">=1</text:span></text:p>
      <text:p text:style-name="P37"><text:span text:style-name="T20">e</text:span><text:span text:style-name="T65">A</text:span><text:span text:style-name="T20"> = </text:span><text:span text:style-name="T20"><draw:frame draw:style-name="fr3" draw:name="Object128" text:anchor-type="as-char" svg:width="1.1902in" svg:height="0.4673in" draw:z-index="51"><draw:object xlink:href="./Object 208" xlink:type="simple" xlink:show="embed" xlink:actuate="onLoad"/><draw:image xlink:href="./ObjectReplacements/Object 208" xlink:type="simple" xlink:show="embed" xlink:actuate="onLoad"/><svg:desc>formula</svg:desc></draw:frame></text:span><text:span text:style-name="T20"><text:s text:c="5"/></text:span></text:p>
      <text:p text:style-name="P35"/>
      <text:p text:style-name="P35"/>
      <text:p text:style-name="P35"/>
      <text:p text:style-name="P35"/>
      <text:p text:style-name="P40"/>
      <text:p text:style-name="P37"><text:span text:style-name="T21">3. </text:span><text:span text:style-name="T24">А = </text:span><text:span text:style-name="T24"><draw:frame draw:style-name="fr3" draw:name="Object129" text:anchor-type="as-char" svg:width="0.6083in" svg:height="0.4161in" draw:z-index="52"><draw:object xlink:href="./Object 209" xlink:type="simple" xlink:show="embed" xlink:actuate="onLoad"/><draw:image xlink:href="./ObjectReplacements/Object 209" xlink:type="simple" xlink:show="embed" xlink:actuate="onLoad"/><svg:desc>formula</svg:desc></draw:frame></text:span></text:p>
      <text:p text:style-name="P37"><text:span text:style-name="T20">det</text:span><text:span text:style-name="T24"> <text:s/>|</text:span><text:span text:style-name="T20">A</text:span><text:span text:style-name="T24"> - </text:span><text:span text:style-name="T20">λE</text:span><text:span text:style-name="T24">| =| </text:span><text:span text:style-name="T24"><draw:frame draw:style-name="fr3" draw:name="Object130" text:anchor-type="as-char" svg:width="0.6791in" svg:height="0.3772in" draw:z-index="53"><draw:object xlink:href="./Object 210" xlink:type="simple" xlink:show="embed" xlink:actuate="onLoad"/><draw:image xlink:href="./ObjectReplacements/Object 210" xlink:type="simple" xlink:show="embed" xlink:actuate="onLoad"/><svg:desc>formula</svg:desc></draw:frame></text:span><text:span text:style-name="T24">| = 0</text:span></text:p>
      <text:p text:style-name="P37"><text:span text:style-name="T24">(-2-</text:span><text:span text:style-name="T20">λ</text:span><text:span text:style-name="T24">)(2- </text:span><text:span text:style-name="T20">λ</text:span><text:span text:style-name="T24">)+4=0</text:span></text:p>
      <text:p text:style-name="P37"><text:span text:style-name="T24">-4-2 </text:span><text:span text:style-name="T20">λ</text:span><text:span text:style-name="T24">+2 </text:span><text:span text:style-name="T20">λ</text:span><text:span text:style-name="T24"> + </text:span><text:span text:style-name="T20">λ</text:span><text:span text:style-name="T66">2</text:span><text:span text:style-name="T24"> +4=0</text:span></text:p>
      <text:p text:style-name="P37"><text:span text:style-name="T20">λ</text:span><text:span text:style-name="T66"> 2</text:span><text:span text:style-name="T24"> =0 <text:s text:c="3"/></text:span><text:span text:style-name="T20">λ</text:span><text:span text:style-name="T24">=0</text:span></text:p>
      <text:p text:style-name="P31">Найдем собственный вектор</text:p>
      <text:p text:style-name="P31"/>
      <text:p text:style-name="P37"><draw:frame draw:style-name="fr3" draw:name="Object131" text:anchor-type="as-char" svg:width="0.9563in" svg:height="0.4161in" draw:z-index="54"><draw:object xlink:href="./Object 211" xlink:type="simple" xlink:show="embed" xlink:actuate="onLoad"/><draw:image xlink:href="./ObjectReplacements/Object 211" xlink:type="simple" xlink:show="embed" xlink:actuate="onLoad"/><svg:desc>formula</svg:desc></draw:frame><text:span text:style-name="T20"><text:s/>= </text:span><text:span text:style-name="T20"><draw:frame draw:style-name="fr3" draw:name="Object132" text:anchor-type="as-char" svg:width="0.2543in" svg:height="0.4161in" draw:z-index="55"><draw:object xlink:href="./Object 212" xlink:type="simple" xlink:show="embed" xlink:actuate="onLoad"/><draw:image xlink:href="./ObjectReplacements/Object 212" xlink:type="simple" xlink:show="embed" xlink:actuate="onLoad"/><svg:desc>formula</svg:desc></draw:frame></text:span></text:p>
      <text:p text:style-name="P37"><draw:frame draw:style-name="fr3" draw:name="Object133" text:anchor-type="as-char" svg:width="1.2508in" svg:height="0.4146in" draw:z-index="56"><draw:object xlink:href="./Object 213" xlink:type="simple" xlink:show="embed" xlink:actuate="onLoad"/><draw:image xlink:href="./ObjectReplacements/Object 213" xlink:type="simple" xlink:show="embed" xlink:actuate="onLoad"/><svg:desc>formula</svg:desc></draw:frame><text:span text:style-name="T20"><text:s text:c="6"/></text:span><text:span text:style-name="T20"><draw:frame draw:style-name="fr3" draw:name="Object134" text:anchor-type="as-char" svg:width="0.9319in" svg:height="0.4146in" draw:z-index="57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pan text:style-name="T20"><text:s text:c="8"/></text:span><text:span text:style-name="T20"><draw:frame draw:style-name="fr3" draw:name="Object135" text:anchor-type="as-char" svg:width="0.3756in" svg:height="0.4161in" draw:z-index="58"><draw:object xlink:href="./Object 215" xlink:type="simple" xlink:show="embed" xlink:actuate="onLoad"/><draw:image xlink:href="./ObjectReplacements/Object 215" xlink:type="simple" xlink:show="embed" xlink:actuate="onLoad"/><svg:desc>formula</svg:desc></draw:frame></text:span><text:span text:style-name="T20"><text:s/>= H1</text:span></text:p>
      <text:p text:style-name="P33"/>
      <text:p text:style-name="P31">Присоед. Вектор</text:p>
      <text:p text:style-name="P31"/>
      <text:p text:style-name="P37"><draw:frame draw:style-name="fr3" draw:name="Object136" text:anchor-type="as-char" svg:width="0.9736in" svg:height="0.4161in" draw:z-index="59"><draw:object xlink:href="./Object 216" xlink:type="simple" xlink:show="embed" xlink:actuate="onLoad"/><draw:image xlink:href="./ObjectReplacements/Object 216" xlink:type="simple" xlink:show="embed" xlink:actuate="onLoad"/><svg:desc>formula</svg:desc></draw:frame><text:span text:style-name="T24"><text:s/>= </text:span><text:span text:style-name="T24"><draw:frame draw:style-name="fr3" draw:name="Object137" text:anchor-type="as-char" svg:width="0.3756in" svg:height="0.4161in" draw:z-index="60"><draw:object xlink:href="./Object 217" xlink:type="simple" xlink:show="embed" xlink:actuate="onLoad"/><draw:image xlink:href="./ObjectReplacements/Object 217" xlink:type="simple" xlink:show="embed" xlink:actuate="onLoad"/><svg:desc>formula</svg:desc></draw:frame></text:span></text:p>
      <text:p text:style-name="P37"><draw:frame draw:style-name="fr3" draw:name="Object138" text:anchor-type="as-char" svg:width="1.3154in" svg:height="0.4146in" draw:z-index="61"><draw:object xlink:href="./Object 218" xlink:type="simple" xlink:show="embed" xlink:actuate="onLoad"/><draw:image xlink:href="./ObjectReplacements/Object 218" xlink:type="simple" xlink:show="embed" xlink:actuate="onLoad"/><svg:desc>formula</svg:desc></draw:frame><text:span text:style-name="T24"><text:s text:c="6"/></text:span><text:span text:style-name="T24"><draw:frame draw:style-name="fr3" draw:name="Object139" text:anchor-type="as-char" svg:width="0.9528in" svg:height="0.4146in" draw:z-index="62"><draw:object xlink:href="./Object 219" xlink:type="simple" xlink:show="embed" xlink:actuate="onLoad"/><draw:image xlink:href="./ObjectReplacements/Object 219" xlink:type="simple" xlink:show="embed" xlink:actuate="onLoad"/><svg:desc>formula</svg:desc></draw:frame></text:span><text:span text:style-name="T24"><text:s text:c="11"/></text:span><text:span text:style-name="T24"><draw:frame draw:style-name="fr3" draw:name="Object140" text:anchor-type="as-char" svg:width="0.2543in" svg:height="0.4161in" draw:z-index="63"><draw:object xlink:href="./Object 220" xlink:type="simple" xlink:show="embed" xlink:actuate="onLoad"/><draw:image xlink:href="./ObjectReplacements/Object 220" xlink:type="simple" xlink:show="embed" xlink:actuate="onLoad"/><svg:desc>formula</svg:desc></draw:frame></text:span><text:span text:style-name="T24"><text:s/>= </text:span><text:span text:style-name="T20">P</text:span><text:span text:style-name="T24">1</text:span></text:p>
      <text:p text:style-name="P31"/>
      <text:p text:style-name="P37"><draw:frame draw:style-name="fr3" draw:name="Object141" text:anchor-type="as-char" svg:width="0.2717in" svg:height="0.4161in" draw:z-index="64"><draw:object xlink:href="./Object 221" xlink:type="simple" xlink:show="embed" xlink:actuate="onLoad"/><draw:image xlink:href="./ObjectReplacements/Object 221" xlink:type="simple" xlink:show="embed" xlink:actuate="onLoad"/><svg:desc>formula</svg:desc></draw:frame><text:span text:style-name="T20"><text:s/>= c</text:span><text:span text:style-name="T34">1</text:span><text:span text:style-name="T20"> </text:span><text:span text:style-name="T20"><draw:frame draw:style-name="fr3" draw:name="Object142" text:anchor-type="as-char" svg:width="0.3756in" svg:height="0.4161in" draw:z-index="65"><draw:object xlink:href="./Object 222" xlink:type="simple" xlink:show="embed" xlink:actuate="onLoad"/><draw:image xlink:href="./ObjectReplacements/Object 222" xlink:type="simple" xlink:show="embed" xlink:actuate="onLoad"/><svg:desc>formula</svg:desc></draw:frame></text:span><text:span text:style-name="T20"><text:s/>+ c * (t <text:s/></text:span><text:span text:style-name="T20"><draw:frame draw:style-name="fr3" draw:name="Object143" text:anchor-type="as-char" svg:width="0.3756in" svg:height="0.4161in" draw:z-index="66"><draw:object xlink:href="./Object 223" xlink:type="simple" xlink:show="embed" xlink:actuate="onLoad"/><draw:image xlink:href="./ObjectReplacements/Object 223" xlink:type="simple" xlink:show="embed" xlink:actuate="onLoad"/><svg:desc>formula</svg:desc></draw:frame></text:span><text:span text:style-name="T20"><text:s/>+ </text:span><text:span text:style-name="T20"><draw:frame draw:style-name="fr3" draw:name="Object144" text:anchor-type="as-char" svg:width="0.2543in" svg:height="0.4161in" draw:z-index="67"><draw:object xlink:href="./Object 224" xlink:type="simple" xlink:show="embed" xlink:actuate="onLoad"/><draw:image xlink:href="./ObjectReplacements/Object 224" xlink:type="simple" xlink:show="embed" xlink:actuate="onLoad"/><svg:desc>formula</svg:desc></draw:frame></text:span><text:span text:style-name="T20">) = </text:span><text:span text:style-name="T20"><draw:frame draw:style-name="fr3" draw:name="Object145" text:anchor-type="as-char" svg:width="1.3728in" svg:height="0.4161in" draw:z-index="68"><draw:object xlink:href="./Object 225" xlink:type="simple" xlink:show="embed" xlink:actuate="onLoad"/><draw:image xlink:href="./ObjectReplacements/Object 225" xlink:type="simple" xlink:show="embed" xlink:actuate="onLoad"/><svg:desc>formula</svg:desc></draw:frame></text:span></text:p>
      <text:p text:style-name="P33"/>
      <text:p text:style-name="P37"><text:span text:style-name="T20">начальное значение </text:span><text:span text:style-name="T22">t</text:span></text:p>
      <text:p text:style-name="P33">t = 0</text:p>
      <text:p text:style-name="P37"><text:span text:style-name="T20">u(0) = </text:span><text:span text:style-name="T20"><draw:frame draw:style-name="fr3" draw:name="Object146" text:anchor-type="as-char" svg:width="0.4909in" svg:height="0.4492in" draw:z-index="69"><draw:object xlink:href="./Object 226" xlink:type="simple" xlink:show="embed" xlink:actuate="onLoad"/><draw:image xlink:href="./ObjectReplacements/Object 226" xlink:type="simple" xlink:show="embed" xlink:actuate="onLoad"/><svg:desc>formula</svg:desc></draw:frame></text:span><text:span text:style-name="T20"><text:s/>= </text:span><text:span text:style-name="T20"><draw:frame draw:style-name="fr3" draw:name="Object147" text:anchor-type="as-char" svg:width="0.7728in" svg:height="0.4161in" draw:z-index="70"><draw:object xlink:href="./Object 227" xlink:type="simple" xlink:show="embed" xlink:actuate="onLoad"/><draw:image xlink:href="./ObjectReplacements/Object 227" xlink:type="simple" xlink:show="embed" xlink:actuate="onLoad"/><svg:desc>formula</svg:desc></draw:frame></text:span></text:p>
      <text:p text:style-name="P37"><text:span text:style-name="T20">u(0) = e</text:span><text:span text:style-name="T34">1</text:span><text:span text:style-name="T20">= </text:span><text:span text:style-name="T20"><draw:frame draw:style-name="fr3" draw:name="Object148" text:anchor-type="as-char" svg:width="0.2543in" svg:height="0.4161in" draw:z-index="71"><draw:object xlink:href="./Object 228" xlink:type="simple" xlink:show="embed" xlink:actuate="onLoad"/><draw:image xlink:href="./ObjectReplacements/Object 228" xlink:type="simple" xlink:show="embed" xlink:actuate="onLoad"/><svg:desc>formula</svg:desc></draw:frame></text:span><text:span text:style-name="T20"><text:s text:c="10"/></text:span><text:span text:style-name="T20"><draw:frame draw:style-name="fr3" draw:name="Object149" text:anchor-type="as-char" svg:width="0.911in" svg:height="0.4146in" draw:z-index="72"><draw:object xlink:href="./Object 229" xlink:type="simple" xlink:show="embed" xlink:actuate="onLoad"/><draw:image xlink:href="./ObjectReplacements/Object 229" xlink:type="simple" xlink:show="embed" xlink:actuate="onLoad"/><svg:desc>formula</svg:desc></draw:frame></text:span><text:span text:style-name="T20"><text:s/></text:span><text:span text:style-name="T20"><draw:frame draw:style-name="fr3" draw:name="Object150" text:anchor-type="as-char" svg:width="0.3508in" svg:height="0.4161in" draw:z-index="73"><draw:object xlink:href="./Object 230" xlink:type="simple" xlink:show="embed" xlink:actuate="onLoad"/><draw:image xlink:href="./ObjectReplacements/Object 230" xlink:type="simple" xlink:show="embed" xlink:actuate="onLoad"/><svg:desc>formula</svg:desc></draw:frame></text:span><text:span text:style-name="T20"><text:s/>= </text:span><text:span text:style-name="T20"><draw:frame draw:style-name="fr3" draw:name="Object151" text:anchor-type="as-char" svg:width="0.2543in" svg:height="0.4161in" draw:z-index="74"><draw:object xlink:href="./Object 231" xlink:type="simple" xlink:show="embed" xlink:actuate="onLoad"/><draw:image xlink:href="./ObjectReplacements/Object 231" xlink:type="simple" xlink:show="embed" xlink:actuate="onLoad"/><svg:desc>formula</svg:desc></draw:frame></text:span><text:span text:style-name="T20"><text:s text:c="5"/></text:span></text:p>
      <text:p text:style-name="P37"><draw:frame draw:style-name="fr3" draw:name="Object152" text:anchor-type="as-char" svg:width="0.2717in" svg:height="0.4161in" draw:z-index="75"><draw:object xlink:href="./Object 232" xlink:type="simple" xlink:show="embed" xlink:actuate="onLoad"/><draw:image xlink:href="./ObjectReplacements/Object 232" xlink:type="simple" xlink:show="embed" xlink:actuate="onLoad"/><svg:desc>formula</svg:desc></draw:frame><text:span text:style-name="T20"><text:s/>= </text:span><text:span text:style-name="T20"><draw:frame draw:style-name="fr3" draw:name="Object153" text:anchor-type="as-char" svg:width="0.548in" svg:height="0.4161in" draw:z-index="76"><draw:object xlink:href="./Object 233" xlink:type="simple" xlink:show="embed" xlink:actuate="onLoad"/><draw:image xlink:href="./ObjectReplacements/Object 233" xlink:type="simple" xlink:show="embed" xlink:actuate="onLoad"/><svg:desc>formula</svg:desc></draw:frame></text:span></text:p>
      <text:p text:style-name="P37"><text:span text:style-name="T20">u(0) = e</text:span><text:span text:style-name="T34">2</text:span><text:span text:style-name="T20">= </text:span><text:span text:style-name="T20"><draw:frame draw:style-name="fr3" draw:name="Object154" text:anchor-type="as-char" svg:width="0.2543in" svg:height="0.4161in" draw:z-index="77"><draw:object xlink:href="./Object 234" xlink:type="simple" xlink:show="embed" xlink:actuate="onLoad"/><draw:image xlink:href="./ObjectReplacements/Object 234" xlink:type="simple" xlink:show="embed" xlink:actuate="onLoad"/><svg:desc>formula</svg:desc></draw:frame></text:span><text:span text:style-name="T20"><text:s text:c="10"/></text:span><text:span text:style-name="T20"><draw:frame draw:style-name="fr3" draw:name="Object155" text:anchor-type="as-char" svg:width="0.9154in" svg:height="0.4146in" draw:z-index="78"><draw:object xlink:href="./Object 235" xlink:type="simple" xlink:show="embed" xlink:actuate="onLoad"/><draw:image xlink:href="./ObjectReplacements/Object 235" xlink:type="simple" xlink:show="embed" xlink:actuate="onLoad"/><svg:desc>formula</svg:desc></draw:frame></text:span><text:span text:style-name="T20"><text:s/></text:span><text:span text:style-name="T20"><draw:frame draw:style-name="fr3" draw:name="Object156" text:anchor-type="as-char" svg:width="0.3508in" svg:height="0.4161in" draw:z-index="79"><draw:object xlink:href="./Object 236" xlink:type="simple" xlink:show="embed" xlink:actuate="onLoad"/><draw:image xlink:href="./ObjectReplacements/Object 236" xlink:type="simple" xlink:show="embed" xlink:actuate="onLoad"/><svg:desc>formula</svg:desc></draw:frame></text:span><text:span text:style-name="T20"><text:s/>= </text:span><text:span text:style-name="T20"><draw:frame draw:style-name="fr3" draw:name="Object157" text:anchor-type="as-char" svg:width="0.2508in" svg:height="0.4161in" draw:z-index="80"><draw:object xlink:href="./Object 237" xlink:type="simple" xlink:show="embed" xlink:actuate="onLoad"/><draw:image xlink:href="./ObjectReplacements/Object 237" xlink:type="simple" xlink:show="embed" xlink:actuate="onLoad"/><svg:desc>formula</svg:desc></draw:frame></text:span><text:span text:style-name="T20"><text:s text:c="5"/></text:span></text:p>
      <text:p text:style-name="P37"><draw:frame draw:style-name="fr3" draw:name="Object158" text:anchor-type="as-char" svg:width="0.2717in" svg:height="0.4161in" draw:z-index="81"><draw:object xlink:href="./Object 238" xlink:type="simple" xlink:show="embed" xlink:actuate="onLoad"/><draw:image xlink:href="./ObjectReplacements/Object 238" xlink:type="simple" xlink:show="embed" xlink:actuate="onLoad"/><svg:desc>formula</svg:desc></draw:frame><text:span text:style-name="T20"><text:s/>= </text:span><text:span text:style-name="T20"><draw:frame draw:style-name="fr3" draw:name="Object159" text:anchor-type="as-char" svg:width="0.8819in" svg:height="0.4161in" draw:z-index="82"><draw:object xlink:href="./Object 239" xlink:type="simple" xlink:show="embed" xlink:actuate="onLoad"/><draw:image xlink:href="./ObjectReplacements/Object 239" xlink:type="simple" xlink:show="embed" xlink:actuate="onLoad"/><svg:desc>formula</svg:desc></draw:frame></text:span><text:span text:style-name="T20"><text:s/>= </text:span><text:span text:style-name="T20"><draw:frame draw:style-name="fr3" draw:name="Object160" text:anchor-type="as-char" svg:width="0.5228in" svg:height="0.4161in" draw:z-index="83"><draw:object xlink:href="./Object 240" xlink:type="simple" xlink:show="embed" xlink:actuate="onLoad"/><draw:image xlink:href="./ObjectReplacements/Object 240" xlink:type="simple" xlink:show="embed" xlink:actuate="onLoad"/><svg:desc>formula</svg:desc></draw:frame></text:span></text:p>
      <text:p text:style-name="P37"><text:span text:style-name="T20">e</text:span><text:span text:style-name="T65">tA</text:span><text:span text:style-name="T20"> = </text:span><text:span text:style-name="T20"><draw:frame draw:style-name="fr3" draw:name="Object161" text:anchor-type="as-char" svg:width="0.8563in" svg:height="0.4161in" draw:z-index="84"><draw:object xlink:href="./Object 241" xlink:type="simple" xlink:show="embed" xlink:actuate="onLoad"/><draw:image xlink:href="./ObjectReplacements/Object 241" xlink:type="simple" xlink:show="embed" xlink:actuate="onLoad"/><svg:desc>formula</svg:desc></draw:frame></text:span><text:span text:style-name="T20"><text:s text:c="5"/></text:span></text:p>
      <text:p text:style-name="P33">t=1</text:p>
      <text:p text:style-name="P37"><text:span text:style-name="T20">e</text:span><text:span text:style-name="T65">A</text:span><text:span text:style-name="T20"> = </text:span><text:span text:style-name="T20"><draw:frame draw:style-name="fr3" draw:name="Object162" text:anchor-type="as-char" svg:width="1.428in" svg:height="0.4161in" draw:z-index="85"><draw:object xlink:href="./Object 242" xlink:type="simple" xlink:show="embed" xlink:actuate="onLoad"/><draw:image xlink:href="./ObjectReplacements/Object 242" xlink:type="simple" xlink:show="embed" xlink:actuate="onLoad"/><svg:desc>formula</svg:desc></draw:frame></text:span><text:span text:style-name="T20"><text:s text:c="5"/></text:span></text:p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4"/>
      <text:p text:style-name="P37"><text:span text:style-name="T16">4</text:span><text:span text:style-name="T14">. <text:s/></text:span><text:span text:style-name="T13">Найти е</text:span><text:span text:style-name="T63">A</text:span><text:span text:style-name="T13"> для матрицы</text:span></text:p>
      <text:p text:style-name="P37"><text:span text:style-name="T13">А = </text:span><text:span text:style-name="T29">(</text:span><text:span text:style-name="T13"> </text:span><text:span text:style-name="T13"><draw:frame draw:style-name="fr3" draw:name="Object163" text:anchor-type="as-char" svg:width="0.561in" svg:height="0.5811in" draw:z-index="86"><draw:object xlink:href="./Object 243" xlink:type="simple" xlink:show="embed" xlink:actuate="onLoad"/><draw:image xlink:href="./ObjectReplacements/Object 243" xlink:type="simple" xlink:show="embed" xlink:actuate="onLoad"/><svg:desc>formula</svg:desc></draw:frame></text:span><text:span text:style-name="T13"><text:s/></text:span><text:span text:style-name="T29">)</text:span></text:p>
      <text:p text:style-name="P35">Представим данную матрицу в виде </text:p>
      <text:p text:style-name="P37"><text:span text:style-name="T13">А</text:span><text:span text:style-name="T14"> = </text:span><text:span text:style-name="T28">(</text:span><text:span text:style-name="T14"> </text:span><text:span text:style-name="T14"><draw:frame draw:style-name="fr3" draw:name="Object164" text:anchor-type="as-char" svg:width="0.561in" svg:height="0.5811in" draw:z-index="87"><draw:object xlink:href="./Object 244" xlink:type="simple" xlink:show="embed" xlink:actuate="onLoad"/><draw:image xlink:href="./ObjectReplacements/Object 244" xlink:type="simple" xlink:show="embed" xlink:actuate="onLoad"/><svg:desc>formula</svg:desc></draw:frame></text:span><text:span text:style-name="T14"><text:s/></text:span><text:span text:style-name="T28">) </text:span><text:span text:style-name="T14">= </text:span><text:span text:style-name="T28">(</text:span><text:span text:style-name="T14"> </text:span><text:span text:style-name="T14"><draw:frame draw:style-name="fr3" draw:name="Object165" text:anchor-type="as-char" svg:width="0.561in" svg:height="0.5811in" draw:z-index="88"><draw:object xlink:href="./Object 245" xlink:type="simple" xlink:show="embed" xlink:actuate="onLoad"/><draw:image xlink:href="./ObjectReplacements/Object 245" xlink:type="simple" xlink:show="embed" xlink:actuate="onLoad"/><svg:desc>formula</svg:desc></draw:frame></text:span><text:span text:style-name="T14"><text:s/></text:span><text:span text:style-name="T28">)+ (</text:span><text:span text:style-name="T14"> </text:span><text:span text:style-name="T14"><draw:frame draw:style-name="fr3" draw:name="Object166" text:anchor-type="as-char" svg:width="0.561in" svg:height="0.5811in" draw:z-index="89"><draw:object xlink:href="./Object 246" xlink:type="simple" xlink:show="embed" xlink:actuate="onLoad"/><draw:image xlink:href="./ObjectReplacements/Object 246" xlink:type="simple" xlink:show="embed" xlink:actuate="onLoad"/><svg:desc>formula</svg:desc></draw:frame></text:span><text:span text:style-name="T14"><text:s/></text:span><text:span text:style-name="T28">)=</text:span><text:span text:style-name="T20"> λ+F</text:span></text:p>
      <text:p text:style-name="P37"><text:span text:style-name="T14">e</text:span><text:span text:style-name="T63">A</text:span><text:span text:style-name="T14"> = </text:span><text:span text:style-name="T28">(</text:span><text:span text:style-name="T14"> </text:span><text:span text:style-name="T14"><draw:frame draw:style-name="fr3" draw:name="Object167" text:anchor-type="as-char" svg:width="0.561in" svg:height="0.5811in" draw:z-index="90"><draw:object xlink:href="./Object 247" xlink:type="simple" xlink:show="embed" xlink:actuate="onLoad"/><draw:image xlink:href="./ObjectReplacements/Object 247" xlink:type="simple" xlink:show="embed" xlink:actuate="onLoad"/><svg:desc>formula</svg:desc></draw:frame></text:span><text:span text:style-name="T14"><text:s/></text:span><text:span text:style-name="T28">) </text:span><text:span text:style-name="T14">+</text:span><text:span text:style-name="T28"> (</text:span><text:span text:style-name="T14"> </text:span><text:span text:style-name="T14"><draw:frame draw:style-name="fr3" draw:name="Object168" text:anchor-type="as-char" svg:width="0.6063in" svg:height="0.6047in" draw:z-index="91"><draw:object xlink:href="./Object 248" xlink:type="simple" xlink:show="embed" xlink:actuate="onLoad"/><draw:image xlink:href="./ObjectReplacements/Object 248" xlink:type="simple" xlink:show="embed" xlink:actuate="onLoad"/><svg:desc>formula</svg:desc></draw:frame></text:span><text:span text:style-name="T14"><text:s/></text:span><text:span text:style-name="T28">) </text:span><text:span text:style-name="T14">= </text:span><text:span text:style-name="T28">(</text:span><text:span text:style-name="T14"> </text:span><text:span text:style-name="T14"><draw:frame draw:style-name="fr3" draw:name="Object169" text:anchor-type="as-char" svg:width="0.6063in" svg:height="0.6047in" draw:z-index="92"><draw:object xlink:href="./Object 249" xlink:type="simple" xlink:show="embed" xlink:actuate="onLoad"/><draw:image xlink:href="./ObjectReplacements/Object 249" xlink:type="simple" xlink:show="embed" xlink:actuate="onLoad"/><svg:desc>formula</svg:desc></draw:frame></text:span><text:span text:style-name="T14"><text:s/></text:span><text:span text:style-name="T28">)</text:span></text:p>
      <text:p text:style-name="P34"/>
      <text:p text:style-name="P37"><text:span text:style-name="T16">5</text:span><text:span text:style-name="T13">. <text:s/>Найти е</text:span><text:span text:style-name="T63">A</text:span><text:span text:style-name="T13"> для матрицы</text:span></text:p>
      <text:p text:style-name="P37"><text:span text:style-name="T13">А = </text:span><text:span text:style-name="T29">(</text:span><text:span text:style-name="T13"> </text:span><text:span text:style-name="T13"><draw:frame draw:style-name="fr3" draw:name="Object170" text:anchor-type="as-char" svg:width="0.561in" svg:height="0.5811in" draw:z-index="93"><draw:object xlink:href="./Object 250" xlink:type="simple" xlink:show="embed" xlink:actuate="onLoad"/><draw:image xlink:href="./ObjectReplacements/Object 250" xlink:type="simple" xlink:show="embed" xlink:actuate="onLoad"/><svg:desc>formula</svg:desc></draw:frame></text:span><text:span text:style-name="T13"><text:s/></text:span><text:span text:style-name="T29">)</text:span></text:p>
      <text:p text:style-name="P37"><text:span text:style-name="T13">Представим данную матрицу в виде А=2Е+</text:span><text:span text:style-name="T14">F</text:span><text:span text:style-name="T13">, где </text:span><text:span text:style-name="T14">F</text:span><text:span text:style-name="T13">=</text:span><text:span text:style-name="T29">(</text:span><text:span text:style-name="T13"> </text:span><text:span text:style-name="T13"><draw:frame draw:style-name="fr3" draw:name="Object171" text:anchor-type="as-char" svg:width="0.561in" svg:height="0.5811in" draw:z-index="94"><draw:object xlink:href="./Object 251" xlink:type="simple" xlink:show="embed" xlink:actuate="onLoad"/><draw:image xlink:href="./ObjectReplacements/Object 251" xlink:type="simple" xlink:show="embed" xlink:actuate="onLoad"/><svg:desc>formula</svg:desc></draw:frame></text:span><text:span text:style-name="T13"><text:s/></text:span><text:span text:style-name="T29">)</text:span></text:p>
      <text:p text:style-name="P37"><text:span text:style-name="T14">e</text:span><text:span text:style-name="T63">A</text:span><text:span text:style-name="T14"> = Ee</text:span><text:span text:style-name="T63">2</text:span><text:span text:style-name="T14"> +</text:span><text:span text:style-name="T14"><draw:frame draw:style-name="fr3" draw:name="Object172" text:anchor-type="as-char" svg:width="0.2543in" svg:height="0.3929in" draw:z-index="95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4">e</text:span><text:span text:style-name="T63">2</text:span><text:span text:style-name="T14"> +</text:span><text:span text:style-name="T14"><draw:frame draw:style-name="fr3" draw:name="Object173" text:anchor-type="as-char" svg:width="0.3146in" svg:height="0.4165in" draw:z-index="96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4">e</text:span><text:span text:style-name="T63">2</text:span><text:span text:style-name="T14"> = e</text:span><text:span text:style-name="T63">2</text:span><text:span text:style-name="T14"> </text:span><text:span text:style-name="T28">(</text:span><text:span text:style-name="T14"> </text:span><text:span text:style-name="T14"><draw:frame draw:style-name="fr3" draw:name="Object174" text:anchor-type="as-char" svg:width="0.561in" svg:height="0.5811in" draw:z-index="9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4"><text:s/></text:span><text:span text:style-name="T28">) </text:span><text:span text:style-name="T14">+</text:span><text:span text:style-name="T28"> </text:span><text:span text:style-name="T14">e</text:span><text:span text:style-name="T63">2</text:span><text:span text:style-name="T14"> </text:span><text:span text:style-name="T28">(</text:span><text:span text:style-name="T14"> </text:span><text:span text:style-name="T14"><draw:frame draw:style-name="fr3" draw:name="Object175" text:anchor-type="as-char" svg:width="0.561in" svg:height="0.5811in" draw:z-index="98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4"><text:s/></text:span><text:span text:style-name="T28">) </text:span><text:span text:style-name="T14">+ </text:span><draw:frame draw:style-name="fr3" draw:name="Object176" text:anchor-type="as-char" svg:width="0.1654in" svg:height="0.4165in" draw:z-index="99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28">(</text:span><text:span text:style-name="T14"> </text:span><text:span text:style-name="T14"><draw:frame draw:style-name="fr3" draw:name="Object177" text:anchor-type="as-char" svg:width="0.561in" svg:height="0.5811in" draw:z-index="10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4"><text:s/></text:span><text:span text:style-name="T28">) </text:span><text:span text:style-name="T14">= </text:span><text:span text:style-name="T28">(</text:span><text:span text:style-name="T14"> </text:span><text:span text:style-name="T14"><draw:frame draw:style-name="fr3" draw:name="Object178" text:anchor-type="as-char" svg:width="0.8508in" svg:height="0.652in" draw:z-index="10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4"><text:s/></text:span><text:span text:style-name="T28">)</text:span></text:p>
      <text:p text:style-name="P34"/>
      <text:p text:style-name="P37"><text:span text:style-name="T16">6</text:span><text:span text:style-name="T14">. <text:s/></text:span><text:span text:style-name="T13">А</text:span><text:span text:style-name="T14"> = </text:span><text:span text:style-name="T28">(</text:span><text:span text:style-name="T14"> </text:span><text:span text:style-name="T14"><draw:frame draw:style-name="fr3" draw:name="Object179" text:anchor-type="as-char" svg:width="0.8134in" svg:height="0.5811in" draw:z-index="10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4"><text:s/></text:span><text:span text:style-name="T28">)</text:span></text:p>
      <text:p text:style-name="P37"><text:span text:style-name="T17">Det e</text:span><text:span text:style-name="T64">A</text:span><text:span text:style-name="T17"> = e</text:span><text:span text:style-name="T64">1+2-1</text:span><text:span text:style-name="T17"> = e</text:span><text:span text:style-name="T64">2</text:span></text:p>
      <text:p text:style-name="P38"/>
      <text:p text:style-name="P37"><text:span text:style-name="T18">7</text:span><text:span text:style-name="T17">. </text:span><text:span text:style-name="T13">А</text:span><text:span text:style-name="T14"> = </text:span><text:span text:style-name="T28">(</text:span><text:span text:style-name="T14"> </text:span><text:span text:style-name="T14"><draw:frame draw:style-name="fr3" draw:name="1" text:anchor-type="as-char" svg:width="0.6898in" svg:height="0.5811in" draw:z-index="103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4"><text:s/></text:span><text:span text:style-name="T28">)</text:span></text:p>
      <text:p text:style-name="P39"/>
      <text:p text:style-name="P36"><text:span text:style-name="T17">Det e</text:span><text:span text:style-name="T64">A</text:span><text:span text:style-name="T17"> = e</text:span><text:span text:style-name="T64">1+1-3</text:span><text:span text:style-name="T17"> = e</text:span><text:span text:style-name="T64">-1</text:span></text:p>
      <text:p text:style-name="P30"/>
      <text:h text:style-name="P55" text:outline-level="1"><text:bookmark-start text:name="_Toc10547917"/><text:bookmark-start text:name="_Toc10551116"/><text:span text:style-name="T101">Литература</text:span>:<text:bookmark-end text:name="_Toc10547917"/><text:bookmark-end text:name="_Toc10551116"/></text:h>
      <text:list xml:id="list1776001464" text:style-name="WWNum5">
        <text:list-item>
          <text:p text:style-name="P41"><text:span text:style-name="T26">Лаврентьев</text:span><text:span text:style-name="T12"> </text:span><text:span text:style-name="T26">М</text:span><text:span text:style-name="T25">.</text:span><text:span text:style-name="T11"> </text:span><text:span text:style-name="T26">А</text:span><text:span text:style-name="T25">.</text:span><text:span text:style-name="T11">, Ша</text:span><text:span text:style-name="T26">бат</text:span><text:span text:style-name="T11"> Б. В. </text:span><text:span text:style-name="T26">Методы</text:span><text:span text:style-name="T12"> </text:span><text:span text:style-name="T26">теории</text:span><text:span text:style-name="T12"> </text:span><text:span text:style-name="T26">функций</text:span><text:span text:style-name="T12"> </text:span><text:span text:style-name="T26">комплексного</text:span><text:span text:style-name="T12"> </text:span><text:span text:style-name="T11">п</text:span><text:span text:style-name="T26">еременного</text:span><text:span text:style-name="T12">, 4-е изд., перераб. и доп. М. : Наука Гл. ред. физ.- мат. лит. 1993. – 749 с.</text:span></text:p>
        </text:list-item>
        <text:list-item>
          <text:p text:style-name="P41"><text:span text:style-name="T25">Краснов М.Л., Киселев А.И., Макаренко Г.И.</text:span><text:span text:style-name="T11"> О</text:span><text:span text:style-name="T25">быкновенные</text:span><text:span text:style-name="T11"> </text:span><text:span text:style-name="T26">дифференциальные</text:span><text:span text:style-name="T25"> </text:span><text:span text:style-name="T26">уравнения</text:span><text:span text:style-name="T25">. Задачи и примеры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inherit" svg:font-family="inherit"/>
    <style:font-face style:name="sans-serif" svg:font-family="sans-serif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hatch draw:name="Hatching_20_1" draw:display-name="Hatching 1" draw:style="single" draw:color="#000000" draw:distance="0.0197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4752in" fo:margin-right="0in" fo:margin-top="0.25in" fo:margin-bottom="0.0835in" loext:contextual-spacing="false" fo:keep-together="always" fo:text-indent="0in" style:auto-text-indent="false" fo:keep-with-next="always"/>
      <style:text-properties fo:color="#2f5496" style:font-name="Times New Roman" fo:font-family="'Times New Roman'" style:font-family-generic="roman" style:font-pitch="variable" fo:font-size="16pt" style:font-name-asian="Calibri1" style:font-family-asian="Calibri" style:font-family-generic-asian="system" style:font-pitch-asian="variable" style:font-size-asian="16pt" style:font-size-complex="14.5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size-complex="10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7pt"/>
    </style:style>
    <style:style style:name="TOC_20_Heading" style:display-name="TOC Heading" style:family="paragraph" style:parent-style-name="Heading_20_1" style:default-outline-level="">
      <style:paragraph-properties fo:margin-top="0.3335in" fo:margin-bottom="0.0835in" loext:contextual-spacing="false" fo:line-height="115%"/>
      <style:text-properties fo:font-size="14pt" fo:language="ru" fo:country="RU" fo:font-weight="bold" style:letter-kerning="false" style:font-size-asian="14pt" style:language-asian="ru" style:country-asian="RU" style:font-weight-asian="bold" style:font-name-complex="Tahoma1" style:font-family-complex="Tahoma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in" fo:margin-bottom="0.0693in" loext:contextual-spacing="false"/>
      <style:text-properties style:font-size-complex="10.5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font-size-complex="10.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Times New Roman" fo:font-family="'Times New Roman'" style:font-family-generic="roman" style:font-pitch="variable" fo:font-size="16pt" fo:language="fr" fo:country="FR" style:letter-kerning="true" style:font-name-asian="Calibri1" style:font-family-asian="Calibri" style:font-family-generic-asian="system" style:font-pitch-asian="variable" style:font-size-asian="16pt" style:language-asian="zh" style:country-asian="CN" style:font-name-complex="Mangal" style:font-family-complex="Mangal" style:font-family-generic-complex="system" style:font-pitch-complex="variable" style:font-size-complex="14.5pt" style:language-complex="hi" style:country-complex="IN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fr" fo:country="FR" style:letter-kerning="true" style:font-name-asian="SimSun" style:font-family-asian="SimSun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style="normal" fo:font-weight="bold" style:font-style-asian="normal" style:font-weight-asian="bold"/>
    </style:style>
    <style:style style:name="Index_20_Link" style:display-name="Index Link" style:family="text"/>
    <style:style style:name="Bullet_20_Symbols" style:display-name="Bullet Symbols" style:family="text">
      <style:text-properties fo:color="#000000" style:font-name="OpenSymbol" fo:font-family="OpenSymbol" style:font-charset="x-symbol" fo:font-size="24pt" style:font-name-asian="OpenSymbol" style:font-family-asian="OpenSymbol" style:font-charset-asian="x-symbol" style:font-size-asian="21pt" style:font-name-complex="OpenSymbol" style:font-family-complex="OpenSymbol" style:font-charset-complex="x-symbol" style:font-size-complex="24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81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8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8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81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8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8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>
      <loext:graphic-properties draw:fill="hatch" draw:fill-hatch-name="Hatching_20_1"/>
      <style:paragraph-properties fo:text-align="start"/>
      <style:text-properties fo:font-size="18pt"/>
    </style:style>
    <style:style style:name="Mgr1" style:family="graphic">
      <style:graphic-properties draw:stroke="none" svg:stroke-width="0in" draw:fill="hatch" draw:fill-hatch-name="Hatching_20_1" draw:textarea-vertical-align="top" draw:auto-grow-height="false" fo:min-height="0in" fo:min-width="5.7819in" fo:padding-top="0.0492in" fo:padding-bottom="0.0492in" fo:padding-left="0.0984in" fo:padding-right="0.0984in" fo:wrap-option="wrap" style:run-through="foreground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917in" fo:margin-left="1.1689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Converted1" style:page-layout-name="Mpm2">
      <style:footer>
        <text:p text:style-name="MP1"/>
        <text:p text:style-name="Footer"/>
      </style:footer>
    </style:master-page>
    <style:master-page style:name="Converted2" style:page-layout-name="Mpm1">
      <style:footer>
        <text:p text:style-name="MP1"><draw:custom-shape text:anchor-type="as-char" svg:y="0in" draw:z-index="0" draw:style-name="Mgr1" draw:text-style-name="MP2" svg:width="5.9795in" svg:height="0.0496in"><text:p/><draw:enhanced-geometry draw:mirror-horizontal="false" draw:mirror-vertical="true" svg:viewBox="0 0 0 0" drawooo:sub-view-size="2 2" draw:text-areas="?f6 ?f7 ?f0 ?f1" draw:type="ooxml-flowChartDecision" draw:enhanced-path="M 0 1 L 1 0 2 1 1 2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/text:p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pite nkenku</meta:initial-creator>
    <meta:editing-cycles>32</meta:editing-cycles>
    <meta:creation-date>2019-04-23T15:53:00</meta:creation-date>
    <dc:date>2019-12-04T16:05:33.349000000</dc:date>
    <meta:editing-duration>PT20H6M8S</meta:editing-duration>
    <meta:generator>LibreOffice/5.4.3.2$Windows_X86_64 LibreOffice_project/92a7159f7e4af62137622921e809f8546db437e5</meta:generator>
    <meta:document-statistic meta:table-count="0" meta:image-count="0" meta:object-count="105" meta:page-count="11" meta:paragraph-count="138" meta:word-count="689" meta:character-count="3476" meta:non-whitespace-character-count="261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frac>
        <mi>F</mi>
        <mn>2</mn>
      </mfrac>
      <mn>2</mn>
    </mrow>
    <annotation encoding="StarMath 5.0">{F} over {2} 2</annotation>
  </semantics>
</math>
</file>

<file path=Object 10/content.xml><?xml version="1.0" encoding="utf-8"?>
<math xmlns="http://www.w3.org/1998/Math/MathML" display="block">
  <semantics>
    <msup>
      <mi mathvariant="normal">e</mi>
      <mi>A</mi>
    </msup>
    <annotation encoding="StarMath 5.0">func e^{A} 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o fence="true" stretchy="false">(</mo>
          <mrow>
            <mrow>
              <mrow>
                <mn>1</mn>
                <mo stretchy="false">/</mo>
                <mi>k</mi>
              </mrow>
              <mi>!</mi>
            </mrow>
          </mrow>
          <mo fence="true" stretchy="false">)</mo>
        </mrow>
      </mrow>
      <msup>
        <mi>A</mi>
        <mi>k</mi>
      </msup>
    </mrow>
    <annotation encoding="StarMath 5.0">sum from{k=0} to{infinity} 
( 1/k! )A^k</annotation>
  </semantics>
</math>
</file>

<file path=Object 15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n>2</mn>
                <mn>1</mn>
              </mrow>
            </mtd>
          </mtr>
          <mtr>
            <mtd>
              <mrow>
                <mn>0</mn>
                <mn>2</mn>
              </mrow>
            </mtd>
          </mtr>
        </mtable>
      </mrow>
      <mo fence="true" stretchy="true">)</mo>
    </mrow>
    <annotation encoding="StarMath 5.0">left (binom {2  1} {0  2} right )</annotation>
  </semantics>
</math>
</file>

<file path=Object 159/content.xml><?xml version="1.0" encoding="utf-8"?>
<math xmlns="http://www.w3.org/1998/Math/MathML" display="block">
  <semantics>
    <mtable>
      <mtr>
        <mtd>
          <mrow>
            <mrow>
              <mn>2</mn>
              <mo stretchy="false">−</mo>
              <mi>λ</mi>
            </mrow>
            <mn>1</mn>
          </mrow>
        </mtd>
      </mtr>
      <mtr>
        <mtd>
          <mrow>
            <mn>0</mn>
            <mrow>
              <mn>2</mn>
              <mo stretchy="false">−</mo>
              <mi>λ</mi>
            </mrow>
          </mrow>
        </mtd>
      </mtr>
    </mtable>
    <annotation encoding="StarMath 5.0">binom {2 - λ             1} {0            2 - λ}</annotation>
  </semantics>
</math>
</file>

<file path=Object 160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n>0</mn>
                  <mn>1</mn>
                </mrow>
              </mtd>
            </mtr>
            <mtr>
              <mtd>
                <mrow>
                  <mn>0</mn>
                  <mn>0</mn>
                </mrow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row>
                  <mi>h</mi>
                  <mn>1</mn>
                </mrow>
              </mtd>
            </mtr>
            <mtr>
              <mtd>
                <mrow>
                  <mi>h</mi>
                  <mn>2</mn>
                </mrow>
              </mtd>
            </mtr>
          </mtable>
        </mrow>
        <mo fence="true" stretchy="true">)</mo>
      </mrow>
    </mrow>
    <annotation encoding="StarMath 5.0">left (binom {0  1} {0  0} right ) left (binom {h 1} {h 2} right )</annotation>
  </semantics>
</math>
</file>

<file path=Object 161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0</mn>
            </mtd>
          </mtr>
        </mtable>
      </mrow>
      <mo fence="true" stretchy="true">)</mo>
    </mrow>
    <annotation encoding="StarMath 5.0">left (binom {0  } {0  } right )</annotation>
  </semantics>
</math>
</file>

<file path=Object 16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n>0</mn>
                  <mo stretchy="false">∗</mo>
                  <mi>h</mi>
                </mrow>
                <mrow>
                  <mn>1</mn>
                  <mo stretchy="false">+</mo>
                  <mi>h</mi>
                </mrow>
                <mrow>
                  <mn>2</mn>
                  <mo stretchy="false">=</mo>
                  <mn>0</mn>
                </mrow>
              </mrow>
            </mtd>
          </mtr>
          <mtr>
            <mtd>
              <mrow>
                <mrow>
                  <mn>0</mn>
                  <mo stretchy="false">∗</mo>
                  <mi>h</mi>
                </mrow>
                <mrow>
                  <mn>1</mn>
                  <mo stretchy="false">+</mo>
                  <mrow>
                    <mn>0</mn>
                    <mo stretchy="false">∗</mo>
                    <mi>h</mi>
                  </mrow>
                </mrow>
                <mrow>
                  <mn>2</mn>
                  <mo stretchy="false">=</mo>
                  <mn>0</mn>
                </mrow>
              </mrow>
            </mtd>
          </mtr>
        </mtable>
      </mrow>
    </mrow>
    <annotation encoding="StarMath 5.0">left lbrace stack { 0 * h 1+ h 2=0 # 0 * h 1+0 * h 2=0 } right none</annotation>
  </semantics>
</math>
</file>

<file path=Object 163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binom {1 } {0  } right )</annotation>
  </semantics>
</math>
</file>

<file path=Object 164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n>0</mn>
                  <mn>1</mn>
                </mrow>
              </mtd>
            </mtr>
            <mtr>
              <mtd>
                <mrow>
                  <mn>0</mn>
                  <mn>0</mn>
                </mrow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row>
                  <mi>p</mi>
                  <mn>1</mn>
                </mrow>
              </mtd>
            </mtr>
            <mtr>
              <mtd>
                <mrow>
                  <mi>p</mi>
                  <mn>2</mn>
                </mrow>
              </mtd>
            </mtr>
          </mtable>
        </mrow>
        <mo fence="true" stretchy="true">)</mo>
      </mrow>
    </mrow>
    <annotation encoding="StarMath 5.0">left (binom {0  1} {0  0} right ) left (binom {p 1} {p2} right )</annotation>
  </semantics>
</math>
</file>

<file path=Object 165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0</mn>
            </mtd>
          </mtr>
        </mtable>
      </mrow>
      <mo fence="true" stretchy="true">)</mo>
    </mrow>
    <annotation encoding="StarMath 5.0">left (binom {0  } {0  } right )</annotation>
  </semantics>
</math>
</file>

<file path=Object 16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p</mi>
                <mrow>
                  <mn>2</mn>
                  <mo stretchy="false">=</mo>
                  <mn>1</mn>
                </mrow>
              </mrow>
            </mtd>
          </mtr>
          <mtr>
            <mtd>
              <mrow>
                <mi>p</mi>
                <mrow>
                  <mn>1</mn>
                  <mo stretchy="false">=</mo>
                  <mn>0</mn>
                </mrow>
              </mrow>
            </mtd>
          </mtr>
        </mtable>
      </mrow>
    </mrow>
    <annotation encoding="StarMath 5.0">left lbrace stack { p 2=1 # p 1=0 } right none</annotation>
  </semantics>
</math>
</file>

<file path=Object 167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binom {1 } {0  } right )</annotation>
  </semantics>
</math>
</file>

<file path=Object 168/content.xml><?xml version="1.0" encoding="utf-8"?>
<math xmlns="http://www.w3.org/1998/Math/MathML" display="block">
  <semantics>
    <mrow>
      <mo fence="true" stretchy="true">(</mo>
      <mrow>
        <mtable>
          <mtr>
            <mtd>
              <mi>x</mi>
            </mtd>
          </mtr>
          <mtr>
            <mtd>
              <mi>y</mi>
            </mtd>
          </mtr>
        </mtable>
      </mrow>
      <mo fence="true" stretchy="true">)</mo>
    </mrow>
    <annotation encoding="StarMath 5.0">left (binom {x} {y} right )</annotation>
  </semantics>
</math>
</file>

<file path=Object 169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binom {1 } {0  } right )</annotation>
  </semantics>
</math>
</file>

<file path=Object 170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binom {1 } {0  } right )</annotation>
  </semantics>
</math>
</file>

<file path=Object 171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binom {0 } {1 } right )</annotation>
  </semantics>
</math>
</file>

<file path=Object 172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sub>
                  <mi>c</mi>
                  <mn>1</mn>
                </msub>
                <mrow>
                  <msup>
                    <mi>e</mi>
                    <mrow>
                      <mn>2</mn>
                      <mi>t</mi>
                    </mrow>
                  </msup>
                  <mo stretchy="false">+</mo>
                  <mi>t</mi>
                </mrow>
                <msubsup>
                  <mi>c</mi>
                  <mrow>
                    <mn>2</mn>
                    <mi>e</mi>
                  </mrow>
                  <mrow>
                    <mn>2</mn>
                    <mi>t</mi>
                  </mrow>
                </msubsup>
              </mrow>
            </mtd>
          </mtr>
          <mtr>
            <mtd>
              <msubsup>
                <mi>c</mi>
                <mrow>
                  <mn>2</mn>
                  <mi>e</mi>
                </mrow>
                <mrow>
                  <mn>2</mn>
                  <mi>t</mi>
                </mrow>
              </msubsup>
            </mtd>
          </mtr>
        </mtable>
      </mrow>
      <mo fence="true" stretchy="true">)</mo>
    </mrow>
    <annotation encoding="StarMath 5.0">left (binom {{c} rsub {1} {e} ^ {2 t} +  t {c} rsub {2 e} rsup {2 t}} {   {c} rsub {2 e} rsup {2 t}} right )</annotation>
  </semantics>
</math>
</file>

<file path=Object 173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>x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td>
          </mtr>
          <mtr>
            <mtd>
              <mrow>
                <mi>y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td>
          </mtr>
        </mtable>
      </mrow>
      <mo fence="true" stretchy="true">)</mo>
    </mrow>
    <annotation encoding="StarMath 5.0">left (binom {x (0) } {  y (0)} right )</annotation>
  </semantics>
</math>
</file>

<file path=Object 174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>c</mi>
                <mn>1</mn>
              </mrow>
            </mtd>
          </mtr>
          <mtr>
            <mtd>
              <mrow>
                <mi>c</mi>
                <mn>2</mn>
              </mrow>
            </mtd>
          </mtr>
        </mtable>
      </mrow>
      <mo fence="true" stretchy="true">)</mo>
    </mrow>
    <annotation encoding="StarMath 5.0">left (binom {c 1} {c 2 } right )</annotation>
  </semantics>
</math>
</file>

<file path=Object 175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binom {1} {0  } right )</annotation>
  </semantics>
</math>
</file>

<file path=Object 176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>c</mi>
                <mn>1</mn>
              </mrow>
            </mtd>
          </mtr>
          <mtr>
            <mtd>
              <mrow>
                <mi>c</mi>
                <mn>2</mn>
              </mrow>
            </mtd>
          </mtr>
        </mtable>
      </mrow>
      <mo fence="true" stretchy="true">)</mo>
    </mrow>
    <annotation encoding="StarMath 5.0">left (binom {c 1} {c 2 } right )</annotation>
  </semantics>
</math>
</file>

<file path=Object 177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binom {1} {0  } right )</annotation>
  </semantics>
</math>
</file>

<file path=Object 178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binom {0} {1  } right )</annotation>
  </semantics>
</math>
</file>

<file path=Object 179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>c</mi>
                <mn>1</mn>
              </mrow>
            </mtd>
          </mtr>
          <mtr>
            <mtd>
              <mrow>
                <mi>c</mi>
                <mn>2</mn>
              </mrow>
            </mtd>
          </mtr>
        </mtable>
      </mrow>
      <mo fence="true" stretchy="true">)</mo>
    </mrow>
    <annotation encoding="StarMath 5.0">left (binom {c 1} {c 2 } right )</annotation>
  </semantics>
</math>
</file>

<file path=Object 180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binom {0} {1  } right )</annotation>
  </semantics>
</math>
</file>

<file path=Object 181/content.xml><?xml version="1.0" encoding="utf-8"?>
<math xmlns="http://www.w3.org/1998/Math/MathML" display="block">
  <semantics>
    <mrow>
      <mo fence="true" stretchy="true">(</mo>
      <mrow>
        <mtable>
          <mtr>
            <mtd>
              <msup>
                <mi>e</mi>
                <mrow>
                  <mn>2</mn>
                  <mi>t</mi>
                </mrow>
              </msup>
            </mtd>
          </mtr>
          <mtr>
            <mtd>
              <mn>0</mn>
            </mtd>
          </mtr>
        </mtable>
      </mrow>
      <mo fence="true" stretchy="true">)</mo>
    </mrow>
    <annotation encoding="StarMath 5.0">left (binom {{e} ^ {2t}} {0} right )</annotation>
  </semantics>
</math>
</file>

<file path=Object 182/content.xml><?xml version="1.0" encoding="utf-8"?>
<math xmlns="http://www.w3.org/1998/Math/MathML" display="block">
  <semantics>
    <mrow>
      <mo fence="true" stretchy="true">(</mo>
      <mrow>
        <mtable>
          <mtr>
            <mtd>
              <msup>
                <mi mathvariant="italic">te</mi>
                <mrow>
                  <mn>2</mn>
                  <mi>t</mi>
                </mrow>
              </msup>
            </mtd>
          </mtr>
          <mtr>
            <mtd>
              <msup>
                <mi>e</mi>
                <mrow>
                  <mn>2</mn>
                  <mi>t</mi>
                </mrow>
              </msup>
            </mtd>
          </mtr>
        </mtable>
      </mrow>
      <mo fence="true" stretchy="true">)</mo>
    </mrow>
    <annotation encoding="StarMath 5.0">left (binom {{te} ^ {2t}} {{e} ^ {2t}} right )</annotation>
  </semantics>
</math>
</file>

<file path=Object 183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sup>
                  <mi>e</mi>
                  <mrow>
                    <mn>2</mn>
                    <mi>t</mi>
                  </mrow>
                </msup>
                <msup>
                  <mi mathvariant="italic">te</mi>
                  <mrow>
                    <mn>2</mn>
                    <mi>t</mi>
                  </mrow>
                </msup>
              </mrow>
            </mtd>
          </mtr>
          <mtr>
            <mtd>
              <mrow>
                <mn>0</mn>
                <msup>
                  <mi>e</mi>
                  <mrow>
                    <mn>2</mn>
                    <mi>t</mi>
                  </mrow>
                </msup>
              </mrow>
            </mtd>
          </mtr>
        </mtable>
      </mrow>
      <mo fence="true" stretchy="true">)</mo>
    </mrow>
    <annotation encoding="StarMath 5.0">left (binom {{e} ^ {2t}      {te} ^ {2t}} {0      {e} ^ {2t}} right )</annotation>
  </semantics>
</math>
</file>

<file path=Object 184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sup>
                  <mi>e</mi>
                  <mn>2</mn>
                </msup>
                <msup>
                  <mi>e</mi>
                  <mn>2</mn>
                </msup>
              </mrow>
            </mtd>
          </mtr>
          <mtr>
            <mtd>
              <mrow>
                <mn>0</mn>
                <msup>
                  <mi>e</mi>
                  <mn>2</mn>
                </msup>
              </mrow>
            </mtd>
          </mtr>
        </mtable>
      </mrow>
      <mo fence="true" stretchy="true">)</mo>
    </mrow>
    <annotation encoding="StarMath 5.0">left (binom {{e} ^ {2}      {e} ^ {2}} {0      {e} ^ {2}} right )</annotation>
  </semantics>
</math>
</file>

<file path=Object 185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n>3</mn>
                <mo stretchy="false">−</mo>
                <mn>1</mn>
              </mrow>
            </mtd>
          </mtr>
          <mtr>
            <mtd>
              <mrow>
                <mn>2</mn>
                <mn>0</mn>
              </mrow>
            </mtd>
          </mtr>
        </mtable>
      </mrow>
      <mo fence="true" stretchy="true">)</mo>
    </mrow>
    <annotation encoding="StarMath 5.0">left (binom {3   - 1} {2      0} right )</annotation>
  </semantics>
</math>
</file>

<file path=Object 186/content.xml><?xml version="1.0" encoding="utf-8"?>
<math xmlns="http://www.w3.org/1998/Math/MathML" display="block">
  <semantics>
    <mtable>
      <mtr>
        <mtd>
          <mrow>
            <mn>3</mn>
            <mo stretchy="false">−</mo>
            <mi>λ</mi>
            <mo stretchy="false">−</mo>
            <mn>1</mn>
          </mrow>
        </mtd>
      </mtr>
      <mtr>
        <mtd>
          <mrow>
            <mn>2</mn>
            <mo stretchy="false">−</mo>
            <mi>λ</mi>
          </mrow>
        </mtd>
      </mtr>
    </mtable>
    <annotation encoding="StarMath 5.0">binom {3 - λ         -  1} {2              - λ}</annotation>
  </semantics>
</math>
</file>

<file path=Object 187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n>2</mn>
                  <mo stretchy="false">−</mo>
                  <mn>1</mn>
                </mrow>
              </mtd>
            </mtr>
            <mtr>
              <mtd>
                <mrow>
                  <mn>2</mn>
                  <mo stretchy="false">−</mo>
                  <mn>1</mn>
                </mrow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row>
                  <mi>h</mi>
                  <mn>1</mn>
                </mrow>
              </mtd>
            </mtr>
            <mtr>
              <mtd>
                <mrow>
                  <mi>h</mi>
                  <mn>2</mn>
                </mrow>
              </mtd>
            </mtr>
          </mtable>
        </mrow>
        <mo fence="true" stretchy="true">)</mo>
      </mrow>
    </mrow>
    <annotation encoding="StarMath 5.0">left (binom {2  - 1} {2   - 1} right ) left (binom {h 1} {h 2} right )</annotation>
  </semantics>
</math>
</file>

<file path=Object 188/content.xml><?xml version="1.0" encoding="utf-8"?>
<math xmlns="http://www.w3.org/1998/Math/MathML" display="block">
  <semantics>
    <mn>0</mn>
    <annotation encoding="StarMath 5.0">0</annotation>
  </semantics>
</math>
</file>

<file path=Object 189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 (binom {1  } {2   } right )</annotation>
  </semantics>
</math>
</file>

<file path=Object 190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n>1</mn>
                  <mo stretchy="false">−</mo>
                  <mn>1</mn>
                </mrow>
              </mtd>
            </mtr>
            <mtr>
              <mtd>
                <mrow>
                  <mn>2</mn>
                  <mo stretchy="false">−</mo>
                  <mn>2</mn>
                </mrow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row>
                  <mi>h</mi>
                  <mn>1</mn>
                </mrow>
              </mtd>
            </mtr>
            <mtr>
              <mtd>
                <mrow>
                  <mi>h</mi>
                  <mn>2</mn>
                </mrow>
              </mtd>
            </mtr>
          </mtable>
        </mrow>
        <mo fence="true" stretchy="true">)</mo>
      </mrow>
    </mrow>
    <annotation encoding="StarMath 5.0">left (binom {1  - 1} {2   - 2} right ) left (binom {h 1} {h 2} right )</annotation>
  </semantics>
</math>
</file>

<file path=Object 191/content.xml><?xml version="1.0" encoding="utf-8"?>
<math xmlns="http://www.w3.org/1998/Math/MathML" display="block">
  <semantics>
    <mn>0</mn>
    <annotation encoding="StarMath 5.0">0</annotation>
  </semantics>
</math>
</file>

<file path=Object 192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binom {1  } {1   } right )</annotation>
  </semantics>
</math>
</file>

<file path=Object 193/content.xml><?xml version="1.0" encoding="utf-8"?>
<math xmlns="http://www.w3.org/1998/Math/MathML" display="block">
  <semantics>
    <mrow>
      <mo fence="true" stretchy="true">(</mo>
      <mrow>
        <mtable>
          <mtr>
            <mtd>
              <mi>x</mi>
            </mtd>
          </mtr>
          <mtr>
            <mtd>
              <mi>y</mi>
            </mtd>
          </mtr>
        </mtable>
      </mrow>
      <mo fence="true" stretchy="true">)</mo>
    </mrow>
    <annotation encoding="StarMath 5.0">left (binom {x} {y} right )</annotation>
  </semantics>
</math>
</file>

<file path=Object 194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</mtr>
            <mtr>
              <mtd>
                <mn>2</mn>
              </mtd>
            </mtr>
          </mtable>
        </mrow>
        <mo fence="true" stretchy="true">)</mo>
      </mrow>
      <mi>e</mi>
    </mrow>
    <annotation encoding="StarMath 5.0">left (binom {1 } {2   } right ) e</annotation>
  </semantics>
</math>
</file>

<file path=Object 195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</mtr>
            <mtr>
              <mtd>
                <mn>1</mn>
              </mtd>
            </mtr>
          </mtable>
        </mrow>
        <mo fence="true" stretchy="true">)</mo>
      </mrow>
      <mi>e</mi>
    </mrow>
    <annotation encoding="StarMath 5.0">left (binom {1 } {1  } right ) e</annotation>
  </semantics>
</math>
</file>

<file path=Object 196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sub>
                  <mi>c</mi>
                  <mn>1</mn>
                </msub>
                <mrow>
                  <msup>
                    <mi>e</mi>
                    <mi>t</mi>
                  </msup>
                  <mo stretchy="false">+</mo>
                  <msub>
                    <mi>c</mi>
                    <mn>2</mn>
                  </msub>
                </mrow>
                <msup>
                  <mi>e</mi>
                  <mrow>
                    <mn>2</mn>
                    <mi>t</mi>
                  </mrow>
                </msup>
              </mrow>
            </mtd>
          </mtr>
          <mtr>
            <mtd>
              <mrow>
                <mn>2</mn>
                <msub>
                  <mi>c</mi>
                  <mn>1</mn>
                </msub>
                <mrow>
                  <msup>
                    <mi>e</mi>
                    <mi>t</mi>
                  </msup>
                  <mo stretchy="false">+</mo>
                  <msub>
                    <mi>c</mi>
                    <mn>2</mn>
                  </msub>
                </mrow>
                <msup>
                  <mi>e</mi>
                  <mrow>
                    <mn>2</mn>
                    <mi>t</mi>
                  </mrow>
                </msup>
              </mrow>
            </mtd>
          </mtr>
        </mtable>
      </mrow>
      <mo fence="true" stretchy="true">)</mo>
    </mrow>
    <annotation encoding="StarMath 5.0">left (binom {{c} rsub {1} {e} ^ {t} +  {c} rsub {2} {e} ^ {2t}} {  2 {c} rsub {1} {e} ^ {t} +  {c} rsub {2} {e} ^ {2t}} right )</annotation>
  </semantics>
</math>
</file>

<file path=Object 197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>x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td>
          </mtr>
          <mtr>
            <mtd>
              <mrow>
                <mi>y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td>
          </mtr>
        </mtable>
      </mrow>
      <mo fence="true" stretchy="true">)</mo>
    </mrow>
    <annotation encoding="StarMath 5.0">left (binom {x (0) } {  y (0)} right )</annotation>
  </semantics>
</math>
</file>

<file path=Object 19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>c</mi>
                <mrow>
                  <mn>1</mn>
                  <mo stretchy="false">+</mo>
                  <mi>c</mi>
                </mrow>
                <mn>2</mn>
              </mrow>
            </mtd>
          </mtr>
          <mtr>
            <mtd>
              <mrow>
                <mn>2</mn>
                <mi>c</mi>
                <mrow>
                  <mn>1</mn>
                  <mo stretchy="false">+</mo>
                  <mi>c</mi>
                </mrow>
                <mn>2</mn>
              </mrow>
            </mtd>
          </mtr>
        </mtable>
      </mrow>
      <mo fence="true" stretchy="true">)</mo>
    </mrow>
    <annotation encoding="StarMath 5.0">left (binom {c 1 +c2} {2c1+ c 2 } right )</annotation>
  </semantics>
</math>
</file>

<file path=Object 199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binom {1} {0  } right )</annotation>
  </semantics>
</math>
</file>

<file path=Object 2/content.xml><?xml version="1.0" encoding="utf-8"?>
<math xmlns="http://www.w3.org/1998/Math/MathML" display="block">
  <semantics>
    <mrow>
      <mfrac>
        <msup>
          <mi>F</mi>
          <mn>2</mn>
        </msup>
        <mn>8</mn>
      </mfrac>
      <mn>4</mn>
    </mrow>
    <annotation encoding="StarMath 5.0">{{F} ^ {2}} over {8} 4</annotation>
  </semantics>
</math>
</file>

<file path=Object 200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>c</mi>
                <mn>1</mn>
              </mrow>
            </mtd>
          </mtr>
          <mtr>
            <mtd>
              <mrow>
                <mi>c</mi>
                <mn>2</mn>
              </mrow>
            </mtd>
          </mtr>
        </mtable>
      </mrow>
      <mo fence="true" stretchy="true">)</mo>
    </mrow>
    <annotation encoding="StarMath 5.0">left (binom {c 1} {c 2 } right )</annotation>
  </semantics>
</math>
</file>

<file path=Object 201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2</mn>
            </mtd>
          </mtr>
        </mtable>
      </mrow>
      <mo fence="true" stretchy="true">)</mo>
    </mrow>
    <annotation encoding="StarMath 5.0">left (binom {- 1} {2  } right )</annotation>
  </semantics>
</math>
</file>

<file path=Object 202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binom {0} {1  } right )</annotation>
  </semantics>
</math>
</file>

<file path=Object 203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>c</mi>
                <mn>1</mn>
              </mrow>
            </mtd>
          </mtr>
          <mtr>
            <mtd>
              <mrow>
                <mi>c</mi>
                <mn>2</mn>
              </mrow>
            </mtd>
          </mtr>
        </mtable>
      </mrow>
      <mo fence="true" stretchy="true">)</mo>
    </mrow>
    <annotation encoding="StarMath 5.0">left (binom {c 1} {c 2 } right )</annotation>
  </semantics>
</math>
</file>

<file path=Object 20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binom {1} {- 1  } right )</annotation>
  </semantics>
</math>
</file>

<file path=Object 205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sup>
                  <mrow>
                    <mn>2</mn>
                    <mi>e</mi>
                  </mrow>
                  <mrow>
                    <mn>2</mn>
                    <mi>t</mi>
                  </mrow>
                </msup>
                <mo stretchy="false">−</mo>
                <msup>
                  <mi>e</mi>
                  <mi>t</mi>
                </msup>
              </mrow>
            </mtd>
          </mtr>
          <mtr>
            <mtd>
              <mrow>
                <msup>
                  <mrow>
                    <mn>2</mn>
                    <mi>e</mi>
                  </mrow>
                  <mrow>
                    <mn>2</mn>
                    <mi>t</mi>
                  </mrow>
                </msup>
                <mo stretchy="false">−</mo>
                <msup>
                  <mrow>
                    <mn>2</mn>
                    <mi>e</mi>
                  </mrow>
                  <mi>t</mi>
                </msup>
              </mrow>
            </mtd>
          </mtr>
        </mtable>
      </mrow>
      <mo fence="true" stretchy="true">)</mo>
    </mrow>
    <annotation encoding="StarMath 5.0">left (binom {{2 e} ^ {2t} - {e} ^ {t}} {{2e} ^ {2t} - {2e} ^ {t}} right )</annotation>
  </semantics>
</math>
</file>

<file path=Object 206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sup>
                  <mi>e</mi>
                  <mi>t</mi>
                </msup>
                <mo stretchy="false">−</mo>
                <msup>
                  <mi>e</mi>
                  <mrow>
                    <mn>2</mn>
                    <mi>t</mi>
                  </mrow>
                </msup>
              </mrow>
            </mtd>
          </mtr>
          <mtr>
            <mtd>
              <mrow>
                <msup>
                  <mrow>
                    <mn>2</mn>
                    <mi>e</mi>
                  </mrow>
                  <mi>t</mi>
                </msup>
                <mo stretchy="false">−</mo>
                <msup>
                  <mi>e</mi>
                  <mrow>
                    <mn>2</mn>
                    <mi>t</mi>
                  </mrow>
                </msup>
              </mrow>
            </mtd>
          </mtr>
        </mtable>
      </mrow>
      <mo fence="true" stretchy="true">)</mo>
    </mrow>
    <annotation encoding="StarMath 5.0">left (binom {{e} ^ {t} - {e} ^ {2t}} {{2e} ^ {t} - {e} ^ {2t}} right )</annotation>
  </semantics>
</math>
</file>

<file path=Object 207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row>
                  <msup>
                    <mrow>
                      <mn>2</mn>
                      <mi>e</mi>
                    </mrow>
                    <mrow>
                      <mn>2</mn>
                      <mi>t</mi>
                    </mrow>
                  </msup>
                  <mo stretchy="false">−</mo>
                  <msup>
                    <mi>e</mi>
                    <mi>t</mi>
                  </msup>
                </mrow>
                <mrow>
                  <msup>
                    <mi>e</mi>
                    <mi>t</mi>
                  </msup>
                  <mo stretchy="false">−</mo>
                  <msup>
                    <mi>e</mi>
                    <mrow>
                      <mn>2</mn>
                      <mi>t</mi>
                    </mrow>
                  </msup>
                </mrow>
              </mrow>
            </mtd>
          </mtr>
          <mtr>
            <mtd>
              <mrow>
                <mrow>
                  <msup>
                    <mrow>
                      <mn>2</mn>
                      <mi>e</mi>
                    </mrow>
                    <mrow>
                      <mn>2</mn>
                      <mi>t</mi>
                    </mrow>
                  </msup>
                  <mo stretchy="false">−</mo>
                  <msup>
                    <mrow>
                      <mn>2</mn>
                      <mi>e</mi>
                    </mrow>
                    <mi>t</mi>
                  </msup>
                </mrow>
                <mrow>
                  <msup>
                    <mrow>
                      <mn>2</mn>
                      <mi>e</mi>
                    </mrow>
                    <mi>t</mi>
                  </msup>
                  <mo stretchy="false">−</mo>
                  <msup>
                    <mi>e</mi>
                    <mrow>
                      <mn>2</mn>
                      <mi>t</mi>
                    </mrow>
                  </msup>
                </mrow>
              </mrow>
            </mtd>
          </mtr>
        </mtable>
      </mrow>
      <mo fence="true" stretchy="true">)</mo>
    </mrow>
    <annotation encoding="StarMath 5.0">left (binom {{2e} ^ {2t} - {e} ^ {t  }    {e} ^ {t} - {e} ^ {2t}} {{2e} ^ {2t} - {2e} ^ {t}     {2e} ^ {t} - {e} ^ {2t}} right )</annotation>
  </semantics>
</math>
</file>

<file path=Object 20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row>
                  <msup>
                    <mrow>
                      <mn>2</mn>
                      <mi>e</mi>
                    </mrow>
                    <mn>2</mn>
                  </msup>
                  <mo stretchy="false">−</mo>
                  <mi>e</mi>
                </mrow>
                <mrow>
                  <mi>e</mi>
                  <mo stretchy="false">−</mo>
                  <msup>
                    <mi>e</mi>
                    <mn>2</mn>
                  </msup>
                </mrow>
              </mrow>
            </mtd>
          </mtr>
          <mtr>
            <mtd>
              <mrow>
                <mrow>
                  <msup>
                    <mrow>
                      <mn>2</mn>
                      <mi>e</mi>
                    </mrow>
                    <mn>2</mn>
                  </msup>
                  <mo stretchy="false">−</mo>
                  <mn>2</mn>
                </mrow>
                <mi>e</mi>
                <mn>2</mn>
                <mrow>
                  <mi>e</mi>
                  <mo stretchy="false">−</mo>
                  <msup>
                    <mi>e</mi>
                    <mn>2</mn>
                  </msup>
                </mrow>
              </mrow>
            </mtd>
          </mtr>
        </mtable>
      </mrow>
      <mo fence="true" stretchy="true">)</mo>
    </mrow>
    <annotation encoding="StarMath 5.0">left (binom {{2 e} ^ {2} - e          e -   {e} ^ {2}} {{2e} ^ {2} - 2e    2e -   {e} ^ {2}} right )</annotation>
  </semantics>
</math>
</file>

<file path=Object 209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row>
                  <mo stretchy="false">−</mo>
                  <mn>2</mn>
                </mrow>
                <mo stretchy="false">−</mo>
                <mn>4</mn>
              </mrow>
            </mtd>
          </mtr>
          <mtr>
            <mtd>
              <mrow>
                <mn>1</mn>
                <mn>2</mn>
              </mrow>
            </mtd>
          </mtr>
        </mtable>
      </mrow>
      <mo fence="true" stretchy="true">)</mo>
    </mrow>
    <annotation encoding="StarMath 5.0">left (binom {- 2   - 4} {1     2} right )</annotation>
  </semantics>
</math>
</file>

<file path=Object 210/content.xml><?xml version="1.0" encoding="utf-8"?>
<math xmlns="http://www.w3.org/1998/Math/MathML" display="block">
  <semantics>
    <mtable>
      <mtr>
        <mtd>
          <mrow>
            <mrow>
              <mo stretchy="false">−</mo>
              <mn>2</mn>
            </mrow>
            <mo stretchy="false">−</mo>
            <mi>λ</mi>
            <mo stretchy="false">−</mo>
            <mn>4</mn>
          </mrow>
        </mtd>
      </mtr>
      <mtr>
        <mtd>
          <mrow>
            <mn>1</mn>
            <mrow>
              <mn>2</mn>
              <mo stretchy="false">−</mo>
              <mi>λ</mi>
            </mrow>
          </mrow>
        </mtd>
      </mtr>
    </mtable>
    <annotation encoding="StarMath 5.0">binom {- 2 - λ            - 4} {1            2 - λ}</annotation>
  </semantics>
</math>
</file>

<file path=Object 21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row>
                    <mo stretchy="false">−</mo>
                    <mn>2</mn>
                  </mrow>
                  <mo stretchy="false">−</mo>
                  <mn>4</mn>
                </mrow>
              </mtd>
            </mtr>
            <mtr>
              <mtd>
                <mrow>
                  <mn>1</mn>
                  <mn>2</mn>
                </mrow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row>
                  <mi>h</mi>
                  <mn>1</mn>
                </mrow>
              </mtd>
            </mtr>
            <mtr>
              <mtd>
                <mrow>
                  <mi>h</mi>
                  <mn>2</mn>
                </mrow>
              </mtd>
            </mtr>
          </mtable>
        </mrow>
        <mo fence="true" stretchy="true">)</mo>
      </mrow>
    </mrow>
    <annotation encoding="StarMath 5.0">left (binom {- 2  - 4} {1    2} right ) left (binom {h 1} {h 2} right )</annotation>
  </semantics>
</math>
</file>

<file path=Object 212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0</mn>
            </mtd>
          </mtr>
        </mtable>
      </mrow>
      <mo fence="true" stretchy="true">)</mo>
    </mrow>
    <annotation encoding="StarMath 5.0">left (binom {0  } {0  } right )</annotation>
  </semantics>
</math>
</file>

<file path=Object 21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o stretchy="false">−</mo>
                    <mn>2</mn>
                  </mrow>
                  <mo stretchy="false">∗</mo>
                  <mi>h</mi>
                </mrow>
                <mrow>
                  <mn>1</mn>
                  <mo stretchy="false">−</mo>
                  <mn>4</mn>
                </mrow>
                <mi>h</mi>
                <mrow>
                  <mn>2</mn>
                  <mo stretchy="false">=</mo>
                  <mn>0</mn>
                </mrow>
              </mrow>
            </mtd>
          </mtr>
          <mtr>
            <mtd>
              <mrow>
                <mi>h</mi>
                <mrow>
                  <mn>1</mn>
                  <mo stretchy="false">+</mo>
                  <mn>2</mn>
                </mrow>
                <mi>h</mi>
                <mrow>
                  <mn>2</mn>
                  <mo stretchy="false">=</mo>
                  <mn>0</mn>
                </mrow>
              </mrow>
            </mtd>
          </mtr>
        </mtable>
      </mrow>
    </mrow>
    <annotation encoding="StarMath 5.0">left lbrace stack { - 2 * h 1 - 4 h 2=0 # h 1+2 h 2=0 } right none</annotation>
  </semantics>
</math>
</file>

<file path=Object 2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o stretchy="false">−</mo>
                  <mn>2</mn>
                </mrow>
                <mi>h</mi>
                <mrow>
                  <mn>1</mn>
                  <mo stretchy="false">=</mo>
                  <mn>4</mn>
                </mrow>
                <mi>h</mi>
                <mn>2</mn>
              </mrow>
            </mtd>
          </mtr>
          <mtr>
            <mtd>
              <mrow>
                <mi>h</mi>
                <mrow>
                  <mn>1</mn>
                  <mo stretchy="false">=</mo>
                  <mrow>
                    <mo stretchy="false">−</mo>
                    <mn>2</mn>
                  </mrow>
                </mrow>
                <mi>h</mi>
                <mn>2</mn>
              </mrow>
            </mtd>
          </mtr>
        </mtable>
      </mrow>
    </mrow>
    <annotation encoding="StarMath 5.0">left lbrace stack { - 2 h 1=4 h 2 # h 1= - 2 h 2 } right none</annotation>
  </semantics>
</math>
</file>

<file path=Object 215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2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binom {- 2 } {1  } right )</annotation>
  </semantics>
</math>
</file>

<file path=Object 216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row>
                    <mo stretchy="false">−</mo>
                    <mn>2</mn>
                  </mrow>
                  <mo stretchy="false">−</mo>
                  <mn>4</mn>
                </mrow>
              </mtd>
            </mtr>
            <mtr>
              <mtd>
                <mrow>
                  <mn>1</mn>
                  <mn>2</mn>
                </mrow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row>
                  <mi>p</mi>
                  <mn>1</mn>
                </mrow>
              </mtd>
            </mtr>
            <mtr>
              <mtd>
                <mrow>
                  <mi>p</mi>
                  <mn>2</mn>
                </mrow>
              </mtd>
            </mtr>
          </mtable>
        </mrow>
        <mo fence="true" stretchy="true">)</mo>
      </mrow>
    </mrow>
    <annotation encoding="StarMath 5.0">left (binom {- 2  - 4} {1    2} right ) left (binom {p 1} {p 2} right )</annotation>
  </semantics>
</math>
</file>

<file path=Object 217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2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binom {- 2 } {1} right )</annotation>
  </semantics>
</math>
</file>

<file path=Object 21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o stretchy="false">−</mo>
                  <mn>2</mn>
                </mrow>
                <mi>p</mi>
                <mrow>
                  <mn>1</mn>
                  <mo stretchy="false">−</mo>
                  <mn>4</mn>
                </mrow>
                <mi>p</mi>
                <mrow>
                  <mn>2</mn>
                  <mo stretchy="false">=</mo>
                  <mrow>
                    <mo stretchy="false">−</mo>
                    <mn>2</mn>
                  </mrow>
                </mrow>
              </mrow>
            </mtd>
          </mtr>
          <mtr>
            <mtd>
              <mrow>
                <mi>p</mi>
                <mrow>
                  <mn>1</mn>
                  <mo stretchy="false">+</mo>
                  <mn>2</mn>
                </mrow>
                <mi>p</mi>
                <mrow>
                  <mn>2</mn>
                  <mo stretchy="false">=</mo>
                  <mn>1</mn>
                </mrow>
              </mrow>
            </mtd>
          </mtr>
        </mtable>
      </mrow>
    </mrow>
    <annotation encoding="StarMath 5.0">left lbrace stack { - 2 p 1 - 4 p 2= - 2 # p 1+2 p 2=1 } right none</annotation>
  </semantics>
</math>
</file>

<file path=Object 21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p</mi>
                <mrow>
                  <mn>1</mn>
                  <mo stretchy="false">+</mo>
                  <mn>2</mn>
                </mrow>
                <mi>p</mi>
                <mrow>
                  <mn>2</mn>
                  <mo stretchy="false">=</mo>
                  <mn>1</mn>
                </mrow>
              </mrow>
            </mtd>
          </mtr>
          <mtr>
            <mtd>
              <mrow>
                <mi>p</mi>
                <mrow>
                  <mn>1</mn>
                  <mo stretchy="false">=</mo>
                  <mrow>
                    <mn>1</mn>
                    <mo stretchy="false">−</mo>
                    <mn>2</mn>
                  </mrow>
                </mrow>
                <mi>p</mi>
                <mn>2</mn>
              </mrow>
            </mtd>
          </mtr>
        </mtable>
      </mrow>
    </mrow>
    <annotation encoding="StarMath 5.0">left lbrace stack { p 1+2 p 2=1 # p 1=1 -  2 p 2 } right none</annotation>
  </semantics>
</math>
</file>

<file path=Object 220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binom {1 } {0  } right )</annotation>
  </semantics>
</math>
</file>

<file path=Object 221/content.xml><?xml version="1.0" encoding="utf-8"?>
<math xmlns="http://www.w3.org/1998/Math/MathML" display="block">
  <semantics>
    <mrow>
      <mo fence="true" stretchy="true">(</mo>
      <mrow>
        <mtable>
          <mtr>
            <mtd>
              <mi>x</mi>
            </mtd>
          </mtr>
          <mtr>
            <mtd>
              <mi>y</mi>
            </mtd>
          </mtr>
        </mtable>
      </mrow>
      <mo fence="true" stretchy="true">)</mo>
    </mrow>
    <annotation encoding="StarMath 5.0">left (binom {x} {y} right )</annotation>
  </semantics>
</math>
</file>

<file path=Object 222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2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binom {- 2 } {1  } right )</annotation>
  </semantics>
</math>
</file>

<file path=Object 223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2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binom {- 2 } {1  } right )</annotation>
  </semantics>
</math>
</file>

<file path=Object 22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binom {1 } {0 } right )</annotation>
  </semantics>
</math>
</file>

<file path=Object 225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row>
                  <mo stretchy="false">−</mo>
                  <mn>2</mn>
                </mrow>
                <mi>c</mi>
                <mrow>
                  <mn>1</mn>
                  <mo stretchy="false">−</mo>
                  <mn>2</mn>
                </mrow>
                <mi>c</mi>
                <mn>2</mn>
                <mrow>
                  <mi>t</mi>
                  <mo stretchy="false">+</mo>
                  <mi>c</mi>
                </mrow>
                <mn>2</mn>
              </mrow>
            </mtd>
          </mtr>
          <mtr>
            <mtd>
              <mrow>
                <mi>c</mi>
                <mrow>
                  <mn>1</mn>
                  <mo stretchy="false">+</mo>
                  <mi mathvariant="italic">tc</mi>
                </mrow>
                <mn>2</mn>
              </mrow>
            </mtd>
          </mtr>
        </mtable>
      </mrow>
      <mo fence="true" stretchy="true">)</mo>
    </mrow>
    <annotation encoding="StarMath 5.0">left (binom {- 2c1 - 2c2t+c2} {   c1+tc2} right )</annotation>
  </semantics>
</math>
</file>

<file path=Object 226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>x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td>
          </mtr>
          <mtr>
            <mtd>
              <mrow>
                <mi>y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td>
          </mtr>
        </mtable>
      </mrow>
      <mo fence="true" stretchy="true">)</mo>
    </mrow>
    <annotation encoding="StarMath 5.0">left (binom {x (0) } {  y (0)} right )</annotation>
  </semantics>
</math>
</file>

<file path=Object 227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>c</mi>
                <mrow>
                  <mn>2</mn>
                  <mo stretchy="false">−</mo>
                  <mn>2</mn>
                </mrow>
                <mi>c</mi>
                <mn>1</mn>
              </mrow>
            </mtd>
          </mtr>
          <mtr>
            <mtd>
              <mrow>
                <mi>c</mi>
                <mn>1</mn>
              </mrow>
            </mtd>
          </mtr>
        </mtable>
      </mrow>
      <mo fence="true" stretchy="true">)</mo>
    </mrow>
    <annotation encoding="StarMath 5.0">left (binom {c 2 - 2c1} {c 1 } right )</annotation>
  </semantics>
</math>
</file>

<file path=Object 228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binom {1} {0 } right )</annotation>
  </semantics>
</math>
</file>

<file path=Object 22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c</mi>
                <mrow>
                  <mn>2</mn>
                  <mo stretchy="false">−</mo>
                  <mn>2</mn>
                </mrow>
                <mi>c</mi>
                <mrow>
                  <mn>1</mn>
                  <mo stretchy="false">=</mo>
                  <mn>1</mn>
                </mrow>
              </mrow>
            </mtd>
          </mtr>
          <mtr>
            <mtd>
              <mrow>
                <mi>c</mi>
                <mrow>
                  <mn>1</mn>
                  <mo stretchy="false">=</mo>
                  <mn>0</mn>
                </mrow>
              </mrow>
            </mtd>
          </mtr>
        </mtable>
      </mrow>
    </mrow>
    <annotation encoding="StarMath 5.0">left lbrace stack { c2 - 2c1=1 # c1=0 } right none</annotation>
  </semantics>
</math>
</file>

<file path=Object 230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>c</mi>
                <mn>1</mn>
              </mrow>
            </mtd>
          </mtr>
          <mtr>
            <mtd>
              <mrow>
                <mi>c</mi>
                <mn>2</mn>
              </mrow>
            </mtd>
          </mtr>
        </mtable>
      </mrow>
      <mo fence="true" stretchy="true">)</mo>
    </mrow>
    <annotation encoding="StarMath 5.0">       left (binom {c 1} {c 2 } right )</annotation>
  </semantics>
</math>
</file>

<file path=Object 231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binom {1} {0 } right )</annotation>
  </semantics>
</math>
</file>

<file path=Object 232/content.xml><?xml version="1.0" encoding="utf-8"?>
<math xmlns="http://www.w3.org/1998/Math/MathML" display="block">
  <semantics>
    <mrow>
      <mo fence="true" stretchy="true">(</mo>
      <mrow>
        <mtable>
          <mtr>
            <mtd>
              <mi>x</mi>
            </mtd>
          </mtr>
          <mtr>
            <mtd>
              <mi>y</mi>
            </mtd>
          </mtr>
        </mtable>
      </mrow>
      <mo fence="true" stretchy="true">)</mo>
    </mrow>
    <annotation encoding="StarMath 5.0">left (binom {x} {y} right )</annotation>
  </semantics>
</math>
</file>

<file path=Object 233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row>
                  <mn>1</mn>
                  <mo stretchy="false">−</mo>
                  <mn>2</mn>
                </mrow>
                <mi>t</mi>
              </mrow>
            </mtd>
          </mtr>
          <mtr>
            <mtd>
              <mi>t</mi>
            </mtd>
          </mtr>
        </mtable>
      </mrow>
      <mo fence="true" stretchy="true">)</mo>
    </mrow>
    <annotation encoding="StarMath 5.0">left (binom {1 - 2 t} {t} right )</annotation>
  </semantics>
</math>
</file>

<file path=Object 234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binom {0} {1 } right )</annotation>
  </semantics>
</math>
</file>

<file path=Object 23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c</mi>
                <mrow>
                  <mn>2</mn>
                  <mo stretchy="false">−</mo>
                  <mn>2</mn>
                </mrow>
                <mi>c</mi>
                <mrow>
                  <mn>1</mn>
                  <mo stretchy="false">=</mo>
                  <mn>0</mn>
                </mrow>
              </mrow>
            </mtd>
          </mtr>
          <mtr>
            <mtd>
              <mrow>
                <mi>c</mi>
                <mrow>
                  <mn>1</mn>
                  <mo stretchy="false">=</mo>
                  <mn>1</mn>
                </mrow>
              </mrow>
            </mtd>
          </mtr>
        </mtable>
      </mrow>
    </mrow>
    <annotation encoding="StarMath 5.0">left lbrace stack { c2 - 2c1=0 # c1=1 } right none</annotation>
  </semantics>
</math>
</file>

<file path=Object 236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>c</mi>
                <mn>1</mn>
              </mrow>
            </mtd>
          </mtr>
          <mtr>
            <mtd>
              <mrow>
                <mi>c</mi>
                <mn>2</mn>
              </mrow>
            </mtd>
          </mtr>
        </mtable>
      </mrow>
      <mo fence="true" stretchy="true">)</mo>
    </mrow>
    <annotation encoding="StarMath 5.0">       left (binom {c 1} {c 2 } right )</annotation>
  </semantics>
</math>
</file>

<file path=Object 237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 (binom {1} {2 } right )</annotation>
  </semantics>
</math>
</file>

<file path=Object 238/content.xml><?xml version="1.0" encoding="utf-8"?>
<math xmlns="http://www.w3.org/1998/Math/MathML" display="block">
  <semantics>
    <mrow>
      <mo fence="true" stretchy="true">(</mo>
      <mrow>
        <mtable>
          <mtr>
            <mtd>
              <mi>x</mi>
            </mtd>
          </mtr>
          <mtr>
            <mtd>
              <mi>y</mi>
            </mtd>
          </mtr>
        </mtable>
      </mrow>
      <mo fence="true" stretchy="true">)</mo>
    </mrow>
    <annotation encoding="StarMath 5.0">left (binom {x} {y} right )</annotation>
  </semantics>
</math>
</file>

<file path=Object 239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row>
                  <mrow>
                    <mo stretchy="false">−</mo>
                    <mn>2</mn>
                  </mrow>
                  <mo stretchy="false">−</mo>
                  <mn>4</mn>
                </mrow>
                <mrow>
                  <mi>t</mi>
                  <mo stretchy="false">+</mo>
                  <mn>2</mn>
                </mrow>
              </mrow>
            </mtd>
          </mtr>
          <mtr>
            <mtd>
              <mrow>
                <mrow>
                  <mn>1</mn>
                  <mo stretchy="false">+</mo>
                  <mn>2</mn>
                </mrow>
                <mi>t</mi>
              </mrow>
            </mtd>
          </mtr>
        </mtable>
      </mrow>
      <mo fence="true" stretchy="true">)</mo>
    </mrow>
    <annotation encoding="StarMath 5.0">left (binom {- 2 - 4t+2} {1+2 t} right )</annotation>
  </semantics>
</math>
</file>

<file path=Object 240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row>
                  <mo stretchy="false">−</mo>
                  <mn>4</mn>
                </mrow>
                <mi>t</mi>
              </mrow>
            </mtd>
          </mtr>
          <mtr>
            <mtd>
              <mrow>
                <mrow>
                  <mn>1</mn>
                  <mo stretchy="false">+</mo>
                  <mn>2</mn>
                </mrow>
                <mi>t</mi>
              </mrow>
            </mtd>
          </mtr>
        </mtable>
      </mrow>
      <mo fence="true" stretchy="true">)</mo>
    </mrow>
    <annotation encoding="StarMath 5.0">left (binom {- 4t} {1+2 t} right )</annotation>
  </semantics>
</math>
</file>

<file path=Object 241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row>
                  <mn>1</mn>
                  <mo stretchy="false">−</mo>
                  <mn>2</mn>
                </mrow>
                <mrow>
                  <mi>t</mi>
                  <mo stretchy="false">−</mo>
                  <mn>4</mn>
                </mrow>
                <mi>t</mi>
              </mrow>
            </mtd>
          </mtr>
          <mtr>
            <mtd>
              <mrow>
                <mi>t</mi>
                <mrow>
                  <mn>1</mn>
                  <mo stretchy="false">+</mo>
                  <mn>2</mn>
                </mrow>
                <mi>t</mi>
              </mrow>
            </mtd>
          </mtr>
        </mtable>
      </mrow>
      <mo fence="true" stretchy="true">)</mo>
    </mrow>
    <annotation encoding="StarMath 5.0">left (binom {1 - 2t       - 4t} {      t         1+2t} right )</annotation>
  </semantics>
</math>
</file>

<file path=Object 24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n>1</mn>
                  <mo stretchy="false">−</mo>
                  <mn>2</mn>
                  <mo stretchy="false">−</mo>
                  <mn>4</mn>
                </mrow>
              </mtd>
            </mtr>
            <mtr>
              <mtd>
                <mrow>
                  <mn>1</mn>
                  <mrow>
                    <mn>1</mn>
                    <mo stretchy="false">+</mo>
                    <mn>2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row>
                  <mrow>
                    <mo stretchy="false">−</mo>
                    <mn>1</mn>
                  </mrow>
                  <mo stretchy="false">−</mo>
                  <mn>4</mn>
                </mrow>
              </mtd>
            </mtr>
            <mtr>
              <mtd>
                <mrow>
                  <mn>1</mn>
                  <mn>3</mn>
                </mrow>
              </mtd>
            </mtr>
          </mtable>
        </mrow>
        <mo fence="true" stretchy="true">)</mo>
      </mrow>
    </mrow>
    <annotation encoding="StarMath 5.0">left (binom {1 - 2       - 4} {      1        1+2} right ) = left (binom {- 1    - 4} { 1     3} right )</annotation>
  </semantics>
</math>
</file>

<file path=Object 243/content.xml><?xml version="1.0" encoding="utf-8"?>
<math xmlns="http://www.w3.org/1998/Math/MathML" display="block">
  <semantics>
    <mtable>
      <mtr>
        <mtd>
          <mn>0</mn>
        </mtd>
        <mtd>
          <mn>1</mn>
        </mtd>
        <mtd>
          <mn>0</mn>
        </mtd>
      </mtr>
      <mtr>
        <mtd>
          <mn>0</mn>
        </mtd>
        <mtd>
          <mn>0</mn>
        </mtd>
        <mtd>
          <mn>0</mn>
        </mtd>
      </mtr>
      <mtr>
        <mtd>
          <mn>0</mn>
        </mtd>
        <mtd>
          <mn>0</mn>
        </mtd>
        <mtd>
          <mn>2</mn>
        </mtd>
      </mtr>
    </mtable>
    <annotation encoding="StarMath 5.0">matrix {0 # 1 # 0 ## 0 # 0 # 0 ## 0 # 0 # 2}</annotation>
  </semantics>
</math>
</file>

<file path=Object 244/content.xml><?xml version="1.0" encoding="utf-8"?>
<math xmlns="http://www.w3.org/1998/Math/MathML" display="block">
  <semantics>
    <mtable>
      <mtr>
        <mtd>
          <mn>0</mn>
        </mtd>
        <mtd>
          <mn>1</mn>
        </mtd>
        <mtd>
          <mn>0</mn>
        </mtd>
      </mtr>
      <mtr>
        <mtd>
          <mn>0</mn>
        </mtd>
        <mtd>
          <mn>0</mn>
        </mtd>
        <mtd>
          <mn>0</mn>
        </mtd>
      </mtr>
      <mtr>
        <mtd>
          <mn>0</mn>
        </mtd>
        <mtd>
          <mn>0</mn>
        </mtd>
        <mtd>
          <mn>2</mn>
        </mtd>
      </mtr>
    </mtable>
    <annotation encoding="StarMath 5.0">matrix {0 # 1 # 0 ## 0 # 0 # 0 ## 0 # 0 # 2}</annotation>
  </semantics>
</math>
</file>

<file path=Object 245/content.xml><?xml version="1.0" encoding="utf-8"?>
<math xmlns="http://www.w3.org/1998/Math/MathML" display="block">
  <semantics>
    <mtable>
      <mtr>
        <mtd>
          <mn>0</mn>
        </mtd>
        <mtd>
          <mn>0</mn>
        </mtd>
        <mtd>
          <mn>0</mn>
        </mtd>
      </mtr>
      <mtr>
        <mtd>
          <mn>0</mn>
        </mtd>
        <mtd>
          <mn>0</mn>
        </mtd>
        <mtd>
          <mn>0</mn>
        </mtd>
      </mtr>
      <mtr>
        <mtd>
          <mn>0</mn>
        </mtd>
        <mtd>
          <mn>0</mn>
        </mtd>
        <mtd>
          <mn>2</mn>
        </mtd>
      </mtr>
    </mtable>
    <annotation encoding="StarMath 5.0">matrix {0 # 0 # 0 ## 0 # 0 # 0 ## 0 # 0 # 2}</annotation>
  </semantics>
</math>
</file>

<file path=Object 246/content.xml><?xml version="1.0" encoding="utf-8"?>
<math xmlns="http://www.w3.org/1998/Math/MathML" display="block">
  <semantics>
    <mtable>
      <mtr>
        <mtd>
          <mn>0</mn>
        </mtd>
        <mtd>
          <mn>1</mn>
        </mtd>
        <mtd>
          <mn>0</mn>
        </mtd>
      </mtr>
      <mtr>
        <mtd>
          <mn>0</mn>
        </mtd>
        <mtd>
          <mn>0</mn>
        </mtd>
        <mtd>
          <mn>0</mn>
        </mtd>
      </mtr>
      <mtr>
        <mtd>
          <mn>0</mn>
        </mtd>
        <mtd>
          <mn>0</mn>
        </mtd>
        <mtd>
          <mn>0</mn>
        </mtd>
      </mtr>
    </mtable>
    <annotation encoding="StarMath 5.0">matrix {0 # 1 # 0 ## 0 # 0 # 0 ## 0 # 0 # 0}</annotation>
  </semantics>
</math>
</file>

<file path=Object 247/content.xml><?xml version="1.0" encoding="utf-8"?>
<math xmlns="http://www.w3.org/1998/Math/MathML" display="block">
  <semantics>
    <mtable>
      <mtr>
        <mtd>
          <mn>0</mn>
        </mtd>
        <mtd>
          <mn>1</mn>
        </mtd>
        <mtd>
          <mn>0</mn>
        </mtd>
      </mtr>
      <mtr>
        <mtd>
          <mn>0</mn>
        </mtd>
        <mtd>
          <mn>0</mn>
        </mtd>
        <mtd>
          <mn>0</mn>
        </mtd>
      </mtr>
      <mtr>
        <mtd>
          <mn>0</mn>
        </mtd>
        <mtd>
          <mn>0</mn>
        </mtd>
        <mtd>
          <mn>0</mn>
        </mtd>
      </mtr>
    </mtable>
    <annotation encoding="StarMath 5.0">matrix {0 # 1 # 0 ## 0 # 0 # 0 ## 0 # 0 # 0}</annotation>
  </semantics>
</math>
</file>

<file path=Object 248/content.xml><?xml version="1.0" encoding="utf-8"?>
<math xmlns="http://www.w3.org/1998/Math/MathML" display="block">
  <semantics>
    <mtable>
      <mtr>
        <mtd>
          <mn>1</mn>
        </mtd>
        <mtd>
          <mn>0</mn>
        </mtd>
        <mtd>
          <mn>0</mn>
        </mtd>
      </mtr>
      <mtr>
        <mtd>
          <mn>0</mn>
        </mtd>
        <mtd>
          <mn>1</mn>
        </mtd>
        <mtd>
          <mn>0</mn>
        </mtd>
      </mtr>
      <mtr>
        <mtd>
          <mn>0</mn>
        </mtd>
        <mtd>
          <mn>0</mn>
        </mtd>
        <mtd>
          <msup>
            <mi>e</mi>
            <mn>2</mn>
          </msup>
        </mtd>
      </mtr>
    </mtable>
    <annotation encoding="StarMath 5.0">matrix {1 # 0 # 0 ## 0 # 1 # 0 ## 0 # 0 # {e} ^ {2}}</annotation>
  </semantics>
</math>
</file>

<file path=Object 249/content.xml><?xml version="1.0" encoding="utf-8"?>
<math xmlns="http://www.w3.org/1998/Math/MathML" display="block">
  <semantics>
    <mtable>
      <mtr>
        <mtd>
          <mn>1</mn>
        </mtd>
        <mtd>
          <mn>1</mn>
        </mtd>
        <mtd>
          <mn>0</mn>
        </mtd>
      </mtr>
      <mtr>
        <mtd>
          <mn>0</mn>
        </mtd>
        <mtd>
          <mn>1</mn>
        </mtd>
        <mtd>
          <mn>0</mn>
        </mtd>
      </mtr>
      <mtr>
        <mtd>
          <mn>0</mn>
        </mtd>
        <mtd>
          <mn>0</mn>
        </mtd>
        <mtd>
          <msup>
            <mi>e</mi>
            <mn>2</mn>
          </msup>
        </mtd>
      </mtr>
    </mtable>
    <annotation encoding="StarMath 5.0">matrix {1 # 1 # 0 ## 0 # 1 # 0 ## 0 # 0 # {e} ^ {2}}</annotation>
  </semantics>
</math>
</file>

<file path=Object 250/content.xml><?xml version="1.0" encoding="utf-8"?>
<math xmlns="http://www.w3.org/1998/Math/MathML" display="block">
  <semantics>
    <mtable>
      <mtr>
        <mtd>
          <mn>2</mn>
        </mtd>
        <mtd>
          <mn>1</mn>
        </mtd>
        <mtd>
          <mn>0</mn>
        </mtd>
      </mtr>
      <mtr>
        <mtd>
          <mn>0</mn>
        </mtd>
        <mtd>
          <mn>2</mn>
        </mtd>
        <mtd>
          <mn>1</mn>
        </mtd>
      </mtr>
      <mtr>
        <mtd>
          <mn>0</mn>
        </mtd>
        <mtd>
          <mn>0</mn>
        </mtd>
        <mtd>
          <mn>2</mn>
        </mtd>
      </mtr>
    </mtable>
    <annotation encoding="StarMath 5.0">matrix {2 # 1 # 0 ## 0 # 2 # 1 ## 0 # 0 # 2}</annotation>
  </semantics>
</math>
</file>

<file path=Object 251/content.xml><?xml version="1.0" encoding="utf-8"?>
<math xmlns="http://www.w3.org/1998/Math/MathML" display="block">
  <semantics>
    <mtable>
      <mtr>
        <mtd>
          <mn>0</mn>
        </mtd>
        <mtd>
          <mn>1</mn>
        </mtd>
        <mtd>
          <mn>0</mn>
        </mtd>
      </mtr>
      <mtr>
        <mtd>
          <mn>0</mn>
        </mtd>
        <mtd>
          <mn>0</mn>
        </mtd>
        <mtd>
          <mn>1</mn>
        </mtd>
      </mtr>
      <mtr>
        <mtd>
          <mn>0</mn>
        </mtd>
        <mtd>
          <mn>0</mn>
        </mtd>
        <mtd>
          <mn>0</mn>
        </mtd>
      </mtr>
    </mtable>
    <annotation encoding="StarMath 5.0">matrix {0 # 1 # 0 ## 0 # 0 # 1 ## 0 # 0 # 0}</annotation>
  </semantics>
</math>
</file>

<file path=Object 3/content.xml><?xml version="1.0" encoding="utf-8"?>
<math xmlns="http://www.w3.org/1998/Math/MathML" display="block">
  <semantics>
    <mtable>
      <mtr>
        <mtd>
          <mn>0</mn>
        </mtd>
        <mtd>
          <mn>0</mn>
        </mtd>
        <mtd>
          <mn>0</mn>
        </mtd>
      </mtr>
      <mtr>
        <mtd>
          <mn>0</mn>
        </mtd>
        <mtd>
          <mn>1</mn>
        </mtd>
        <mtd>
          <mn>0</mn>
        </mtd>
      </mtr>
      <mtr>
        <mtd>
          <mn>0</mn>
        </mtd>
        <mtd>
          <mn>0</mn>
        </mtd>
        <mtd>
          <mn>1</mn>
        </mtd>
      </mtr>
    </mtable>
    <annotation encoding="StarMath 5.0">matrix {0 # 0 # 0 ## 0 # 1 # 0 ## 0 # 0 # 1}</annotation>
  </semantics>
</math>
</file>

<file path=Object 4/content.xml><?xml version="1.0" encoding="utf-8"?>
<math xmlns="http://www.w3.org/1998/Math/MathML" display="block">
  <semantics>
    <mtable>
      <mtr>
        <mtd>
          <mn>0</mn>
        </mtd>
        <mtd>
          <mn>1</mn>
        </mtd>
        <mtd>
          <mn>0</mn>
        </mtd>
      </mtr>
      <mtr>
        <mtd>
          <mn>0</mn>
        </mtd>
        <mtd>
          <mn>0</mn>
        </mtd>
        <mtd>
          <mn>1</mn>
        </mtd>
      </mtr>
      <mtr>
        <mtd>
          <mn>0</mn>
        </mtd>
        <mtd>
          <mn>0</mn>
        </mtd>
        <mtd>
          <mn>0</mn>
        </mtd>
      </mtr>
    </mtable>
    <annotation encoding="StarMath 5.0">matrix {0 # 1 # 0 ## 0 # 0 # 1 ## 0 # 0 # 0}</annotation>
  </semantics>
</math>
</file>

<file path=Object 5/content.xml><?xml version="1.0" encoding="utf-8"?>
<math xmlns="http://www.w3.org/1998/Math/MathML" display="block">
  <semantics>
    <mfrac>
      <msup>
        <mi>e</mi>
        <mn>2</mn>
      </msup>
      <mn>2</mn>
    </mfrac>
    <annotation encoding="StarMath 5.0">{{e} ^ {2}} over {2}</annotation>
  </semantics>
</math>
</file>

<file path=Object 6/content.xml><?xml version="1.0" encoding="utf-8"?>
<math xmlns="http://www.w3.org/1998/Math/MathML" display="block">
  <semantics>
    <mtable>
      <mtr>
        <mtd>
          <mn>0</mn>
        </mtd>
        <mtd>
          <mn>0</mn>
        </mtd>
        <mtd>
          <mn>1</mn>
        </mtd>
      </mtr>
      <mtr>
        <mtd>
          <mn>0</mn>
        </mtd>
        <mtd>
          <mn>0</mn>
        </mtd>
        <mtd>
          <mn>0</mn>
        </mtd>
      </mtr>
      <mtr>
        <mtd>
          <mn>0</mn>
        </mtd>
        <mtd>
          <mn>0</mn>
        </mtd>
        <mtd>
          <mn>0</mn>
        </mtd>
      </mtr>
    </mtable>
    <annotation encoding="StarMath 5.0">matrix {0 # 0 # 1 ## 0 # 0 # 0 ## 0 # 0 # 0}</annotation>
  </semantics>
</math>
</file>

<file path=Object 7/content.xml><?xml version="1.0" encoding="utf-8"?>
<math xmlns="http://www.w3.org/1998/Math/MathML" display="block">
  <semantics>
    <mtable>
      <mtr>
        <mtd>
          <msup>
            <mi>e</mi>
            <mn>2</mn>
          </msup>
        </mtd>
        <mtd>
          <msup>
            <mi>e</mi>
            <mn>2</mn>
          </msup>
        </mtd>
        <mtd>
          <mrow>
            <msup>
              <mi>e</mi>
              <mn>2</mn>
            </msup>
            <mo stretchy="false">/</mo>
            <mn>2</mn>
          </mrow>
        </mtd>
      </mtr>
      <mtr>
        <mtd>
          <mn>0</mn>
        </mtd>
        <mtd>
          <msup>
            <mi>e</mi>
            <mn>2</mn>
          </msup>
        </mtd>
        <mtd>
          <msup>
            <mi>e</mi>
            <mn>2</mn>
          </msup>
        </mtd>
      </mtr>
      <mtr>
        <mtd>
          <mn>0</mn>
        </mtd>
        <mtd>
          <mn>0</mn>
        </mtd>
        <mtd>
          <msup>
            <mi>e</mi>
            <mn>2</mn>
          </msup>
        </mtd>
      </mtr>
    </mtable>
    <annotation encoding="StarMath 5.0">matrix {{e} ^ {2} # {e} ^ {2} # {e} ^ {2} /2 ## 0 # {e} ^ {2} # {e} ^ {2} ## 0 # 0 # {e} ^ {2}}</annotation>
  </semantics>
</math>
</file>

<file path=Object 8/content.xml><?xml version="1.0" encoding="utf-8"?>
<math xmlns="http://www.w3.org/1998/Math/MathML" display="block">
  <semantics>
    <mtable>
      <mtr>
        <mtd>
          <mn>1</mn>
        </mtd>
        <mtd>
          <mn>0</mn>
        </mtd>
        <mtd>
          <mn>3</mn>
        </mtd>
      </mtr>
      <mtr>
        <mtd>
          <mrow>
            <mo stretchy="false">−</mo>
            <mn>1</mn>
          </mrow>
        </mtd>
        <mtd>
          <mn>2</mn>
        </mtd>
        <mtd>
          <mn>0</mn>
        </mtd>
      </mtr>
      <mtr>
        <mtd>
          <mn>0</mn>
        </mtd>
        <mtd>
          <mn>1</mn>
        </mtd>
        <mtd>
          <mrow>
            <mo stretchy="false">−</mo>
            <mn>1</mn>
          </mrow>
        </mtd>
      </mtr>
    </mtable>
    <annotation encoding="StarMath 5.0">matrix {1 # 0 # 3 ## -1 # 2 # 0 ## 0 # 1 # -1}</annotation>
  </semantics>
</math>
</file>

<file path=Object 9/content.xml><?xml version="1.0" encoding="utf-8"?>
<math xmlns="http://www.w3.org/1998/Math/MathML" display="block">
  <semantics>
    <mtable>
      <mtr>
        <mtd>
          <mn>1</mn>
        </mtd>
        <mtd>
          <mn>4</mn>
        </mtd>
        <mtd>
          <mn>2</mn>
        </mtd>
      </mtr>
      <mtr>
        <mtd>
          <mn>3</mn>
        </mtd>
        <mtd>
          <mn>1</mn>
        </mtd>
        <mtd>
          <mrow>
            <mo stretchy="false">−</mo>
            <mn>1</mn>
          </mrow>
        </mtd>
      </mtr>
      <mtr>
        <mtd>
          <mn>2</mn>
        </mtd>
        <mtd>
          <mn>1</mn>
        </mtd>
        <mtd>
          <mrow>
            <mo stretchy="false">−</mo>
            <mn>3</mn>
          </mrow>
        </mtd>
      </mtr>
    </mtable>
    <annotation encoding="StarMath 5.0">matrix {1 # 4 # 2 ## 3 # 1 # -1 ## 2 # 1 # -3}</annotation>
  </semantics>
</math>
</file>